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4M54.084S" table:style-name="ce2">
            <text:p>04:5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4M54.124S" table:style-name="ce2">
            <text:p>04:5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4M54.104S" table:style-name="ce2">
            <text:p>04:5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00" table:style-name="ce1">
            <text:p>243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4M54.154S" table:style-name="ce2">
            <text:p>04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4M54.124S" table:style-name="ce2">
            <text:p>04:5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4M54.144S" table:style-name="ce2">
            <text:p>04:5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4M54.164S" table:style-name="ce2">
            <text:p>04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4M54.174S" table:style-name="ce2">
            <text:p>04:5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4M54.194S" table:style-name="ce2">
            <text:p>04:5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4M54.244S" table:style-name="ce2">
            <text:p>04:5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4M54.254S" table:style-name="ce2">
            <text:p>04:5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542" table:style-name="ce1">
            <text:p>24542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4M54.234S" table:style-name="ce2">
            <text:p>04:5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4M54.274S" table:style-name="ce2">
            <text:p>04:5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4M54.274S" table:style-name="ce2">
            <text:p>04:5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4M54.324S" table:style-name="ce2">
            <text:p>04:5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4M54.344S" table:style-name="ce2">
            <text:p>04:5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4M54.374S" table:style-name="ce2">
            <text:p>04:5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4M54.414S" table:style-name="ce2">
            <text:p>04:5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4M54.364S" table:style-name="ce2">
            <text:p>04:5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4M54.424S" table:style-name="ce2">
            <text:p>04:5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4M54.394S" table:style-name="ce2">
            <text:p>04:5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4M54.594S" table:style-name="ce2">
            <text:p>04:5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4M54.624S" table:style-name="ce2">
            <text:p>04:5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4M54.564S" table:style-name="ce2">
            <text:p>04:54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4M54.544S" table:style-name="ce2">
            <text:p>04:5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4M54.544S" table:style-name="ce2">
            <text:p>04:5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4M54.664S" table:style-name="ce2">
            <text:p>04:5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4M54.614S" table:style-name="ce2">
            <text:p>04:5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4M54.674S" table:style-name="ce2">
            <text:p>04:5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4M54.874S" table:style-name="ce2">
            <text:p>04:5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4M54.704S" table:style-name="ce2">
            <text:p>04:5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4M54.844S" table:style-name="ce2">
            <text:p>04:5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4M54.864S" table:style-name="ce2">
            <text:p>04:5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4M54.674S" table:style-name="ce2">
            <text:p>04:5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4M54.914S" table:style-name="ce2">
            <text:p>04:5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4M54.844S" table:style-name="ce2">
            <text:p>04:5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4M54.934S" table:style-name="ce2">
            <text:p>04:5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4M54.644S" table:style-name="ce2">
            <text:p>04:5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4M54.704S" table:style-name="ce2">
            <text:p>04:5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4M55.094S" table:style-name="ce2">
            <text:p>04:55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4M55.014S" table:style-name="ce2">
            <text:p>04:55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4M55.134S" table:style-name="ce2">
            <text:p>04:5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4M55.164S" table:style-name="ce2">
            <text:p>04:5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4M55.184S" table:style-name="ce2">
            <text:p>04:5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4M54.894S" table:style-name="ce2">
            <text:p>04:5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4M55.024S" table:style-name="ce2">
            <text:p>04:55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4M54.894S" table:style-name="ce2">
            <text:p>04:5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4M55.094S" table:style-name="ce2">
            <text:p>04:55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4M54.884S" table:style-name="ce2">
            <text:p>04:5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4M55.274S" table:style-name="ce2">
            <text:p>04:5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4M55.344S" table:style-name="ce2">
            <text:p>04:5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4M55.264S" table:style-name="ce2">
            <text:p>04:55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4M54.954S" table:style-name="ce2">
            <text:p>04:5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4M55.334S" table:style-name="ce2">
            <text:p>04:5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4M55.384S" table:style-name="ce2">
            <text:p>04:55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4M55.424S" table:style-name="ce2">
            <text:p>04:55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4M55.094S" table:style-name="ce2">
            <text:p>04:55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4M55.374S" table:style-name="ce2">
            <text:p>04:5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4M55.285S" table:style-name="ce2">
            <text:p>04:55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4M55.324S" table:style-name="ce2">
            <text:p>04:5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4M55.594S" table:style-name="ce2">
            <text:p>04:55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4M55.634S" table:style-name="ce2">
            <text:p>04:5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4M55.234S" table:style-name="ce2">
            <text:p>04:5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4M55.674S" table:style-name="ce2">
            <text:p>04:55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4M55.624S" table:style-name="ce2">
            <text:p>04:5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4M55.824S" table:style-name="ce2">
            <text:p>04:5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4M55.354S" table:style-name="ce2">
            <text:p>04:5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4M55.884S" table:style-name="ce2">
            <text:p>04:5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4M55.234S" table:style-name="ce2">
            <text:p>04:5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4M55.854S" table:style-name="ce2">
            <text:p>04:55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4M55.584S" table:style-name="ce2">
            <text:p>04:55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4M55.924S" table:style-name="ce2">
            <text:p>04:5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4M55.404S" table:style-name="ce2">
            <text:p>04:5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4M55.464S" table:style-name="ce2">
            <text:p>04:55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4M56.104S" table:style-name="ce2">
            <text:p>04:56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4M56.174S" table:style-name="ce2">
            <text:p>04:5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4M56.134S" table:style-name="ce2">
            <text:p>04:5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4M55.774S" table:style-name="ce2">
            <text:p>04:55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4M55.524S" table:style-name="ce2">
            <text:p>04:55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4M55.634S" table:style-name="ce2">
            <text:p>04:55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4M55.674S" table:style-name="ce2">
            <text:p>04:5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4M56.024S" table:style-name="ce2">
            <text:p>04:5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4M56.354S" table:style-name="ce2">
            <text:p>04:56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4M55.894S" table:style-name="ce2">
            <text:p>04:5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4M55.964S" table:style-name="ce2">
            <text:p>04:56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4M56.384S" table:style-name="ce2">
            <text:p>04:5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4M56.064S" table:style-name="ce2">
            <text:p>04:5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4M56.424S" table:style-name="ce2">
            <text:p>04:56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4M56.384S" table:style-name="ce2">
            <text:p>04:5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4M55.684S" table:style-name="ce2">
            <text:p>04:55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4M56.504S" table:style-name="ce2">
            <text:p>04:5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4M55.974S" table:style-name="ce2">
            <text:p>04:56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4M56.284S" table:style-name="ce2">
            <text:p>04:5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4M56.294S" table:style-name="ce2">
            <text:p>04:5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4M56.604S" table:style-name="ce2">
            <text:p>04:5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4M55.924S" table:style-name="ce2">
            <text:p>04:5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4M56.254S" table:style-name="ce2">
            <text:p>04:5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4M56.684S" table:style-name="ce2">
            <text:p>04:5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4M56.634S" table:style-name="ce2">
            <text:p>04:5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4M56.284S" table:style-name="ce2">
            <text:p>04:5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4M56.034S" table:style-name="ce2">
            <text:p>04:5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4M56.244S" table:style-name="ce2">
            <text:p>04:5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4M56.434S" table:style-name="ce2">
            <text:p>04:5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4M56.434S" table:style-name="ce2">
            <text:p>04:56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4M56.344S" table:style-name="ce2">
            <text:p>04:5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4M56.854S" table:style-name="ce2">
            <text:p>04:5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4M56.104S" table:style-name="ce2">
            <text:p>04:5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4M55.804S" table:style-name="ce2">
            <text:p>04:55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4M56.894S" table:style-name="ce2">
            <text:p>04:5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4M56.244S" table:style-name="ce2">
            <text:p>04:5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4M56.934S" table:style-name="ce2">
            <text:p>04:5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4M56.694S" table:style-name="ce2">
            <text:p>04:5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4M56.594S" table:style-name="ce2">
            <text:p>04:5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4M56.714S" table:style-name="ce2">
            <text:p>04:5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4M56.824S" table:style-name="ce2">
            <text:p>04:5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4M56.694S" table:style-name="ce2">
            <text:p>04:56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4M57.114S" table:style-name="ce2">
            <text:p>04:5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4M56.844S" table:style-name="ce2">
            <text:p>04:5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4M57.144S" table:style-name="ce2">
            <text:p>04:57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4M57.184S" table:style-name="ce2">
            <text:p>04:5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4M56.874S" table:style-name="ce2">
            <text:p>04:56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4M57.034S" table:style-name="ce2">
            <text:p>04:57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4M56.904S" table:style-name="ce2">
            <text:p>04:5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4M56.704S" table:style-name="ce2">
            <text:p>04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4M56.704S" table:style-name="ce2">
            <text:p>04:5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4M57.204S" table:style-name="ce2">
            <text:p>04:5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4M56.904S" table:style-name="ce2">
            <text:p>04:56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4M57.234S" table:style-name="ce2">
            <text:p>04:57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4M57.364S" table:style-name="ce2">
            <text:p>04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4M57.394S" table:style-name="ce2">
            <text:p>04:5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4M57.434S" table:style-name="ce2">
            <text:p>04:5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4M57.024S" table:style-name="ce2">
            <text:p>04:5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4M56.434S" table:style-name="ce2">
            <text:p>04:56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4M56.874S" table:style-name="ce2">
            <text:p>04:5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4M57.614S" table:style-name="ce2">
            <text:p>04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4M57.644S" table:style-name="ce2">
            <text:p>04:57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4M56.544S" table:style-name="ce2">
            <text:p>04:5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4M57.684S" table:style-name="ce2">
            <text:p>04:57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4M56.704S" table:style-name="ce2">
            <text:p>04:5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4M56.984S" table:style-name="ce2">
            <text:p>04:5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4M57.514S" table:style-name="ce2">
            <text:p>04:57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4M56.814S" table:style-name="ce2">
            <text:p>04:56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4M56.444S" table:style-name="ce2">
            <text:p>04:5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4M56.814S" table:style-name="ce2">
            <text:p>04:5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4M57.864S" table:style-name="ce2">
            <text:p>04:5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4M57.894S" table:style-name="ce2">
            <text:p>04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4M58.014S" table:style-name="ce2">
            <text:p>04:5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4M56.704S" table:style-name="ce2">
            <text:p>04:5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4M56.954S" table:style-name="ce2">
            <text:p>04:5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4M56.954S" table:style-name="ce2">
            <text:p>04:5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4M57.374S" table:style-name="ce2">
            <text:p>04:57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4M57.264S" table:style-name="ce2">
            <text:p>04:57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4M56.704S" table:style-name="ce2">
            <text:p>04:5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4M57.114S" table:style-name="ce2">
            <text:p>04:57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4M57.194S" table:style-name="ce2">
            <text:p>04:5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4M57.164S" table:style-name="ce2">
            <text:p>04:57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4M58.114S" table:style-name="ce2">
            <text:p>04:5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4M57.254S" table:style-name="ce2">
            <text:p>04:5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4M58.154S" table:style-name="ce2">
            <text:p>04:5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4M58.194S" table:style-name="ce2">
            <text:p>04:5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4M57.124S" table:style-name="ce2">
            <text:p>04:5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4M58.034S" table:style-name="ce2">
            <text:p>04:5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4M57.674S" table:style-name="ce2">
            <text:p>04:57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4M58.054S" table:style-name="ce2">
            <text:p>04:58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4M58.364S" table:style-name="ce2">
            <text:p>04:5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4M57.614S" table:style-name="ce2">
            <text:p>04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4M57.434S" table:style-name="ce2">
            <text:p>04:5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4M57.504S" table:style-name="ce2">
            <text:p>04:57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4M58.404S" table:style-name="ce2">
            <text:p>04:5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4M58.044S" table:style-name="ce2">
            <text:p>04:58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4M57.764S" table:style-name="ce2">
            <text:p>04:5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4M57.604S" table:style-name="ce2">
            <text:p>04:5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4M58.444S" table:style-name="ce2">
            <text:p>04:5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4M57.544S" table:style-name="ce2">
            <text:p>04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4M58.024S" table:style-name="ce2">
            <text:p>04:5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4M57.434S" table:style-name="ce2">
            <text:p>04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4M58.614S" table:style-name="ce2">
            <text:p>04:5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4M58.654S" table:style-name="ce2">
            <text:p>04:5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4M58.144S" table:style-name="ce2">
            <text:p>04:5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4M57.724S" table:style-name="ce2">
            <text:p>04:5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4M57.844S" table:style-name="ce2">
            <text:p>04:5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4M58.694S" table:style-name="ce2">
            <text:p>04:5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4M57.724S" table:style-name="ce2">
            <text:p>04:57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4M58.444S" table:style-name="ce2">
            <text:p>04:5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4M58.674S" table:style-name="ce2">
            <text:p>04:58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4M58.394S" table:style-name="ce2">
            <text:p>04:5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4M58.144S" table:style-name="ce2">
            <text:p>04:5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4M58.874S" table:style-name="ce2">
            <text:p>04:5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4M58.204S" table:style-name="ce2">
            <text:p>04:5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4M58.544S" table:style-name="ce2">
            <text:p>04:58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4M58.014S" table:style-name="ce2">
            <text:p>04:5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4M58.694S" table:style-name="ce2">
            <text:p>04:58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4M58.904S" table:style-name="ce2">
            <text:p>04:58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4M58.944S" table:style-name="ce2">
            <text:p>04:58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4M58.084S" table:style-name="ce2">
            <text:p>04:58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4M58.024S" table:style-name="ce2">
            <text:p>04:58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4M58.014S" table:style-name="ce2">
            <text:p>04:58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4M57.724S" table:style-name="ce2">
            <text:p>04:57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4M57.774S" table:style-name="ce2">
            <text:p>04:57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09" table:style-name="ce1">
            <text:p>130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4M58.024S" table:style-name="ce2">
            <text:p>04:5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4M58.224S" table:style-name="ce2">
            <text:p>04:5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4M57.694S" table:style-name="ce2">
            <text:p>04:5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4M58.574S" table:style-name="ce2">
            <text:p>04:5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4M58.494S" table:style-name="ce2">
            <text:p>04:58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4M58.694S" table:style-name="ce2">
            <text:p>04:5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4M58.034S" table:style-name="ce2">
            <text:p>04:5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4M58.474S" table:style-name="ce2">
            <text:p>04:58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4M58.144S" table:style-name="ce2">
            <text:p>04:58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4M59.004S" table:style-name="ce2">
            <text:p>04:5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4M58.394S" table:style-name="ce2">
            <text:p>04:5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4M58.374S" table:style-name="ce2">
            <text:p>04:5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4M58.204S" table:style-name="ce2">
            <text:p>04:5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4M58.394S" table:style-name="ce2">
            <text:p>04:5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4M59.184S" table:style-name="ce2">
            <text:p>04:5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4M58.044S" table:style-name="ce2">
            <text:p>04:58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4M58.374S" table:style-name="ce2">
            <text:p>04:5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4M58.524S" table:style-name="ce2">
            <text:p>04:5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4M59.194S" table:style-name="ce2">
            <text:p>04:5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4M58.884S" table:style-name="ce2">
            <text:p>04:5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4M58.914S" table:style-name="ce2">
            <text:p>04:5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4M58.984S" table:style-name="ce2">
            <text:p>04:59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4M58.984S" table:style-name="ce2">
            <text:p>04:5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4M58.884S" table:style-name="ce2">
            <text:p>04:5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4M58.704S" table:style-name="ce2">
            <text:p>04:5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4M58.704S" table:style-name="ce2">
            <text:p>04:58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4M59.594S" table:style-name="ce2">
            <text:p>04:59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4M59.514S" table:style-name="ce2">
            <text:p>04:5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4M58.674S" table:style-name="ce2">
            <text:p>04:5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4M58.864S" table:style-name="ce2">
            <text:p>04:5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4M59.324S" table:style-name="ce2">
            <text:p>04:59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4M58.424S" table:style-name="ce2">
            <text:p>04:5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4M59.474S" table:style-name="ce2">
            <text:p>04:5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4M58.884S" table:style-name="ce2">
            <text:p>04:5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4M59.184S" table:style-name="ce2">
            <text:p>04:59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4M59.584S" table:style-name="ce2">
            <text:p>04:5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4M58.984S" table:style-name="ce2">
            <text:p>04:5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4M59.384S" table:style-name="ce2">
            <text:p>04:5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4M59.474S" table:style-name="ce2">
            <text:p>04:59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4M59.194S" table:style-name="ce2">
            <text:p>04:5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4M59.094S" table:style-name="ce2">
            <text:p>04:5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4M59.284S" table:style-name="ce2">
            <text:p>04:5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4M59.784S" table:style-name="ce2">
            <text:p>04:59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4M59.944S" table:style-name="ce2">
            <text:p>04:59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4M59.764S" table:style-name="ce2">
            <text:p>04:5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4M58.984S" table:style-name="ce2">
            <text:p>04:5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4M59.864S" table:style-name="ce2">
            <text:p>04:59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4M59.234S" table:style-name="ce2">
            <text:p>04:5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4M59.884S" table:style-name="ce2">
            <text:p>04:5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4M58.914S" table:style-name="ce2">
            <text:p>04:58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4M58.624S" table:style-name="ce2">
            <text:p>04:5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4M59.084S" table:style-name="ce2">
            <text:p>04:5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4M59.764S" table:style-name="ce2">
            <text:p>04:5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4M59.174S" table:style-name="ce2">
            <text:p>04:5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4M59.174S" table:style-name="ce2">
            <text:p>04:5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4M59.164S" table:style-name="ce2">
            <text:p>04:59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4M59.184S" table:style-name="ce2">
            <text:p>04:5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5M0.094S" table:style-name="ce2">
            <text:p>05:0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4M59.814S" table:style-name="ce2">
            <text:p>04:5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4M59.954S" table:style-name="ce2">
            <text:p>05:0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5M0.254S" table:style-name="ce2">
            <text:p>05:0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4M59.774S" table:style-name="ce2">
            <text:p>04:59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4M59.944S" table:style-name="ce2">
            <text:p>04:5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4M59.774S" table:style-name="ce2">
            <text:p>04:59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5M0.264S" table:style-name="ce2">
            <text:p>05:0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4M59.784S" table:style-name="ce2">
            <text:p>04:5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5M0.264S" table:style-name="ce2">
            <text:p>05:00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5M0.254S" table:style-name="ce2">
            <text:p>05:0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5M0.184S" table:style-name="ce2">
            <text:p>05:0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4M59.604S" table:style-name="ce2">
            <text:p>04:5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5M0.274S" table:style-name="ce2">
            <text:p>05:0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4M59.534S" table:style-name="ce2">
            <text:p>04:59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4M59.634S" table:style-name="ce2">
            <text:p>04:5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5M0.294S" table:style-name="ce2">
            <text:p>05:0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4M59.534S" table:style-name="ce2">
            <text:p>04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4M59.664S" table:style-name="ce2">
            <text:p>04:5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4M59.864S" table:style-name="ce2">
            <text:p>04:59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5M0.514S" table:style-name="ce2">
            <text:p>05:0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5M0.484S" table:style-name="ce2">
            <text:p>05:0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5M0.564S" table:style-name="ce2">
            <text:p>05:00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5M0.444S" table:style-name="ce2">
            <text:p>05:0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5M0.504S" table:style-name="ce2">
            <text:p>05:0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5M0.444S" table:style-name="ce2">
            <text:p>05:00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5M0.044S" table:style-name="ce2">
            <text:p>05:0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5M0.424S" table:style-name="ce2">
            <text:p>05:00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5M0.424S" table:style-name="ce2">
            <text:p>05:00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5M0.564S" table:style-name="ce2">
            <text:p>05:00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5M0.434S" table:style-name="ce2">
            <text:p>05:0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5M0.514S" table:style-name="ce2">
            <text:p>05:0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5M0.624S" table:style-name="ce2">
            <text:p>05:0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5M0.184S" table:style-name="ce2">
            <text:p>05:0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5M0.554S" table:style-name="ce2">
            <text:p>05:0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5M0.824S" table:style-name="ce2">
            <text:p>05:00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5M0.994S" table:style-name="ce2">
            <text:p>05:01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5M0.544S" table:style-name="ce2">
            <text:p>05:00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5M0.984S" table:style-name="ce2">
            <text:p>05:0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5M1.014S" table:style-name="ce2">
            <text:p>05:01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5M1.074S" table:style-name="ce2">
            <text:p>05:0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5M1.184S" table:style-name="ce2">
            <text:p>05:0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5M1.074S" table:style-name="ce2">
            <text:p>05:01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5M1.554S" table:style-name="ce2">
            <text:p>05:0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4M54.274S" table:style-name="ce2">
            <text:p>04:5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525" table:style-name="ce1">
            <text:p>9525</text:p>
          </table:table-cell>
          <table:table-cell office:value-type="string" table:style-name="ce1">
            <text:p>Success</text:p>
          </table:table-cell>
          <table:table-cell office:value-type="float" office:value="240325" table:style-name="ce1">
            <text:p>240325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4M55.454S" table:style-name="ce2">
            <text:p>04:5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379" table:style-name="ce1">
            <text:p>8379</text:p>
          </table:table-cell>
          <table:table-cell office:value-type="string" table:style-name="ce1">
            <text:p>Success</text:p>
          </table:table-cell>
          <table:table-cell office:value-type="float" office:value="250749" table:style-name="ce1">
            <text:p>250749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4M55.584S" table:style-name="ce2">
            <text:p>04:5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257" table:style-name="ce1">
            <text:p>8257</text:p>
          </table:table-cell>
          <table:table-cell office:value-type="string" table:style-name="ce1">
            <text:p>Success</text:p>
          </table:table-cell>
          <table:table-cell office:value-type="float" office:value="250752" table:style-name="ce1">
            <text:p>250752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4M55.234S" table:style-name="ce2">
            <text:p>04:5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625" table:style-name="ce1">
            <text:p>8625</text:p>
          </table:table-cell>
          <table:table-cell office:value-type="string" table:style-name="ce1">
            <text:p>Success</text:p>
          </table:table-cell>
          <table:table-cell office:value-type="float" office:value="246504" table:style-name="ce1">
            <text:p>246504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4M54.294S" table:style-name="ce2">
            <text:p>04:5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240141" table:style-name="ce1">
            <text:p>240141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4M55.024S" table:style-name="ce2">
            <text:p>04:5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905" table:style-name="ce1">
            <text:p>8905</text:p>
          </table:table-cell>
          <table:table-cell office:value-type="string" table:style-name="ce1">
            <text:p>Success</text:p>
          </table:table-cell>
          <table:table-cell office:value-type="float" office:value="240141" table:style-name="ce1">
            <text:p>240141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4M54.344S" table:style-name="ce2">
            <text:p>04:5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596" table:style-name="ce1">
            <text:p>9596</text:p>
          </table:table-cell>
          <table:table-cell office:value-type="string" table:style-name="ce1">
            <text:p>Success</text:p>
          </table:table-cell>
          <table:table-cell office:value-type="float" office:value="240143" table:style-name="ce1">
            <text:p>240143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4M54.924S" table:style-name="ce2">
            <text:p>04:5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081" table:style-name="ce1">
            <text:p>9081</text:p>
          </table:table-cell>
          <table:table-cell office:value-type="string" table:style-name="ce1">
            <text:p>Success</text:p>
          </table:table-cell>
          <table:table-cell office:value-type="float" office:value="240141" table:style-name="ce1">
            <text:p>240141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4M55.304S" table:style-name="ce2">
            <text:p>04:5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718" table:style-name="ce1">
            <text:p>8718</text:p>
          </table:table-cell>
          <table:table-cell office:value-type="string" table:style-name="ce1">
            <text:p>Success</text:p>
          </table:table-cell>
          <table:table-cell office:value-type="float" office:value="244387" table:style-name="ce1">
            <text:p>244387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5M3.804S" table:style-name="ce2">
            <text:p>05:0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4682" table:style-name="ce1">
            <text:p>24682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5M3.864S" table:style-name="ce2">
            <text:p>05:0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5M3.844S" table:style-name="ce2">
            <text:p>05:03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5M3.934S" table:style-name="ce2">
            <text:p>05:03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5M3.844S" table:style-name="ce2">
            <text:p>05:0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5M3.924S" table:style-name="ce2">
            <text:p>05:0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5M4.004S" table:style-name="ce2">
            <text:p>05:0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5M3.944S" table:style-name="ce2">
            <text:p>05:0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5M4.024S" table:style-name="ce2">
            <text:p>05:0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4M56.584S" table:style-name="ce2">
            <text:p>04:5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294" table:style-name="ce1">
            <text:p>10294</text:p>
          </table:table-cell>
          <table:table-cell office:value-type="string" table:style-name="ce1">
            <text:p>Success</text:p>
          </table:table-cell>
          <table:table-cell office:value-type="float" office:value="267741" table:style-name="ce1">
            <text:p>267741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4M55.894S" table:style-name="ce2">
            <text:p>04:55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198" table:style-name="ce1">
            <text:p>11198</text:p>
          </table:table-cell>
          <table:table-cell office:value-type="string" table:style-name="ce1">
            <text:p>Success</text:p>
          </table:table-cell>
          <table:table-cell office:value-type="float" office:value="267749" table:style-name="ce1">
            <text:p>267749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5M6.884S" table:style-name="ce2">
            <text:p>05:0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5M7.104S" table:style-name="ce2">
            <text:p>05:0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4M56.664S" table:style-name="ce2">
            <text:p>04:5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121" table:style-name="ce1">
            <text:p>14121</text:p>
          </table:table-cell>
          <table:table-cell office:value-type="string" table:style-name="ce1">
            <text:p>Success</text:p>
          </table:table-cell>
          <table:table-cell office:value-type="float" office:value="301749" table:style-name="ce1">
            <text:p>301749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5M10.794S" table:style-name="ce2">
            <text:p>05:1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4M56.694S" table:style-name="ce2">
            <text:p>04:56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9043" table:style-name="ce1">
            <text:p>19043</text:p>
          </table:table-cell>
          <table:table-cell office:value-type="string" table:style-name="ce1">
            <text:p>Success</text:p>
          </table:table-cell>
          <table:table-cell office:value-type="float" office:value="323017" table:style-name="ce1">
            <text:p>323017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5M15.744S" table:style-name="ce2">
            <text:p>05:1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4M57.124S" table:style-name="ce2">
            <text:p>04:57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096" table:style-name="ce1">
            <text:p>19096</text:p>
          </table:table-cell>
          <table:table-cell office:value-type="string" table:style-name="ce1">
            <text:p>Success</text:p>
          </table:table-cell>
          <table:table-cell office:value-type="float" office:value="323013" table:style-name="ce1">
            <text:p>323013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5M16.224S" table:style-name="ce2">
            <text:p>05:1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4M56.984S" table:style-name="ce2">
            <text:p>04:57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375" table:style-name="ce1">
            <text:p>22375</text:p>
          </table:table-cell>
          <table:table-cell office:value-type="string" table:style-name="ce1">
            <text:p>Success</text:p>
          </table:table-cell>
          <table:table-cell office:value-type="float" office:value="337958" table:style-name="ce1">
            <text:p>337958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5M19.364S" table:style-name="ce2">
            <text:p>05:19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5M0.484S" table:style-name="ce2">
            <text:p>05:0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314" table:style-name="ce1">
            <text:p>19314</text:p>
          </table:table-cell>
          <table:table-cell office:value-type="string" table:style-name="ce1">
            <text:p>Success</text:p>
          </table:table-cell>
          <table:table-cell office:value-type="float" office:value="337990" table:style-name="ce1">
            <text:p>337990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4M57.414S" table:style-name="ce2">
            <text:p>04:5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507" table:style-name="ce1">
            <text:p>22507</text:p>
          </table:table-cell>
          <table:table-cell office:value-type="string" table:style-name="ce1">
            <text:p>Success</text:p>
          </table:table-cell>
          <table:table-cell office:value-type="float" office:value="337998" table:style-name="ce1">
            <text:p>337998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5M0.554S" table:style-name="ce2">
            <text:p>05:0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363" table:style-name="ce1">
            <text:p>19363</text:p>
          </table:table-cell>
          <table:table-cell office:value-type="string" table:style-name="ce1">
            <text:p>Success</text:p>
          </table:table-cell>
          <table:table-cell office:value-type="float" office:value="337988" table:style-name="ce1">
            <text:p>337988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5M19.854S" table:style-name="ce2">
            <text:p>05:19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5M19.924S" table:style-name="ce2">
            <text:p>05:19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5M19.924S" table:style-name="ce2">
            <text:p>05:1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4M58.374S" table:style-name="ce2">
            <text:p>04:5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131" table:style-name="ce1">
            <text:p>22131</text:p>
          </table:table-cell>
          <table:table-cell office:value-type="string" table:style-name="ce1">
            <text:p>Success</text:p>
          </table:table-cell>
          <table:table-cell office:value-type="float" office:value="337993" table:style-name="ce1">
            <text:p>337993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5M1.434S" table:style-name="ce2">
            <text:p>05:0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197" table:style-name="ce1">
            <text:p>19197</text:p>
          </table:table-cell>
          <table:table-cell office:value-type="string" table:style-name="ce1">
            <text:p>Success</text:p>
          </table:table-cell>
          <table:table-cell office:value-type="float" office:value="337976" table:style-name="ce1">
            <text:p>337976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4M57.734S" table:style-name="ce2">
            <text:p>04:5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017" table:style-name="ce1">
            <text:p>23017</text:p>
          </table:table-cell>
          <table:table-cell office:value-type="string" table:style-name="ce1">
            <text:p>Success</text:p>
          </table:table-cell>
          <table:table-cell office:value-type="float" office:value="337996" table:style-name="ce1">
            <text:p>337996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5M0.514S" table:style-name="ce2">
            <text:p>05:0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279" table:style-name="ce1">
            <text:p>20279</text:p>
          </table:table-cell>
          <table:table-cell office:value-type="string" table:style-name="ce1">
            <text:p>Success</text:p>
          </table:table-cell>
          <table:table-cell office:value-type="float" office:value="337983" table:style-name="ce1">
            <text:p>337983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5M20.515S" table:style-name="ce2">
            <text:p>05:20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5M20.805S" table:style-name="ce2">
            <text:p>05:2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5M0.034S" table:style-name="ce2">
            <text:p>05:00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171" table:style-name="ce1">
            <text:p>21171</text:p>
          </table:table-cell>
          <table:table-cell office:value-type="string" table:style-name="ce1">
            <text:p>Success</text:p>
          </table:table-cell>
          <table:table-cell office:value-type="float" office:value="337985" table:style-name="ce1">
            <text:p>337985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5M20.764S" table:style-name="ce2">
            <text:p>05:2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4M57.214S" table:style-name="ce2">
            <text:p>04:57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114" table:style-name="ce1">
            <text:p>24114</text:p>
          </table:table-cell>
          <table:table-cell office:value-type="string" table:style-name="ce1">
            <text:p>Success</text:p>
          </table:table-cell>
          <table:table-cell office:value-type="float" office:value="337998" table:style-name="ce1">
            <text:p>337998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5M1.174S" table:style-name="ce2">
            <text:p>05:0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0168" table:style-name="ce1">
            <text:p>20168</text:p>
          </table:table-cell>
          <table:table-cell office:value-type="string" table:style-name="ce1">
            <text:p>Success</text:p>
          </table:table-cell>
          <table:table-cell office:value-type="float" office:value="337976" table:style-name="ce1">
            <text:p>337976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5M20.644S" table:style-name="ce2">
            <text:p>05:2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5M21.214S" table:style-name="ce2">
            <text:p>05:21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5M21.344S" table:style-name="ce2">
            <text:p>05:2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5M21.354S" table:style-name="ce2">
            <text:p>05:2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5M0.044S" table:style-name="ce2">
            <text:p>05:00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285" table:style-name="ce1">
            <text:p>23285</text:p>
          </table:table-cell>
          <table:table-cell office:value-type="string" table:style-name="ce1">
            <text:p>Success</text:p>
          </table:table-cell>
          <table:table-cell office:value-type="float" office:value="337986" table:style-name="ce1">
            <text:p>337986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5M0.674S" table:style-name="ce2">
            <text:p>05:0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681" table:style-name="ce1">
            <text:p>22681</text:p>
          </table:table-cell>
          <table:table-cell office:value-type="string" table:style-name="ce1">
            <text:p>Success</text:p>
          </table:table-cell>
          <table:table-cell office:value-type="float" office:value="337980" table:style-name="ce1">
            <text:p>337980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4M59.754S" table:style-name="ce2">
            <text:p>04:5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3672" table:style-name="ce1">
            <text:p>23672</text:p>
          </table:table-cell>
          <table:table-cell office:value-type="string" table:style-name="ce1">
            <text:p>Success</text:p>
          </table:table-cell>
          <table:table-cell office:value-type="float" office:value="337988" table:style-name="ce1">
            <text:p>337988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5M1.624S" table:style-name="ce2">
            <text:p>05:0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996" table:style-name="ce1">
            <text:p>21996</text:p>
          </table:table-cell>
          <table:table-cell office:value-type="string" table:style-name="ce1">
            <text:p>Success</text:p>
          </table:table-cell>
          <table:table-cell office:value-type="float" office:value="338014" table:style-name="ce1">
            <text:p>338014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5M23.374S" table:style-name="ce2">
            <text:p>05:23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5M23.334S" table:style-name="ce2">
            <text:p>05:2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5M0.814S" table:style-name="ce2">
            <text:p>05:0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861" table:style-name="ce1">
            <text:p>22861</text:p>
          </table:table-cell>
          <table:table-cell office:value-type="string" table:style-name="ce1">
            <text:p>Success</text:p>
          </table:table-cell>
          <table:table-cell office:value-type="float" office:value="337980" table:style-name="ce1">
            <text:p>337980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4M57.354S" table:style-name="ce2">
            <text:p>04:5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363" table:style-name="ce1">
            <text:p>26363</text:p>
          </table:table-cell>
          <table:table-cell office:value-type="string" table:style-name="ce1">
            <text:p>Success</text:p>
          </table:table-cell>
          <table:table-cell office:value-type="float" office:value="338037" table:style-name="ce1">
            <text:p>33803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5M0.064S" table:style-name="ce2">
            <text:p>05:0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657" table:style-name="ce1">
            <text:p>23657</text:p>
          </table:table-cell>
          <table:table-cell office:value-type="string" table:style-name="ce1">
            <text:p>Success</text:p>
          </table:table-cell>
          <table:table-cell office:value-type="float" office:value="337984" table:style-name="ce1">
            <text:p>337984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5M23.434S" table:style-name="ce2">
            <text:p>05:2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5M0.434S" table:style-name="ce2">
            <text:p>05:00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323" table:style-name="ce1">
            <text:p>23323</text:p>
          </table:table-cell>
          <table:table-cell office:value-type="string" table:style-name="ce1">
            <text:p>Success</text:p>
          </table:table-cell>
          <table:table-cell office:value-type="float" office:value="337989" table:style-name="ce1">
            <text:p>337989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5M0.724S" table:style-name="ce2">
            <text:p>05:0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057" table:style-name="ce1">
            <text:p>23057</text:p>
          </table:table-cell>
          <table:table-cell office:value-type="string" table:style-name="ce1">
            <text:p>Success</text:p>
          </table:table-cell>
          <table:table-cell office:value-type="float" office:value="338019" table:style-name="ce1">
            <text:p>33801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4M58.844S" table:style-name="ce2">
            <text:p>04:58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952" table:style-name="ce1">
            <text:p>24952</text:p>
          </table:table-cell>
          <table:table-cell office:value-type="string" table:style-name="ce1">
            <text:p>Success</text:p>
          </table:table-cell>
          <table:table-cell office:value-type="float" office:value="338032" table:style-name="ce1">
            <text:p>338032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5M1.144S" table:style-name="ce2">
            <text:p>05:01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2656" table:style-name="ce1">
            <text:p>22656</text:p>
          </table:table-cell>
          <table:table-cell office:value-type="string" table:style-name="ce1">
            <text:p>Success</text:p>
          </table:table-cell>
          <table:table-cell office:value-type="float" office:value="338018" table:style-name="ce1">
            <text:p>33801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4M59.754S" table:style-name="ce2">
            <text:p>04:5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4076" table:style-name="ce1">
            <text:p>24076</text:p>
          </table:table-cell>
          <table:table-cell office:value-type="string" table:style-name="ce1">
            <text:p>Success</text:p>
          </table:table-cell>
          <table:table-cell office:value-type="float" office:value="338029" table:style-name="ce1">
            <text:p>338029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5M0.844S" table:style-name="ce2">
            <text:p>05:0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995" table:style-name="ce1">
            <text:p>22995</text:p>
          </table:table-cell>
          <table:table-cell office:value-type="string" table:style-name="ce1">
            <text:p>Success</text:p>
          </table:table-cell>
          <table:table-cell office:value-type="float" office:value="338021" table:style-name="ce1">
            <text:p>338021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5M0.324S" table:style-name="ce2">
            <text:p>05:0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535" table:style-name="ce1">
            <text:p>23535</text:p>
          </table:table-cell>
          <table:table-cell office:value-type="string" table:style-name="ce1">
            <text:p>Success</text:p>
          </table:table-cell>
          <table:table-cell office:value-type="float" office:value="338024" table:style-name="ce1">
            <text:p>338024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5M0.454S" table:style-name="ce2">
            <text:p>05:00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426" table:style-name="ce1">
            <text:p>23426</text:p>
          </table:table-cell>
          <table:table-cell office:value-type="string" table:style-name="ce1">
            <text:p>Success</text:p>
          </table:table-cell>
          <table:table-cell office:value-type="float" office:value="337985" table:style-name="ce1">
            <text:p>337985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4M58.914S" table:style-name="ce2">
            <text:p>04:58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024" table:style-name="ce1">
            <text:p>25024</text:p>
          </table:table-cell>
          <table:table-cell office:value-type="string" table:style-name="ce1">
            <text:p>Success</text:p>
          </table:table-cell>
          <table:table-cell office:value-type="float" office:value="338035" table:style-name="ce1">
            <text:p>338035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5M0.714S" table:style-name="ce2">
            <text:p>05:00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228" table:style-name="ce1">
            <text:p>23228</text:p>
          </table:table-cell>
          <table:table-cell office:value-type="string" table:style-name="ce1">
            <text:p>Success</text:p>
          </table:table-cell>
          <table:table-cell office:value-type="float" office:value="338019" table:style-name="ce1">
            <text:p>33801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4M58.374S" table:style-name="ce2">
            <text:p>04:5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5585" table:style-name="ce1">
            <text:p>25585</text:p>
          </table:table-cell>
          <table:table-cell office:value-type="string" table:style-name="ce1">
            <text:p>Success</text:p>
          </table:table-cell>
          <table:table-cell office:value-type="float" office:value="338036" table:style-name="ce1">
            <text:p>33803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5M0.134S" table:style-name="ce2">
            <text:p>05:0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829" table:style-name="ce1">
            <text:p>23829</text:p>
          </table:table-cell>
          <table:table-cell office:value-type="string" table:style-name="ce1">
            <text:p>Success</text:p>
          </table:table-cell>
          <table:table-cell office:value-type="float" office:value="338026" table:style-name="ce1">
            <text:p>338026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5M23.684S" table:style-name="ce2">
            <text:p>05:23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4M58.864S" table:style-name="ce2">
            <text:p>04:5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141" table:style-name="ce1">
            <text:p>25141</text:p>
          </table:table-cell>
          <table:table-cell office:value-type="string" table:style-name="ce1">
            <text:p>Success</text:p>
          </table:table-cell>
          <table:table-cell office:value-type="float" office:value="338029" table:style-name="ce1">
            <text:p>338029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5M1.284S" table:style-name="ce2">
            <text:p>05:0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2749" table:style-name="ce1">
            <text:p>22749</text:p>
          </table:table-cell>
          <table:table-cell office:value-type="string" table:style-name="ce1">
            <text:p>Success</text:p>
          </table:table-cell>
          <table:table-cell office:value-type="float" office:value="338013" table:style-name="ce1">
            <text:p>338013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5M0.844S" table:style-name="ce2">
            <text:p>05:00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195" table:style-name="ce1">
            <text:p>23195</text:p>
          </table:table-cell>
          <table:table-cell office:value-type="string" table:style-name="ce1">
            <text:p>Success</text:p>
          </table:table-cell>
          <table:table-cell office:value-type="float" office:value="337981" table:style-name="ce1">
            <text:p>337981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4M57.054S" table:style-name="ce2">
            <text:p>04:57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986" table:style-name="ce1">
            <text:p>26986</text:p>
          </table:table-cell>
          <table:table-cell office:value-type="string" table:style-name="ce1">
            <text:p>Success</text:p>
          </table:table-cell>
          <table:table-cell office:value-type="float" office:value="337998" table:style-name="ce1">
            <text:p>337998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5M23.784S" table:style-name="ce2">
            <text:p>05:23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4M59.514S" table:style-name="ce2">
            <text:p>04:5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535" table:style-name="ce1">
            <text:p>24535</text:p>
          </table:table-cell>
          <table:table-cell office:value-type="string" table:style-name="ce1">
            <text:p>Success</text:p>
          </table:table-cell>
          <table:table-cell office:value-type="float" office:value="337992" table:style-name="ce1">
            <text:p>337992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5M2.114S" table:style-name="ce2">
            <text:p>05:0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944" table:style-name="ce1">
            <text:p>21944</text:p>
          </table:table-cell>
          <table:table-cell office:value-type="string" table:style-name="ce1">
            <text:p>Success</text:p>
          </table:table-cell>
          <table:table-cell office:value-type="float" office:value="338013" table:style-name="ce1">
            <text:p>338013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5M23.834S" table:style-name="ce2">
            <text:p>05:2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5M23.764S" table:style-name="ce2">
            <text:p>05:23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5M23.804S" table:style-name="ce2">
            <text:p>05:2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5M23.864S" table:style-name="ce2">
            <text:p>05:23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5M23.844S" table:style-name="ce2">
            <text:p>05:2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5M23.734S" table:style-name="ce2">
            <text:p>05:23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5M23.804S" table:style-name="ce2">
            <text:p>05:2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5M23.934S" table:style-name="ce2">
            <text:p>05:2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5M23.944S" table:style-name="ce2">
            <text:p>05:2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5M23.894S" table:style-name="ce2">
            <text:p>05:23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5M1.624S" table:style-name="ce2">
            <text:p>05:0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2502" table:style-name="ce1">
            <text:p>22502</text:p>
          </table:table-cell>
          <table:table-cell office:value-type="string" table:style-name="ce1">
            <text:p>Success</text:p>
          </table:table-cell>
          <table:table-cell office:value-type="float" office:value="338014" table:style-name="ce1">
            <text:p>33801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4M58.444S" table:style-name="ce2">
            <text:p>04:58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689" table:style-name="ce1">
            <text:p>25689</text:p>
          </table:table-cell>
          <table:table-cell office:value-type="string" table:style-name="ce1">
            <text:p>Success</text:p>
          </table:table-cell>
          <table:table-cell office:value-type="float" office:value="338033" table:style-name="ce1">
            <text:p>338033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4M58.914S" table:style-name="ce2">
            <text:p>04:58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5232" table:style-name="ce1">
            <text:p>25232</text:p>
          </table:table-cell>
          <table:table-cell office:value-type="string" table:style-name="ce1">
            <text:p>Success</text:p>
          </table:table-cell>
          <table:table-cell office:value-type="float" office:value="338032" table:style-name="ce1">
            <text:p>338032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5M0.824S" table:style-name="ce2">
            <text:p>05:0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317" table:style-name="ce1">
            <text:p>23317</text:p>
          </table:table-cell>
          <table:table-cell office:value-type="string" table:style-name="ce1">
            <text:p>Success</text:p>
          </table:table-cell>
          <table:table-cell office:value-type="float" office:value="338018" table:style-name="ce1">
            <text:p>338018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5M23.964S" table:style-name="ce2">
            <text:p>05:2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5M0.644S" table:style-name="ce2">
            <text:p>05:0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3519" table:style-name="ce1">
            <text:p>23519</text:p>
          </table:table-cell>
          <table:table-cell office:value-type="string" table:style-name="ce1">
            <text:p>Success</text:p>
          </table:table-cell>
          <table:table-cell office:value-type="float" office:value="337981" table:style-name="ce1">
            <text:p>337981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5M0.734S" table:style-name="ce2">
            <text:p>05:0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431" table:style-name="ce1">
            <text:p>23431</text:p>
          </table:table-cell>
          <table:table-cell office:value-type="string" table:style-name="ce1">
            <text:p>Success</text:p>
          </table:table-cell>
          <table:table-cell office:value-type="float" office:value="338013" table:style-name="ce1">
            <text:p>338013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5M23.624S" table:style-name="ce2">
            <text:p>05:2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4M59.464S" table:style-name="ce2">
            <text:p>04:5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749" table:style-name="ce1">
            <text:p>24749</text:p>
          </table:table-cell>
          <table:table-cell office:value-type="string" table:style-name="ce1">
            <text:p>Success</text:p>
          </table:table-cell>
          <table:table-cell office:value-type="float" office:value="338028" table:style-name="ce1">
            <text:p>338028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5M24.044S" table:style-name="ce2">
            <text:p>05:2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5M24.034S" table:style-name="ce2">
            <text:p>05:2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4M59.204S" table:style-name="ce2">
            <text:p>04:59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163" table:style-name="ce1">
            <text:p>25163</text:p>
          </table:table-cell>
          <table:table-cell office:value-type="string" table:style-name="ce1">
            <text:p>Success</text:p>
          </table:table-cell>
          <table:table-cell office:value-type="float" office:value="338033" table:style-name="ce1">
            <text:p>338033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5M0.034S" table:style-name="ce2">
            <text:p>05:0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4349" table:style-name="ce1">
            <text:p>24349</text:p>
          </table:table-cell>
          <table:table-cell office:value-type="string" table:style-name="ce1">
            <text:p>Success</text:p>
          </table:table-cell>
          <table:table-cell office:value-type="float" office:value="338022" table:style-name="ce1">
            <text:p>338022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5M23.714S" table:style-name="ce2">
            <text:p>05:2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5M24.164S" table:style-name="ce2">
            <text:p>05:2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5M24.124S" table:style-name="ce2">
            <text:p>05:2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5M24.134S" table:style-name="ce2">
            <text:p>05:2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5M24.044S" table:style-name="ce2">
            <text:p>05:2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5M24.004S" table:style-name="ce2">
            <text:p>05:2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5M23.974S" table:style-name="ce2">
            <text:p>05:24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5M24.144S" table:style-name="ce2">
            <text:p>05:2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5M24.054S" table:style-name="ce2">
            <text:p>05:2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5M24.154S" table:style-name="ce2">
            <text:p>05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5M24.054S" table:style-name="ce2">
            <text:p>05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5M24.174S" table:style-name="ce2">
            <text:p>05:24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5M24.224S" table:style-name="ce2">
            <text:p>05:24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4M59.834S" table:style-name="ce2">
            <text:p>04:5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768" table:style-name="ce1">
            <text:p>24768</text:p>
          </table:table-cell>
          <table:table-cell office:value-type="string" table:style-name="ce1">
            <text:p>Success</text:p>
          </table:table-cell>
          <table:table-cell office:value-type="float" office:value="338027" table:style-name="ce1">
            <text:p>338027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5M24.384S" table:style-name="ce2">
            <text:p>05:2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5M24.394S" table:style-name="ce2">
            <text:p>05:2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5M24.614S" table:style-name="ce2">
            <text:p>05:2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5M4.244S" table:style-name="ce2">
            <text:p>05:0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088" table:style-name="ce1">
            <text:p>230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5M27.334S" table:style-name="ce2">
            <text:p>05:27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5M27.464S" table:style-name="ce2">
            <text:p>05:27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5M27.614S" table:style-name="ce2">
            <text:p>05:27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3349" table:style-name="ce1">
            <text:p>3349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5M24.354S" table:style-name="ce2">
            <text:p>05:2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5M28.274S" table:style-name="ce2">
            <text:p>05:28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5M4.224S" table:style-name="ce2">
            <text:p>05:0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261" table:style-name="ce1">
            <text:p>24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5M4.214S" table:style-name="ce2">
            <text:p>05:0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418" table:style-name="ce1">
            <text:p>24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5M20.204S" table:style-name="ce2">
            <text:p>05:2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476" table:style-name="ce1">
            <text:p>8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5M21.404S" table:style-name="ce2">
            <text:p>05:2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358" table:style-name="ce1">
            <text:p>73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5M24.114S" table:style-name="ce2">
            <text:p>05:2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747" table:style-name="ce1">
            <text:p>47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5M24.084S" table:style-name="ce2">
            <text:p>05:24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921" table:style-name="ce1">
            <text:p>49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5M24.124S" table:style-name="ce2">
            <text:p>05:2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5M23.674S" table:style-name="ce2">
            <text:p>05:2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5M24.084S" table:style-name="ce2">
            <text:p>05:2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45" table:style-name="ce1">
            <text:p>53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5M24.174S" table:style-name="ce2">
            <text:p>05:2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82" table:style-name="ce1">
            <text:p>5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5M4.164S" table:style-name="ce2">
            <text:p>05:04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499" table:style-name="ce1">
            <text:p>254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5M16.664S" table:style-name="ce2">
            <text:p>05:16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157" table:style-name="ce1">
            <text:p>131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5M16.024S" table:style-name="ce2">
            <text:p>05:16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976" table:style-name="ce1">
            <text:p>139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5M24.094S" table:style-name="ce2">
            <text:p>05:2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991" table:style-name="ce1">
            <text:p>59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5M24.104S" table:style-name="ce2">
            <text:p>05:2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079" table:style-name="ce1">
            <text:p>60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5M4.124S" table:style-name="ce2">
            <text:p>05:0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162" table:style-name="ce1">
            <text:p>26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5M30.184S" table:style-name="ce2">
            <text:p>05:30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5M30.084S" table:style-name="ce2">
            <text:p>05:3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5M30.004S" table:style-name="ce2">
            <text:p>05:3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5M29.824S" table:style-name="ce2">
            <text:p>05:29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5M29.664S" table:style-name="ce2">
            <text:p>05:2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5M29.554S" table:style-name="ce2">
            <text:p>05:2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5M29.424S" table:style-name="ce2">
            <text:p>05:2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5M29.354S" table:style-name="ce2">
            <text:p>05:2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5M29.194S" table:style-name="ce2">
            <text:p>05:2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5M29.004S" table:style-name="ce2">
            <text:p>05:2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5M28.864S" table:style-name="ce2">
            <text:p>05:2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5M28.764S" table:style-name="ce2">
            <text:p>05:28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5M28.674S" table:style-name="ce2">
            <text:p>05:28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5M28.634S" table:style-name="ce2">
            <text:p>05:28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367" table:style-name="ce1">
            <text:p>23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5M28.484S" table:style-name="ce2">
            <text:p>05:2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5M28.374S" table:style-name="ce2">
            <text:p>05:28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5M28.324S" table:style-name="ce2">
            <text:p>05:28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5M31.104S" table:style-name="ce2">
            <text:p>05:3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5M31.054S" table:style-name="ce2">
            <text:p>05:31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5M31.004S" table:style-name="ce2">
            <text:p>05:3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5M30.964S" table:style-name="ce2">
            <text:p>05:31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5M30.914S" table:style-name="ce2">
            <text:p>05:3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5M30.884S" table:style-name="ce2">
            <text:p>05:3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5M30.824S" table:style-name="ce2">
            <text:p>05:30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5M30.774S" table:style-name="ce2">
            <text:p>05:30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5M30.724S" table:style-name="ce2">
            <text:p>05:30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5M30.674S" table:style-name="ce2">
            <text:p>05:3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5M30.634S" table:style-name="ce2">
            <text:p>05:3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5M30.574S" table:style-name="ce2">
            <text:p>05:30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5M30.534S" table:style-name="ce2">
            <text:p>05:30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5M30.484S" table:style-name="ce2">
            <text:p>05:3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37" table:style-name="ce1">
            <text:p>1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5M30.424S" table:style-name="ce2">
            <text:p>05:30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5M30.354S" table:style-name="ce2">
            <text:p>05:3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5M30.284S" table:style-name="ce2">
            <text:p>05:30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5M32.034S" table:style-name="ce2">
            <text:p>05:3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5M31.734S" table:style-name="ce2">
            <text:p>05:3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5M31.384S" table:style-name="ce2">
            <text:p>05:31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5M31.924S" table:style-name="ce2">
            <text:p>05:31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16073" table:style-name="ce1">
            <text:p>16073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5M31.964S" table:style-name="ce2">
            <text:p>05:3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16042" table:style-name="ce1">
            <text:p>16042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5M31.334S" table:style-name="ce2">
            <text:p>05:3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5M31.854S" table:style-name="ce2">
            <text:p>05:3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20306" table:style-name="ce1">
            <text:p>20306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5M31.804S" table:style-name="ce2">
            <text:p>05:3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83" table:style-name="ce1">
            <text:p>1483</text:p>
          </table:table-cell>
          <table:table-cell office:value-type="string" table:style-name="ce1">
            <text:p>Success</text:p>
          </table:table-cell>
          <table:table-cell office:value-type="float" office:value="26657" table:style-name="ce1">
            <text:p>26657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5M31.284S" table:style-name="ce2">
            <text:p>05:31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Success</text:p>
          </table:table-cell>
          <table:table-cell office:value-type="float" office:value="26659" table:style-name="ce1">
            <text:p>26659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5M32.144S" table:style-name="ce2">
            <text:p>05:3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5M31.524S" table:style-name="ce2">
            <text:p>05:3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5M31.584S" table:style-name="ce2">
            <text:p>05:3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5M31.434S" table:style-name="ce2">
            <text:p>05:31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5M31.644S" table:style-name="ce2">
            <text:p>05:31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5M31.474S" table:style-name="ce2">
            <text:p>05:3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Success</text:p>
          </table:table-cell>
          <table:table-cell office:value-type="float" office:value="26628" table:style-name="ce1">
            <text:p>26628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5M32.294S" table:style-name="ce2">
            <text:p>05:3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28745" table:style-name="ce1">
            <text:p>28745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5M33.214S" table:style-name="ce2">
            <text:p>05:3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33015" table:style-name="ce1">
            <text:p>33015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5M32.874S" table:style-name="ce2">
            <text:p>05:3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30894" table:style-name="ce1">
            <text:p>3089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5M31.244S" table:style-name="ce2">
            <text:p>05:31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74" table:style-name="ce1">
            <text:p>24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5M31.194S" table:style-name="ce2">
            <text:p>05:3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674" table:style-name="ce1">
            <text:p>2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5M31.154S" table:style-name="ce2">
            <text:p>05:31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5M33.874S" table:style-name="ce2">
            <text:p>05:3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5M33.674S" table:style-name="ce2">
            <text:p>05:33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5M33.714S" table:style-name="ce2">
            <text:p>05:3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35100" table:style-name="ce1">
            <text:p>35100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5M33.654S" table:style-name="ce2">
            <text:p>05:3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5M33.524S" table:style-name="ce2">
            <text:p>05:33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5M34.014S" table:style-name="ce2">
            <text:p>05:3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37219" table:style-name="ce1">
            <text:p>37219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5M33.454S" table:style-name="ce2">
            <text:p>05:3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5M33.444S" table:style-name="ce2">
            <text:p>05:33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5M33.444S" table:style-name="ce2">
            <text:p>05:3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5M33.384S" table:style-name="ce2">
            <text:p>05:3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5M33.394S" table:style-name="ce2">
            <text:p>05:33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5M33.414S" table:style-name="ce2">
            <text:p>05:3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5M33.374S" table:style-name="ce2">
            <text:p>05:3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5M34.524S" table:style-name="ce2">
            <text:p>05:34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37255" table:style-name="ce1">
            <text:p>3725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5M34.594S" table:style-name="ce2">
            <text:p>05:3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37255" table:style-name="ce1">
            <text:p>37255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5M33.284S" table:style-name="ce2">
            <text:p>05:3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5M33.234S" table:style-name="ce2">
            <text:p>05:3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5M33.084S" table:style-name="ce2">
            <text:p>05:3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5M34.854S" table:style-name="ce2">
            <text:p>05:3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37255" table:style-name="ce1">
            <text:p>37255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5M34.904S" table:style-name="ce2">
            <text:p>05:3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37255" table:style-name="ce1">
            <text:p>37255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5M32.994S" table:style-name="ce2">
            <text:p>05:3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622" table:style-name="ce1">
            <text:p>26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5M32.074S" table:style-name="ce2">
            <text:p>05:3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04" table:style-name="ce1">
            <text:p>37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5M35.624S" table:style-name="ce2">
            <text:p>05:35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5M35.604S" table:style-name="ce2">
            <text:p>05:35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5M7.104S" table:style-name="ce2">
            <text:p>05:07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9148" table:style-name="ce1">
            <text:p>29148</text:p>
          </table:table-cell>
          <table:table-cell office:value-type="string" table:style-name="ce1">
            <text:p>Success</text:p>
          </table:table-cell>
          <table:table-cell office:value-type="float" office:value="72632" table:style-name="ce1">
            <text:p>72632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5M35.584S" table:style-name="ce2">
            <text:p>05:35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5M35.504S" table:style-name="ce2">
            <text:p>05:35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37255" table:style-name="ce1">
            <text:p>37255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5M4.164S" table:style-name="ce2">
            <text:p>05:0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355" table:style-name="ce1">
            <text:p>32355</text:p>
          </table:table-cell>
          <table:table-cell office:value-type="string" table:style-name="ce1">
            <text:p>Success</text:p>
          </table:table-cell>
          <table:table-cell office:value-type="float" office:value="72634" table:style-name="ce1">
            <text:p>72634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5M19.574S" table:style-name="ce2">
            <text:p>05:19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950" table:style-name="ce1">
            <text:p>16950</text:p>
          </table:table-cell>
          <table:table-cell office:value-type="string" table:style-name="ce1">
            <text:p>Success</text:p>
          </table:table-cell>
          <table:table-cell office:value-type="float" office:value="72632" table:style-name="ce1">
            <text:p>72632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5M35.364S" table:style-name="ce2">
            <text:p>05:35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5M23.194S" table:style-name="ce2">
            <text:p>05:2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593" table:style-name="ce1">
            <text:p>13593</text:p>
          </table:table-cell>
          <table:table-cell office:value-type="string" table:style-name="ce1">
            <text:p>Success</text:p>
          </table:table-cell>
          <table:table-cell office:value-type="float" office:value="72636" table:style-name="ce1">
            <text:p>72636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5M35.304S" table:style-name="ce2">
            <text:p>05:3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5M35.294S" table:style-name="ce2">
            <text:p>05:35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5M35.774S" table:style-name="ce2">
            <text:p>05:3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39369" table:style-name="ce1">
            <text:p>39369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5M35.104S" table:style-name="ce2">
            <text:p>05:35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5M35.074S" table:style-name="ce2">
            <text:p>05:35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5M11.024S" table:style-name="ce2">
            <text:p>05:11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418" table:style-name="ce1">
            <text:p>26418</text:p>
          </table:table-cell>
          <table:table-cell office:value-type="string" table:style-name="ce1">
            <text:p>Success</text:p>
          </table:table-cell>
          <table:table-cell office:value-type="float" office:value="72632" table:style-name="ce1">
            <text:p>72632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5M4.334S" table:style-name="ce2">
            <text:p>05:04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3107" table:style-name="ce1">
            <text:p>33107</text:p>
          </table:table-cell>
          <table:table-cell office:value-type="string" table:style-name="ce1">
            <text:p>Success</text:p>
          </table:table-cell>
          <table:table-cell office:value-type="float" office:value="73478" table:style-name="ce1">
            <text:p>73478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5M34.734S" table:style-name="ce2">
            <text:p>05:34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736" table:style-name="ce1">
            <text:p>2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5M34.444S" table:style-name="ce2">
            <text:p>05:34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62" table:style-name="ce1">
            <text:p>3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5M34.374S" table:style-name="ce2">
            <text:p>05:3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5M34.364S" table:style-name="ce2">
            <text:p>05:3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5M20.254S" table:style-name="ce2">
            <text:p>05:20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741" table:style-name="ce1">
            <text:p>17741</text:p>
          </table:table-cell>
          <table:table-cell office:value-type="string" table:style-name="ce1">
            <text:p>Success</text:p>
          </table:table-cell>
          <table:table-cell office:value-type="float" office:value="72636" table:style-name="ce1">
            <text:p>72636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5M34.324S" table:style-name="ce2">
            <text:p>05:34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939" table:style-name="ce1">
            <text:p>39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5M34.204S" table:style-name="ce2">
            <text:p>05:3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291" table:style-name="ce1">
            <text:p>4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5M34.184S" table:style-name="ce2">
            <text:p>05:34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532" table:style-name="ce1">
            <text:p>4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5M34.094S" table:style-name="ce2">
            <text:p>05:3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911" table:style-name="ce1">
            <text:p>49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5M38.724S" table:style-name="ce2">
            <text:p>05:38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5M38.504S" table:style-name="ce2">
            <text:p>05:3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5M38.265S" table:style-name="ce2">
            <text:p>05:38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5M37.994S" table:style-name="ce2">
            <text:p>05:3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5M39.814S" table:style-name="ce2">
            <text:p>05:39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8485" table:style-name="ce1">
            <text:p>28485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5M37.994S" table:style-name="ce2">
            <text:p>05:3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59" table:style-name="ce1">
            <text:p>20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5M37.784S" table:style-name="ce2">
            <text:p>05:3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72" table:style-name="ce1">
            <text:p>25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5M21.194S" table:style-name="ce2">
            <text:p>05:2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9221" table:style-name="ce1">
            <text:p>19221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5M24.394S" table:style-name="ce2">
            <text:p>05:2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082" table:style-name="ce1">
            <text:p>16082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5M24.524S" table:style-name="ce2">
            <text:p>05:2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972" table:style-name="ce1">
            <text:p>15972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5M24.834S" table:style-name="ce2">
            <text:p>05:2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666" table:style-name="ce1">
            <text:p>15666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5M24.154S" table:style-name="ce2">
            <text:p>05:2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347" table:style-name="ce1">
            <text:p>16347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5M24.754S" table:style-name="ce2">
            <text:p>05:24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751" table:style-name="ce1">
            <text:p>15751</text:p>
          </table:table-cell>
          <table:table-cell office:value-type="string" table:style-name="ce1">
            <text:p>Success</text:p>
          </table:table-cell>
          <table:table-cell office:value-type="float" office:value="84504" table:style-name="ce1">
            <text:p>84504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5M24.444S" table:style-name="ce2">
            <text:p>05:2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083" table:style-name="ce1">
            <text:p>16083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5M21.234S" table:style-name="ce2">
            <text:p>05:2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320" table:style-name="ce1">
            <text:p>19320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5M23.984S" table:style-name="ce2">
            <text:p>05:2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576" table:style-name="ce1">
            <text:p>16576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5M24.084S" table:style-name="ce2">
            <text:p>05:2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484" table:style-name="ce1">
            <text:p>16484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5M22.844S" table:style-name="ce2">
            <text:p>05:2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730" table:style-name="ce1">
            <text:p>17730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5M23.734S" table:style-name="ce2">
            <text:p>05:2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876" table:style-name="ce1">
            <text:p>16876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5M24.514S" table:style-name="ce2">
            <text:p>05:2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109" table:style-name="ce1">
            <text:p>16109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5M24.054S" table:style-name="ce2">
            <text:p>05:24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574" table:style-name="ce1">
            <text:p>16574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5M20.334S" table:style-name="ce2">
            <text:p>05:2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301" table:style-name="ce1">
            <text:p>20301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5M37.604S" table:style-name="ce2">
            <text:p>05:3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29" table:style-name="ce1">
            <text:p>3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5M24.514S" table:style-name="ce2">
            <text:p>05:24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131" table:style-name="ce1">
            <text:p>16131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5M22.854S" table:style-name="ce2">
            <text:p>05:2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814" table:style-name="ce1">
            <text:p>17814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5M20.904S" table:style-name="ce2">
            <text:p>05:2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776" table:style-name="ce1">
            <text:p>19776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5M7.374S" table:style-name="ce2">
            <text:p>05:0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313" table:style-name="ce1">
            <text:p>33313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5M24.594S" table:style-name="ce2">
            <text:p>05:2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096" table:style-name="ce1">
            <text:p>16096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5M24.534S" table:style-name="ce2">
            <text:p>05:2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159" table:style-name="ce1">
            <text:p>16159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5M4.334S" table:style-name="ce2">
            <text:p>05:0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6359" table:style-name="ce1">
            <text:p>36359</text:p>
          </table:table-cell>
          <table:table-cell office:value-type="string" table:style-name="ce1">
            <text:p>Success</text:p>
          </table:table-cell>
          <table:table-cell office:value-type="float" office:value="84521" table:style-name="ce1">
            <text:p>84521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5M24.464S" table:style-name="ce2">
            <text:p>05:2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236" table:style-name="ce1">
            <text:p>16236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5M24.614S" table:style-name="ce2">
            <text:p>05:24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095" table:style-name="ce1">
            <text:p>16095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5M23.664S" table:style-name="ce2">
            <text:p>05:2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052" table:style-name="ce1">
            <text:p>17052</text:p>
          </table:table-cell>
          <table:table-cell office:value-type="string" table:style-name="ce1">
            <text:p>Success</text:p>
          </table:table-cell>
          <table:table-cell office:value-type="float" office:value="84523" table:style-name="ce1">
            <text:p>84523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5M24.524S" table:style-name="ce2">
            <text:p>05:24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195" table:style-name="ce1">
            <text:p>16195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5M24.484S" table:style-name="ce2">
            <text:p>05:2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239" table:style-name="ce1">
            <text:p>16239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5M24.084S" table:style-name="ce2">
            <text:p>05:24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639" table:style-name="ce1">
            <text:p>16639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5M24.084S" table:style-name="ce2">
            <text:p>05:2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652" table:style-name="ce1">
            <text:p>16652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5M4.444S" table:style-name="ce2">
            <text:p>05:0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6296" table:style-name="ce1">
            <text:p>36296</text:p>
          </table:table-cell>
          <table:table-cell office:value-type="string" table:style-name="ce1">
            <text:p>Success</text:p>
          </table:table-cell>
          <table:table-cell office:value-type="float" office:value="84521" table:style-name="ce1">
            <text:p>84521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5M24.434S" table:style-name="ce2">
            <text:p>05:2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311" table:style-name="ce1">
            <text:p>16311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5M24.094S" table:style-name="ce2">
            <text:p>05:2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654" table:style-name="ce1">
            <text:p>16654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5M24.264S" table:style-name="ce2">
            <text:p>05:2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485" table:style-name="ce1">
            <text:p>16485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5M24.434S" table:style-name="ce2">
            <text:p>05:2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312" table:style-name="ce1">
            <text:p>16312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5M39.924S" table:style-name="ce2">
            <text:p>05:39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41457" table:style-name="ce1">
            <text:p>41457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5M37.474S" table:style-name="ce2">
            <text:p>05:3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32" table:style-name="ce1">
            <text:p>33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5M37.444S" table:style-name="ce2">
            <text:p>05:3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5M37.444S" table:style-name="ce2">
            <text:p>05:3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5M37.264S" table:style-name="ce2">
            <text:p>05:3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725" table:style-name="ce1">
            <text:p>37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5M37.084S" table:style-name="ce2">
            <text:p>05:3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5M36.844S" table:style-name="ce2">
            <text:p>05:3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260" table:style-name="ce1">
            <text:p>4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5M36.804S" table:style-name="ce2">
            <text:p>05:3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370" table:style-name="ce1">
            <text:p>43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5M36.824S" table:style-name="ce2">
            <text:p>05:3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08" table:style-name="ce1">
            <text:p>4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5M36.794S" table:style-name="ce2">
            <text:p>05:36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85" table:style-name="ce1">
            <text:p>44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5M36.524S" table:style-name="ce2">
            <text:p>05:3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59" table:style-name="ce1">
            <text:p>48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5M36.524S" table:style-name="ce2">
            <text:p>05:3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5M36.594S" table:style-name="ce2">
            <text:p>05:3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862" table:style-name="ce1">
            <text:p>48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5M36.444S" table:style-name="ce2">
            <text:p>05:3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062" table:style-name="ce1">
            <text:p>50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5M36.374S" table:style-name="ce2">
            <text:p>05:3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174" table:style-name="ce1">
            <text:p>51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5M36.254S" table:style-name="ce2">
            <text:p>05:3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344" table:style-name="ce1">
            <text:p>53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5M36.204S" table:style-name="ce2">
            <text:p>05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5M35.994S" table:style-name="ce2">
            <text:p>05:36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693" table:style-name="ce1">
            <text:p>5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5M41.644S" table:style-name="ce2">
            <text:p>05:4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5M41.554S" table:style-name="ce2">
            <text:p>05:4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5M41.504S" table:style-name="ce2">
            <text:p>05:41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5M41.464S" table:style-name="ce2">
            <text:p>05:4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5M41.244S" table:style-name="ce2">
            <text:p>05:41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5M41.174S" table:style-name="ce2">
            <text:p>05:41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5M41.044S" table:style-name="ce2">
            <text:p>05:4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5M40.994S" table:style-name="ce2">
            <text:p>05:4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5M40.804S" table:style-name="ce2">
            <text:p>05:40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5M40.644S" table:style-name="ce2">
            <text:p>05:40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5M40.354S" table:style-name="ce2">
            <text:p>05:4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5M40.054S" table:style-name="ce2">
            <text:p>05:40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5M39.644S" table:style-name="ce2">
            <text:p>05:3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637" table:style-name="ce1">
            <text:p>2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5M39.364S" table:style-name="ce2">
            <text:p>05:3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967" table:style-name="ce1">
            <text:p>29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5M39.174S" table:style-name="ce2">
            <text:p>05:3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188" table:style-name="ce1">
            <text:p>3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5M39.004S" table:style-name="ce2">
            <text:p>05:3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5M42.364S" table:style-name="ce2">
            <text:p>05:4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5M42.334S" table:style-name="ce2">
            <text:p>05:4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5M42.284S" table:style-name="ce2">
            <text:p>05:42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5M42.234S" table:style-name="ce2">
            <text:p>05:4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5M42.204S" table:style-name="ce2">
            <text:p>05:4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5M42.144S" table:style-name="ce2">
            <text:p>05:42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5M42.104S" table:style-name="ce2">
            <text:p>05:4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5M42.054S" table:style-name="ce2">
            <text:p>05:42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5M42.014S" table:style-name="ce2">
            <text:p>05:4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5M41.964S" table:style-name="ce2">
            <text:p>05:4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5M41.934S" table:style-name="ce2">
            <text:p>05:4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5M41.874S" table:style-name="ce2">
            <text:p>05:4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5M41.824S" table:style-name="ce2">
            <text:p>05:4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5M41.784S" table:style-name="ce2">
            <text:p>05:4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5M41.734S" table:style-name="ce2">
            <text:p>05:4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5M41.694S" table:style-name="ce2">
            <text:p>05:4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5M43.054S" table:style-name="ce2">
            <text:p>05:4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5M43.004S" table:style-name="ce2">
            <text:p>05:4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5M42.934S" table:style-name="ce2">
            <text:p>05:4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5M42.794S" table:style-name="ce2">
            <text:p>05:42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5M42.734S" table:style-name="ce2">
            <text:p>05:4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5M42.684S" table:style-name="ce2">
            <text:p>05:42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5M42.644S" table:style-name="ce2">
            <text:p>05:4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5M42.594S" table:style-name="ce2">
            <text:p>05:4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5M42.414S" table:style-name="ce2">
            <text:p>05:42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5M43.104S" table:style-name="ce2">
            <text:p>05:4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5M43.144S" table:style-name="ce2">
            <text:p>05:4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5M41.104S" table:style-name="ce2">
            <text:p>05:41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Success</text:p>
          </table:table-cell>
          <table:table-cell office:value-type="float" office:value="41526" table:style-name="ce1">
            <text:p>41526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5M42.964S" table:style-name="ce2">
            <text:p>05:4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41531" table:style-name="ce1">
            <text:p>41531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5M42.554S" table:style-name="ce2">
            <text:p>05:4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5M43.234S" table:style-name="ce2">
            <text:p>05:4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5M42.844S" table:style-name="ce2">
            <text:p>05:42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5M42.504S" table:style-name="ce2">
            <text:p>05:42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5M42.454S" table:style-name="ce2">
            <text:p>05:4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5M44.064S" table:style-name="ce2">
            <text:p>05:4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5M44.004S" table:style-name="ce2">
            <text:p>05:4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5M43.994S" table:style-name="ce2">
            <text:p>05:4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5M43.674S" table:style-name="ce2">
            <text:p>05:4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5M43.494S" table:style-name="ce2">
            <text:p>05:4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5M43.364S" table:style-name="ce2">
            <text:p>05:4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5M43.324S" table:style-name="ce2">
            <text:p>05:4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5M43.284S" table:style-name="ce2">
            <text:p>05:43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5M43.184S" table:style-name="ce2">
            <text:p>05:4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27" table:style-name="ce1">
            <text:p>13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5M44.294S" table:style-name="ce2">
            <text:p>05:4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5M44.244S" table:style-name="ce2">
            <text:p>05:4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5M44.194S" table:style-name="ce2">
            <text:p>05:4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5M44.514S" table:style-name="ce2">
            <text:p>05:4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5M44.694S" table:style-name="ce2">
            <text:p>05:4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5M44.744S" table:style-name="ce2">
            <text:p>05:4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5M44.794S" table:style-name="ce2">
            <text:p>05:4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5M24.464S" table:style-name="ce2">
            <text:p>05:2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341" table:style-name="ce1">
            <text:p>22341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5M40.864S" table:style-name="ce2">
            <text:p>05:40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497" table:style-name="ce1">
            <text:p>6497</text:p>
          </table:table-cell>
          <table:table-cell office:value-type="string" table:style-name="ce1">
            <text:p>Success</text:p>
          </table:table-cell>
          <table:table-cell office:value-type="float" office:value="28728" table:style-name="ce1">
            <text:p>2872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5M41.384S" table:style-name="ce2">
            <text:p>05:4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989" table:style-name="ce1">
            <text:p>5989</text:p>
          </table:table-cell>
          <table:table-cell office:value-type="string" table:style-name="ce1">
            <text:p>Success</text:p>
          </table:table-cell>
          <table:table-cell office:value-type="float" office:value="28730" table:style-name="ce1">
            <text:p>28730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5M40.634S" table:style-name="ce2">
            <text:p>05:4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749" table:style-name="ce1">
            <text:p>674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5M41.604S" table:style-name="ce2">
            <text:p>05:4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802" table:style-name="ce1">
            <text:p>5802</text:p>
          </table:table-cell>
          <table:table-cell office:value-type="string" table:style-name="ce1">
            <text:p>Success</text:p>
          </table:table-cell>
          <table:table-cell office:value-type="float" office:value="28728" table:style-name="ce1">
            <text:p>2872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5M40.924S" table:style-name="ce2">
            <text:p>05:4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501" table:style-name="ce1">
            <text:p>6501</text:p>
          </table:table-cell>
          <table:table-cell office:value-type="string" table:style-name="ce1">
            <text:p>Success</text:p>
          </table:table-cell>
          <table:table-cell office:value-type="float" office:value="28730" table:style-name="ce1">
            <text:p>28730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5M40.534S" table:style-name="ce2">
            <text:p>05:40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932" table:style-name="ce1">
            <text:p>693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5M41.414S" table:style-name="ce2">
            <text:p>05:4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28728" table:style-name="ce1">
            <text:p>2872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5M40.694S" table:style-name="ce2">
            <text:p>05:40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783" table:style-name="ce1">
            <text:p>6783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5M40.624S" table:style-name="ce2">
            <text:p>05:4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868" table:style-name="ce1">
            <text:p>686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5M41.275S" table:style-name="ce2">
            <text:p>05:41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241" table:style-name="ce1">
            <text:p>6241</text:p>
          </table:table-cell>
          <table:table-cell office:value-type="string" table:style-name="ce1">
            <text:p>Success</text:p>
          </table:table-cell>
          <table:table-cell office:value-type="float" office:value="28728" table:style-name="ce1">
            <text:p>2872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5M40.514S" table:style-name="ce2">
            <text:p>05:40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12" table:style-name="ce1">
            <text:p>701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5M40.734S" table:style-name="ce2">
            <text:p>05:40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809" table:style-name="ce1">
            <text:p>680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5M40.744S" table:style-name="ce2">
            <text:p>05:40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810" table:style-name="ce1">
            <text:p>6810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5M40.754S" table:style-name="ce2">
            <text:p>05:40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809" table:style-name="ce1">
            <text:p>680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5M40.684S" table:style-name="ce2">
            <text:p>05:4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886" table:style-name="ce1">
            <text:p>6886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5M40.494S" table:style-name="ce2">
            <text:p>05:4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099" table:style-name="ce1">
            <text:p>709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5M40.414S" table:style-name="ce2">
            <text:p>05:40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217" table:style-name="ce1">
            <text:p>721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5M40.634S" table:style-name="ce2">
            <text:p>05:4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39" table:style-name="ce1">
            <text:p>703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5M40.754S" table:style-name="ce2">
            <text:p>05:4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964" table:style-name="ce1">
            <text:p>696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5M40.574S" table:style-name="ce2">
            <text:p>05:40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5M40.714S" table:style-name="ce2">
            <text:p>05:4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11" table:style-name="ce1">
            <text:p>7011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5M40.554S" table:style-name="ce2">
            <text:p>05:40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169" table:style-name="ce1">
            <text:p>716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5M40.704S" table:style-name="ce2">
            <text:p>05:4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026" table:style-name="ce1">
            <text:p>7026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5M46.814S" table:style-name="ce2">
            <text:p>05:4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5M40.694S" table:style-name="ce2">
            <text:p>05:4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059" table:style-name="ce1">
            <text:p>705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5M40.604S" table:style-name="ce2">
            <text:p>05:4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142" table:style-name="ce1">
            <text:p>714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5M40.504S" table:style-name="ce2">
            <text:p>05:4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253" table:style-name="ce1">
            <text:p>7253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5M40.674S" table:style-name="ce2">
            <text:p>05:4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094" table:style-name="ce1">
            <text:p>709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5M40.694S" table:style-name="ce2">
            <text:p>05:4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75" table:style-name="ce1">
            <text:p>707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5M40.654S" table:style-name="ce2">
            <text:p>05:40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124" table:style-name="ce1">
            <text:p>712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5M40.564S" table:style-name="ce2">
            <text:p>05:40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210" table:style-name="ce1">
            <text:p>721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5M40.724S" table:style-name="ce2">
            <text:p>05:40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052" table:style-name="ce1">
            <text:p>705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5M40.494S" table:style-name="ce2">
            <text:p>05:4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290" table:style-name="ce1">
            <text:p>729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5M40.714S" table:style-name="ce2">
            <text:p>05:4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122" table:style-name="ce1">
            <text:p>712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5M40.694S" table:style-name="ce2">
            <text:p>05:4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148" table:style-name="ce1">
            <text:p>714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5M40.754S" table:style-name="ce2">
            <text:p>05:4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208" table:style-name="ce1">
            <text:p>720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5M40.574S" table:style-name="ce2">
            <text:p>05:40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392" table:style-name="ce1">
            <text:p>739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5M40.724S" table:style-name="ce2">
            <text:p>05:40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244" table:style-name="ce1">
            <text:p>724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5M40.724S" table:style-name="ce2">
            <text:p>05:4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248" table:style-name="ce1">
            <text:p>724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5M40.474S" table:style-name="ce2">
            <text:p>05:4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495" table:style-name="ce1">
            <text:p>749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5M40.744S" table:style-name="ce2">
            <text:p>05:40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225" table:style-name="ce1">
            <text:p>722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5M44.004S" table:style-name="ce2">
            <text:p>05:4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633" table:style-name="ce1">
            <text:p>463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5M44.634S" table:style-name="ce2">
            <text:p>05:4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020" table:style-name="ce1">
            <text:p>402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5M44.024S" table:style-name="ce2">
            <text:p>05:4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632" table:style-name="ce1">
            <text:p>463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5M44.004S" table:style-name="ce2">
            <text:p>05:44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669" table:style-name="ce1">
            <text:p>466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5M43.994S" table:style-name="ce2">
            <text:p>05:4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674" table:style-name="ce1">
            <text:p>467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5M44.014S" table:style-name="ce2">
            <text:p>05:4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688" table:style-name="ce1">
            <text:p>468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5M48.674S" table:style-name="ce2">
            <text:p>05:4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5M48.644S" table:style-name="ce2">
            <text:p>05:4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5M48.654S" table:style-name="ce2">
            <text:p>05:4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5M48.674S" table:style-name="ce2">
            <text:p>05:48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5M48.704S" table:style-name="ce2">
            <text:p>05:4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5M48.654S" table:style-name="ce2">
            <text:p>05:48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5M48.874S" table:style-name="ce2">
            <text:p>05:4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5M48.884S" table:style-name="ce2">
            <text:p>05:4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5M48.854S" table:style-name="ce2">
            <text:p>05:4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5M48.844S" table:style-name="ce2">
            <text:p>05:48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5M48.834S" table:style-name="ce2">
            <text:p>05:48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5M44.004S" table:style-name="ce2">
            <text:p>05:44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371" table:style-name="ce1">
            <text:p>5371</text:p>
          </table:table-cell>
          <table:table-cell office:value-type="string" table:style-name="ce1">
            <text:p>Success</text:p>
          </table:table-cell>
          <table:table-cell office:value-type="float" office:value="41564" table:style-name="ce1">
            <text:p>41564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5M44.584S" table:style-name="ce2">
            <text:p>05:4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857" table:style-name="ce1">
            <text:p>4857</text:p>
          </table:table-cell>
          <table:table-cell office:value-type="string" table:style-name="ce1">
            <text:p>Success</text:p>
          </table:table-cell>
          <table:table-cell office:value-type="float" office:value="41531" table:style-name="ce1">
            <text:p>41531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5M44.904S" table:style-name="ce2">
            <text:p>05:4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44" table:style-name="ce1">
            <text:p>4544</text:p>
          </table:table-cell>
          <table:table-cell office:value-type="string" table:style-name="ce1">
            <text:p>Success</text:p>
          </table:table-cell>
          <table:table-cell office:value-type="float" office:value="41564" table:style-name="ce1">
            <text:p>41564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5M43.834S" table:style-name="ce2">
            <text:p>05:43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614" table:style-name="ce1">
            <text:p>5614</text:p>
          </table:table-cell>
          <table:table-cell office:value-type="string" table:style-name="ce1">
            <text:p>Success</text:p>
          </table:table-cell>
          <table:table-cell office:value-type="float" office:value="41531" table:style-name="ce1">
            <text:p>41531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5M44.334S" table:style-name="ce2">
            <text:p>05:4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18" table:style-name="ce1">
            <text:p>5118</text:p>
          </table:table-cell>
          <table:table-cell office:value-type="string" table:style-name="ce1">
            <text:p>Success</text:p>
          </table:table-cell>
          <table:table-cell office:value-type="float" office:value="41531" table:style-name="ce1">
            <text:p>41531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5M44.474S" table:style-name="ce2">
            <text:p>05:4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987" table:style-name="ce1">
            <text:p>4987</text:p>
          </table:table-cell>
          <table:table-cell office:value-type="string" table:style-name="ce1">
            <text:p>Success</text:p>
          </table:table-cell>
          <table:table-cell office:value-type="float" office:value="41562" table:style-name="ce1">
            <text:p>41562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5M44.414S" table:style-name="ce2">
            <text:p>05:4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052" table:style-name="ce1">
            <text:p>5052</text:p>
          </table:table-cell>
          <table:table-cell office:value-type="string" table:style-name="ce1">
            <text:p>Success</text:p>
          </table:table-cell>
          <table:table-cell office:value-type="float" office:value="41562" table:style-name="ce1">
            <text:p>41562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5M43.414S" table:style-name="ce2">
            <text:p>05:4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144" table:style-name="ce1">
            <text:p>6144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5M44.104S" table:style-name="ce2">
            <text:p>05:4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461" table:style-name="ce1">
            <text:p>5461</text:p>
          </table:table-cell>
          <table:table-cell office:value-type="string" table:style-name="ce1">
            <text:p>Success</text:p>
          </table:table-cell>
          <table:table-cell office:value-type="float" office:value="41562" table:style-name="ce1">
            <text:p>41562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5M44.154S" table:style-name="ce2">
            <text:p>05:4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27" table:style-name="ce1">
            <text:p>5427</text:p>
          </table:table-cell>
          <table:table-cell office:value-type="string" table:style-name="ce1">
            <text:p>Success</text:p>
          </table:table-cell>
          <table:table-cell office:value-type="float" office:value="41531" table:style-name="ce1">
            <text:p>41531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5M44.374S" table:style-name="ce2">
            <text:p>05:4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222" table:style-name="ce1">
            <text:p>5222</text:p>
          </table:table-cell>
          <table:table-cell office:value-type="string" table:style-name="ce1">
            <text:p>Success</text:p>
          </table:table-cell>
          <table:table-cell office:value-type="float" office:value="41562" table:style-name="ce1">
            <text:p>41562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5M44.844S" table:style-name="ce2">
            <text:p>05:4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753" table:style-name="ce1">
            <text:p>4753</text:p>
          </table:table-cell>
          <table:table-cell office:value-type="string" table:style-name="ce1">
            <text:p>Success</text:p>
          </table:table-cell>
          <table:table-cell office:value-type="float" office:value="41564" table:style-name="ce1">
            <text:p>41564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5M49.324S" table:style-name="ce2">
            <text:p>05:4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5M49.254S" table:style-name="ce2">
            <text:p>05:4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5M49.244S" table:style-name="ce2">
            <text:p>05:4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5M49.224S" table:style-name="ce2">
            <text:p>05:49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5M49.194S" table:style-name="ce2">
            <text:p>05:4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5M47.724S" table:style-name="ce2">
            <text:p>05:47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84" table:style-name="ce1">
            <text:p>2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5M47.514S" table:style-name="ce2">
            <text:p>05:4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04" table:style-name="ce1">
            <text:p>2804</text:p>
          </table:table-cell>
          <table:table-cell office:value-type="string" table:style-name="ce1">
            <text:p>Success</text:p>
          </table:table-cell>
          <table:table-cell office:value-type="float" office:value="47822" table:style-name="ce1">
            <text:p>47822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5M47.374S" table:style-name="ce2">
            <text:p>05:4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Success</text:p>
          </table:table-cell>
          <table:table-cell office:value-type="float" office:value="47822" table:style-name="ce1">
            <text:p>47822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5M49.574S" table:style-name="ce2">
            <text:p>05:49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5M47.404S" table:style-name="ce2">
            <text:p>05:4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003" table:style-name="ce1">
            <text:p>3003</text:p>
          </table:table-cell>
          <table:table-cell office:value-type="string" table:style-name="ce1">
            <text:p>Success</text:p>
          </table:table-cell>
          <table:table-cell office:value-type="float" office:value="47824" table:style-name="ce1">
            <text:p>47824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5M48.944S" table:style-name="ce2">
            <text:p>05:4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47899" table:style-name="ce1">
            <text:p>47899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5M50.434S" table:style-name="ce2">
            <text:p>05:50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5M49.584S" table:style-name="ce2">
            <text:p>05:49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5M49.604S" table:style-name="ce2">
            <text:p>05:49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5M49.594S" table:style-name="ce2">
            <text:p>05:4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5M49.554S" table:style-name="ce2">
            <text:p>05:49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5M49.454S" table:style-name="ce2">
            <text:p>05:49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5M49.464S" table:style-name="ce2">
            <text:p>05:4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5M49.464S" table:style-name="ce2">
            <text:p>05:4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5M50.624S" table:style-name="ce2">
            <text:p>05:5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5M51.024S" table:style-name="ce2">
            <text:p>05:51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5M49.454S" table:style-name="ce2">
            <text:p>05:49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5M49.444S" table:style-name="ce2">
            <text:p>05:49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5M49.384S" table:style-name="ce2">
            <text:p>05:49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5M51.214S" table:style-name="ce2">
            <text:p>05:51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5M51.144S" table:style-name="ce2">
            <text:p>05:51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5M51.024S" table:style-name="ce2">
            <text:p>05:51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5M51.054S" table:style-name="ce2">
            <text:p>05:5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5M50.944S" table:style-name="ce2">
            <text:p>05:50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5M50.864S" table:style-name="ce2">
            <text:p>05:5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5M50.754S" table:style-name="ce2">
            <text:p>05:50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5M50.744S" table:style-name="ce2">
            <text:p>05:5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5M50.724S" table:style-name="ce2">
            <text:p>05:50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5M50.724S" table:style-name="ce2">
            <text:p>05:50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5M50.344S" table:style-name="ce2">
            <text:p>05:5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5M52.134S" table:style-name="ce2">
            <text:p>05:52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5M51.864S" table:style-name="ce2">
            <text:p>05:5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5M51.734S" table:style-name="ce2">
            <text:p>05:5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5M51.254S" table:style-name="ce2">
            <text:p>05:5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5M52.514S" table:style-name="ce2">
            <text:p>05:5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5M52.404S" table:style-name="ce2">
            <text:p>05:5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5M52.364S" table:style-name="ce2">
            <text:p>05:52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5M52.234S" table:style-name="ce2">
            <text:p>05:5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5M52.794S" table:style-name="ce2">
            <text:p>05:5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5M52.754S" table:style-name="ce2">
            <text:p>05:5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5M52.704S" table:style-name="ce2">
            <text:p>05:5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5M52.614S" table:style-name="ce2">
            <text:p>05:5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5M52.854S" table:style-name="ce2">
            <text:p>05:5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5M53.044S" table:style-name="ce2">
            <text:p>05:5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5M53.094S" table:style-name="ce2">
            <text:p>05:53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5M53.164S" table:style-name="ce2">
            <text:p>05:5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5M50.314S" table:style-name="ce2">
            <text:p>05:50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Success</text:p>
          </table:table-cell>
          <table:table-cell office:value-type="float" office:value="49929" table:style-name="ce1">
            <text:p>49929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5M53.234S" table:style-name="ce2">
            <text:p>05:53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5M53.484S" table:style-name="ce2">
            <text:p>05:53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5M53.574S" table:style-name="ce2">
            <text:p>05:5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5M52.054S" table:style-name="ce2">
            <text:p>05:52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5M51.604S" table:style-name="ce2">
            <text:p>05:5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35" table:style-name="ce1">
            <text:p>2335</text:p>
          </table:table-cell>
          <table:table-cell office:value-type="string" table:style-name="ce1">
            <text:p>Success</text:p>
          </table:table-cell>
          <table:table-cell office:value-type="float" office:value="53157" table:style-name="ce1">
            <text:p>53157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5M47.974S" table:style-name="ce2">
            <text:p>05:4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86" table:style-name="ce1">
            <text:p>5986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5M47.774S" table:style-name="ce2">
            <text:p>05:4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179" table:style-name="ce1">
            <text:p>6179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5M52.894S" table:style-name="ce2">
            <text:p>05:52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5M47.424S" table:style-name="ce2">
            <text:p>05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553" table:style-name="ce1">
            <text:p>6553</text:p>
          </table:table-cell>
          <table:table-cell office:value-type="string" table:style-name="ce1">
            <text:p>Success</text:p>
          </table:table-cell>
          <table:table-cell office:value-type="float" office:value="42574" table:style-name="ce1">
            <text:p>42574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5M51.704S" table:style-name="ce2">
            <text:p>05:51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81" table:style-name="ce1">
            <text:p>228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5M51.984S" table:style-name="ce2">
            <text:p>05:5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5M52.944S" table:style-name="ce2">
            <text:p>05:5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5M52.994S" table:style-name="ce2">
            <text:p>05:53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5M47.524S" table:style-name="ce2">
            <text:p>05:47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590" table:style-name="ce1">
            <text:p>6590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5M47.774S" table:style-name="ce2">
            <text:p>05:47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524" table:style-name="ce1">
            <text:p>6524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5M47.774S" table:style-name="ce2">
            <text:p>05:4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570" table:style-name="ce1">
            <text:p>6570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5M47.564S" table:style-name="ce2">
            <text:p>05:47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804" table:style-name="ce1">
            <text:p>6804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5M51.334S" table:style-name="ce2">
            <text:p>05:5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5M47.744S" table:style-name="ce2">
            <text:p>05:47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626" table:style-name="ce1">
            <text:p>6626</text:p>
          </table:table-cell>
          <table:table-cell office:value-type="string" table:style-name="ce1">
            <text:p>Success</text:p>
          </table:table-cell>
          <table:table-cell office:value-type="float" office:value="48161" table:style-name="ce1">
            <text:p>4816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5M47.964S" table:style-name="ce2">
            <text:p>05:4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08" table:style-name="ce1">
            <text:p>6408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5M47.544S" table:style-name="ce2">
            <text:p>05:4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837" table:style-name="ce1">
            <text:p>6837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5M53.644S" table:style-name="ce2">
            <text:p>05:5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5M47.675S" table:style-name="ce2">
            <text:p>05:4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762" table:style-name="ce1">
            <text:p>6762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5M47.974S" table:style-name="ce2">
            <text:p>05:4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480" table:style-name="ce1">
            <text:p>6480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5M47.974S" table:style-name="ce2">
            <text:p>05:4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482" table:style-name="ce1">
            <text:p>6482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5M47.554S" table:style-name="ce2">
            <text:p>05:4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909" table:style-name="ce1">
            <text:p>6909</text:p>
          </table:table-cell>
          <table:table-cell office:value-type="string" table:style-name="ce1">
            <text:p>Success</text:p>
          </table:table-cell>
          <table:table-cell office:value-type="float" office:value="48181" table:style-name="ce1">
            <text:p>48181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5M47.834S" table:style-name="ce2">
            <text:p>05:4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631" table:style-name="ce1">
            <text:p>6631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5M47.784S" table:style-name="ce2">
            <text:p>05:4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682" table:style-name="ce1">
            <text:p>6682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5M47.774S" table:style-name="ce2">
            <text:p>05:4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02" table:style-name="ce1">
            <text:p>6702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5M47.754S" table:style-name="ce2">
            <text:p>05:47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722" table:style-name="ce1">
            <text:p>6722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5M47.484S" table:style-name="ce2">
            <text:p>05:47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999" table:style-name="ce1">
            <text:p>6999</text:p>
          </table:table-cell>
          <table:table-cell office:value-type="string" table:style-name="ce1">
            <text:p>Success</text:p>
          </table:table-cell>
          <table:table-cell office:value-type="float" office:value="48181" table:style-name="ce1">
            <text:p>48181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5M47.714S" table:style-name="ce2">
            <text:p>05:4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769" table:style-name="ce1">
            <text:p>6769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5M47.834S" table:style-name="ce2">
            <text:p>05:4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647" table:style-name="ce1">
            <text:p>6647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5M47.634S" table:style-name="ce2">
            <text:p>05:47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851" table:style-name="ce1">
            <text:p>6851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5M47.964S" table:style-name="ce2">
            <text:p>05:4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21" table:style-name="ce1">
            <text:p>6521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5M47.754S" table:style-name="ce2">
            <text:p>05:4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738" table:style-name="ce1">
            <text:p>6738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5M47.364S" table:style-name="ce2">
            <text:p>05:4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Success</text:p>
          </table:table-cell>
          <table:table-cell office:value-type="float" office:value="41728" table:style-name="ce1">
            <text:p>41728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5M47.754S" table:style-name="ce2">
            <text:p>05:4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750" table:style-name="ce1">
            <text:p>6750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5M47.494S" table:style-name="ce2">
            <text:p>05:4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5M51.464S" table:style-name="ce2">
            <text:p>05:5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043" table:style-name="ce1">
            <text:p>304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5M47.764S" table:style-name="ce2">
            <text:p>05:4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741" table:style-name="ce1">
            <text:p>6741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5M47.734S" table:style-name="ce2">
            <text:p>05:4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781" table:style-name="ce1">
            <text:p>6781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5M47.384S" table:style-name="ce2">
            <text:p>05:4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5M47.734S" table:style-name="ce2">
            <text:p>05:47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796" table:style-name="ce1">
            <text:p>6796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5M47.464S" table:style-name="ce2">
            <text:p>05:47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077" table:style-name="ce1">
            <text:p>7077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5M47.594S" table:style-name="ce2">
            <text:p>05:4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947" table:style-name="ce1">
            <text:p>6947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5M47.974S" table:style-name="ce2">
            <text:p>05:4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84" table:style-name="ce1">
            <text:p>6584</text:p>
          </table:table-cell>
          <table:table-cell office:value-type="string" table:style-name="ce1">
            <text:p>Success</text:p>
          </table:table-cell>
          <table:table-cell office:value-type="float" office:value="48180" table:style-name="ce1">
            <text:p>48180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5M50.064S" table:style-name="ce2">
            <text:p>05:5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5M47.474S" table:style-name="ce2">
            <text:p>05:4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109" table:style-name="ce1">
            <text:p>7109</text:p>
          </table:table-cell>
          <table:table-cell office:value-type="string" table:style-name="ce1">
            <text:p>Success</text:p>
          </table:table-cell>
          <table:table-cell office:value-type="float" office:value="41728" table:style-name="ce1">
            <text:p>41728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5M53.334S" table:style-name="ce2">
            <text:p>05:5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5M49.994S" table:style-name="ce2">
            <text:p>05:5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38" table:style-name="ce1">
            <text:p>4638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5M50.014S" table:style-name="ce2">
            <text:p>05:5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36" table:style-name="ce1">
            <text:p>4636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5M49.734S" table:style-name="ce2">
            <text:p>05:4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921" table:style-name="ce1">
            <text:p>4921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5M50.174S" table:style-name="ce2">
            <text:p>05:5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485" table:style-name="ce1">
            <text:p>4485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5M49.454S" table:style-name="ce2">
            <text:p>05:4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213" table:style-name="ce1">
            <text:p>521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5M47.724S" table:style-name="ce2">
            <text:p>05:4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952" table:style-name="ce1">
            <text:p>6952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5M54.654S" table:style-name="ce2">
            <text:p>05:54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5M47.564S" table:style-name="ce2">
            <text:p>05:4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147" table:style-name="ce1">
            <text:p>7147</text:p>
          </table:table-cell>
          <table:table-cell office:value-type="string" table:style-name="ce1">
            <text:p>Success</text:p>
          </table:table-cell>
          <table:table-cell office:value-type="float" office:value="48184" table:style-name="ce1">
            <text:p>48184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5M51.594S" table:style-name="ce2">
            <text:p>05:51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128" table:style-name="ce1">
            <text:p>3128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5M54.644S" table:style-name="ce2">
            <text:p>05:5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5M54.564S" table:style-name="ce2">
            <text:p>05:5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5M54.654S" table:style-name="ce2">
            <text:p>05:5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5M54.644S" table:style-name="ce2">
            <text:p>05:5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5M53.944S" table:style-name="ce2">
            <text:p>05:5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5M54.384S" table:style-name="ce2">
            <text:p>05:5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5M50.324S" table:style-name="ce2">
            <text:p>05:50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90" table:style-name="ce1">
            <text:p>5290</text:p>
          </table:table-cell>
          <table:table-cell office:value-type="string" table:style-name="ce1">
            <text:p>Success</text:p>
          </table:table-cell>
          <table:table-cell office:value-type="float" office:value="41730" table:style-name="ce1">
            <text:p>41730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5M53.954S" table:style-name="ce2">
            <text:p>05:54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5M55.014S" table:style-name="ce2">
            <text:p>05:55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18171" table:style-name="ce1">
            <text:p>18171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5M50.414S" table:style-name="ce2">
            <text:p>05:5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239" table:style-name="ce1">
            <text:p>5239</text:p>
          </table:table-cell>
          <table:table-cell office:value-type="string" table:style-name="ce1">
            <text:p>Success</text:p>
          </table:table-cell>
          <table:table-cell office:value-type="float" office:value="41728" table:style-name="ce1">
            <text:p>41728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5M54.344S" table:style-name="ce2">
            <text:p>05:5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5M54.374S" table:style-name="ce2">
            <text:p>05:5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5M54.514S" table:style-name="ce2">
            <text:p>05:5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uccess</text:p>
          </table:table-cell>
          <table:table-cell office:value-type="float" office:value="44171" table:style-name="ce1">
            <text:p>44171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5M55.264S" table:style-name="ce2">
            <text:p>05:5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5M54.494S" table:style-name="ce2">
            <text:p>05:5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5M54.504S" table:style-name="ce2">
            <text:p>05:54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5M54.524S" table:style-name="ce2">
            <text:p>05:54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5M56.054S" table:style-name="ce2">
            <text:p>05:5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44168" table:style-name="ce1">
            <text:p>44168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5M54.474S" table:style-name="ce2">
            <text:p>05:5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Success</text:p>
          </table:table-cell>
          <table:table-cell office:value-type="float" office:value="44171" table:style-name="ce1">
            <text:p>44171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5M40.794S" table:style-name="ce2">
            <text:p>05:4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807" table:style-name="ce1">
            <text:p>15807</text:p>
          </table:table-cell>
          <table:table-cell office:value-type="string" table:style-name="ce1">
            <text:p>Success</text:p>
          </table:table-cell>
          <table:table-cell office:value-type="float" office:value="63323" table:style-name="ce1">
            <text:p>63323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5M54.494S" table:style-name="ce2">
            <text:p>05:54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5M50.324S" table:style-name="ce2">
            <text:p>05:5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325" table:style-name="ce1">
            <text:p>6325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5M54.504S" table:style-name="ce2">
            <text:p>05:5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5M54.714S" table:style-name="ce2">
            <text:p>05:5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44171" table:style-name="ce1">
            <text:p>44171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5M56.524S" table:style-name="ce2">
            <text:p>05:56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5M56.654S" table:style-name="ce2">
            <text:p>05:5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5M56.604S" table:style-name="ce2">
            <text:p>05:5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5M53.494S" table:style-name="ce2">
            <text:p>05:5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442" table:style-name="ce1">
            <text:p>4442</text:p>
          </table:table-cell>
          <table:table-cell office:value-type="string" table:style-name="ce1">
            <text:p>Success</text:p>
          </table:table-cell>
          <table:table-cell office:value-type="float" office:value="50051" table:style-name="ce1">
            <text:p>50051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5M57.624S" table:style-name="ce2">
            <text:p>05:57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5M57.934S" table:style-name="ce2">
            <text:p>05:5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5M57.814S" table:style-name="ce2">
            <text:p>05:57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5M58.474S" table:style-name="ce2">
            <text:p>05:5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5M54.034S" table:style-name="ce2">
            <text:p>05:54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271" table:style-name="ce1">
            <text:p>5271</text:p>
          </table:table-cell>
          <table:table-cell office:value-type="string" table:style-name="ce1">
            <text:p>Success</text:p>
          </table:table-cell>
          <table:table-cell office:value-type="float" office:value="54267" table:style-name="ce1">
            <text:p>54267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5M53.964S" table:style-name="ce2">
            <text:p>05:5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54265" table:style-name="ce1">
            <text:p>54265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5M54.094S" table:style-name="ce2">
            <text:p>05:54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93" table:style-name="ce1">
            <text:p>5593</text:p>
          </table:table-cell>
          <table:table-cell office:value-type="string" table:style-name="ce1">
            <text:p>Success</text:p>
          </table:table-cell>
          <table:table-cell office:value-type="float" office:value="54265" table:style-name="ce1">
            <text:p>54265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5M59.444S" table:style-name="ce2">
            <text:p>05:5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5M59.314S" table:style-name="ce2">
            <text:p>05:5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5M54.114S" table:style-name="ce2">
            <text:p>05:5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640" table:style-name="ce1">
            <text:p>5640</text:p>
          </table:table-cell>
          <table:table-cell office:value-type="string" table:style-name="ce1">
            <text:p>Success</text:p>
          </table:table-cell>
          <table:table-cell office:value-type="float" office:value="56320" table:style-name="ce1">
            <text:p>56320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5M53.974S" table:style-name="ce2">
            <text:p>05:5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814" table:style-name="ce1">
            <text:p>5814</text:p>
          </table:table-cell>
          <table:table-cell office:value-type="string" table:style-name="ce1">
            <text:p>Success</text:p>
          </table:table-cell>
          <table:table-cell office:value-type="float" office:value="54202" table:style-name="ce1">
            <text:p>54202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5M54.724S" table:style-name="ce2">
            <text:p>05:54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5M59.714S" table:style-name="ce2">
            <text:p>05:59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5M53.954S" table:style-name="ce2">
            <text:p>05:54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891" table:style-name="ce1">
            <text:p>5891</text:p>
          </table:table-cell>
          <table:table-cell office:value-type="string" table:style-name="ce1">
            <text:p>Success</text:p>
          </table:table-cell>
          <table:table-cell office:value-type="float" office:value="54204" table:style-name="ce1">
            <text:p>54204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5M59.714S" table:style-name="ce2">
            <text:p>05:5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5M59.694S" table:style-name="ce2">
            <text:p>05:59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5M54.014S" table:style-name="ce2">
            <text:p>05:5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862" table:style-name="ce1">
            <text:p>58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5M59.834S" table:style-name="ce2">
            <text:p>05:5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5M59.034S" table:style-name="ce2">
            <text:p>05:5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5M59.864S" table:style-name="ce2">
            <text:p>05:5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5M59.854S" table:style-name="ce2">
            <text:p>05:5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5M59.924S" table:style-name="ce2">
            <text:p>05:5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5M54.664S" table:style-name="ce2">
            <text:p>05:5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310" table:style-name="ce1">
            <text:p>53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5M59.914S" table:style-name="ce2">
            <text:p>05:5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5M59.974S" table:style-name="ce2">
            <text:p>06:0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5M59.964S" table:style-name="ce2">
            <text:p>06:0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5M54.504S" table:style-name="ce2">
            <text:p>05:5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546" table:style-name="ce1">
            <text:p>55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5M59.964S" table:style-name="ce2">
            <text:p>06:0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5M54.374S" table:style-name="ce2">
            <text:p>05:5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6M0.034S" table:style-name="ce2">
            <text:p>06:0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5M59.764S" table:style-name="ce2">
            <text:p>05:59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5M59.204S" table:style-name="ce2">
            <text:p>05:5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5M53.824S" table:style-name="ce2">
            <text:p>05:5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520" table:style-name="ce1">
            <text:p>65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5M53.984S" table:style-name="ce2">
            <text:p>05:5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370" table:style-name="ce1">
            <text:p>63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5M59.284S" table:style-name="ce2">
            <text:p>05:59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5M54.374S" table:style-name="ce2">
            <text:p>05:5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348" table:style-name="ce1">
            <text:p>6348</text:p>
          </table:table-cell>
          <table:table-cell office:value-type="string" table:style-name="ce1">
            <text:p>Success</text:p>
          </table:table-cell>
          <table:table-cell office:value-type="float" office:value="60564" table:style-name="ce1">
            <text:p>60564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5M54.374S" table:style-name="ce2">
            <text:p>05:5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564" table:style-name="ce1">
            <text:p>6564</text:p>
          </table:table-cell>
          <table:table-cell office:value-type="string" table:style-name="ce1">
            <text:p>Success</text:p>
          </table:table-cell>
          <table:table-cell office:value-type="float" office:value="64803" table:style-name="ce1">
            <text:p>64803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6M0.224S" table:style-name="ce2">
            <text:p>06:0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5M54.294S" table:style-name="ce2">
            <text:p>05:54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740" table:style-name="ce1">
            <text:p>6740</text:p>
          </table:table-cell>
          <table:table-cell office:value-type="string" table:style-name="ce1">
            <text:p>Success</text:p>
          </table:table-cell>
          <table:table-cell office:value-type="float" office:value="64803" table:style-name="ce1">
            <text:p>64803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5M54.544S" table:style-name="ce2">
            <text:p>05:5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543" table:style-name="ce1">
            <text:p>6543</text:p>
          </table:table-cell>
          <table:table-cell office:value-type="string" table:style-name="ce1">
            <text:p>Success</text:p>
          </table:table-cell>
          <table:table-cell office:value-type="float" office:value="66923" table:style-name="ce1">
            <text:p>6692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5M54.384S" table:style-name="ce2">
            <text:p>05:5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757" table:style-name="ce1">
            <text:p>6757</text:p>
          </table:table-cell>
          <table:table-cell office:value-type="string" table:style-name="ce1">
            <text:p>Success</text:p>
          </table:table-cell>
          <table:table-cell office:value-type="float" office:value="64806" table:style-name="ce1">
            <text:p>64806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5M59.924S" table:style-name="ce2">
            <text:p>05:59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5M54.474S" table:style-name="ce2">
            <text:p>05:5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108" table:style-name="ce1">
            <text:p>7108</text:p>
          </table:table-cell>
          <table:table-cell office:value-type="string" table:style-name="ce1">
            <text:p>Success</text:p>
          </table:table-cell>
          <table:table-cell office:value-type="float" office:value="71165" table:style-name="ce1">
            <text:p>71165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5M59.794S" table:style-name="ce2">
            <text:p>05:5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5M54.504S" table:style-name="ce2">
            <text:p>05:5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464" table:style-name="ce1">
            <text:p>7464</text:p>
          </table:table-cell>
          <table:table-cell office:value-type="string" table:style-name="ce1">
            <text:p>Success</text:p>
          </table:table-cell>
          <table:table-cell office:value-type="float" office:value="75406" table:style-name="ce1">
            <text:p>75406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495" table:style-name="ce1">
            <text:p>7495</text:p>
          </table:table-cell>
          <table:table-cell office:value-type="string" table:style-name="ce1">
            <text:p>Success</text:p>
          </table:table-cell>
          <table:table-cell office:value-type="float" office:value="75405" table:style-name="ce1">
            <text:p>75405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5M54.544S" table:style-name="ce2">
            <text:p>05:54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550" table:style-name="ce1">
            <text:p>7550</text:p>
          </table:table-cell>
          <table:table-cell office:value-type="string" table:style-name="ce1">
            <text:p>Success</text:p>
          </table:table-cell>
          <table:table-cell office:value-type="float" office:value="77526" table:style-name="ce1">
            <text:p>77526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6M1.274S" table:style-name="ce2">
            <text:p>06:0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5M54.524S" table:style-name="ce2">
            <text:p>05:5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769" table:style-name="ce1">
            <text:p>7769</text:p>
          </table:table-cell>
          <table:table-cell office:value-type="string" table:style-name="ce1">
            <text:p>Success</text:p>
          </table:table-cell>
          <table:table-cell office:value-type="float" office:value="79644" table:style-name="ce1">
            <text:p>79644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5M54.514S" table:style-name="ce2">
            <text:p>05:54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811" table:style-name="ce1">
            <text:p>7811</text:p>
          </table:table-cell>
          <table:table-cell office:value-type="string" table:style-name="ce1">
            <text:p>Success</text:p>
          </table:table-cell>
          <table:table-cell office:value-type="float" office:value="81766" table:style-name="ce1">
            <text:p>81766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6M0.954S" table:style-name="ce2">
            <text:p>06:01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5M54.554S" table:style-name="ce2">
            <text:p>05:5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082" table:style-name="ce1">
            <text:p>8082</text:p>
          </table:table-cell>
          <table:table-cell office:value-type="string" table:style-name="ce1">
            <text:p>Success</text:p>
          </table:table-cell>
          <table:table-cell office:value-type="float" office:value="81767" table:style-name="ce1">
            <text:p>81767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5M54.464S" table:style-name="ce2">
            <text:p>05:5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319" table:style-name="ce1">
            <text:p>8319</text:p>
          </table:table-cell>
          <table:table-cell office:value-type="string" table:style-name="ce1">
            <text:p>Success</text:p>
          </table:table-cell>
          <table:table-cell office:value-type="float" office:value="86005" table:style-name="ce1">
            <text:p>86005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6M0.434S" table:style-name="ce2">
            <text:p>06:0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5M54.674S" table:style-name="ce2">
            <text:p>05:54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Success</text:p>
          </table:table-cell>
          <table:table-cell office:value-type="float" office:value="86007" table:style-name="ce1">
            <text:p>8600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6M0.344S" table:style-name="ce2">
            <text:p>06:00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668" table:style-name="ce1">
            <text:p>8668</text:p>
          </table:table-cell>
          <table:table-cell office:value-type="string" table:style-name="ce1">
            <text:p>Success</text:p>
          </table:table-cell>
          <table:table-cell office:value-type="float" office:value="88129" table:style-name="ce1">
            <text:p>88129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5M54.604S" table:style-name="ce2">
            <text:p>05:5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590" table:style-name="ce1">
            <text:p>8590</text:p>
          </table:table-cell>
          <table:table-cell office:value-type="string" table:style-name="ce1">
            <text:p>Success</text:p>
          </table:table-cell>
          <table:table-cell office:value-type="float" office:value="90375" table:style-name="ce1">
            <text:p>90375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6M3.194S" table:style-name="ce2">
            <text:p>06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6M3.234S" table:style-name="ce2">
            <text:p>06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5M54.444S" table:style-name="ce2">
            <text:p>05:5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922" table:style-name="ce1">
            <text:p>8922</text:p>
          </table:table-cell>
          <table:table-cell office:value-type="string" table:style-name="ce1">
            <text:p>Success</text:p>
          </table:table-cell>
          <table:table-cell office:value-type="float" office:value="94488" table:style-name="ce1">
            <text:p>94488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6M3.294S" table:style-name="ce2">
            <text:p>06:0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6M2.794S" table:style-name="ce2">
            <text:p>06:02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6M3.384S" table:style-name="ce2">
            <text:p>06:03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5M54.454S" table:style-name="ce2">
            <text:p>05:54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006" table:style-name="ce1">
            <text:p>9006</text:p>
          </table:table-cell>
          <table:table-cell office:value-type="string" table:style-name="ce1">
            <text:p>Success</text:p>
          </table:table-cell>
          <table:table-cell office:value-type="float" office:value="92368" table:style-name="ce1">
            <text:p>9236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5M54.584S" table:style-name="ce2">
            <text:p>05:5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201" table:style-name="ce1">
            <text:p>9201</text:p>
          </table:table-cell>
          <table:table-cell office:value-type="string" table:style-name="ce1">
            <text:p>Success</text:p>
          </table:table-cell>
          <table:table-cell office:value-type="float" office:value="98729" table:style-name="ce1">
            <text:p>98729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6M2.474S" table:style-name="ce2">
            <text:p>06:0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456" table:style-name="ce1">
            <text:p>9456</text:p>
          </table:table-cell>
          <table:table-cell office:value-type="string" table:style-name="ce1">
            <text:p>Success</text:p>
          </table:table-cell>
          <table:table-cell office:value-type="float" office:value="102970" table:style-name="ce1">
            <text:p>102970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496" table:style-name="ce1">
            <text:p>9496</text:p>
          </table:table-cell>
          <table:table-cell office:value-type="string" table:style-name="ce1">
            <text:p>Success</text:p>
          </table:table-cell>
          <table:table-cell office:value-type="float" office:value="102970" table:style-name="ce1">
            <text:p>102970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5M54.454S" table:style-name="ce2">
            <text:p>05:54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683" table:style-name="ce1">
            <text:p>9683</text:p>
          </table:table-cell>
          <table:table-cell office:value-type="string" table:style-name="ce1">
            <text:p>Success</text:p>
          </table:table-cell>
          <table:table-cell office:value-type="float" office:value="102969" table:style-name="ce1">
            <text:p>102969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5M54.704S" table:style-name="ce2">
            <text:p>05:54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438" table:style-name="ce1">
            <text:p>9438</text:p>
          </table:table-cell>
          <table:table-cell office:value-type="string" table:style-name="ce1">
            <text:p>Success</text:p>
          </table:table-cell>
          <table:table-cell office:value-type="float" office:value="103078" table:style-name="ce1">
            <text:p>103078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6M2.124S" table:style-name="ce2">
            <text:p>06:0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5M54.724S" table:style-name="ce2">
            <text:p>05:54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477" table:style-name="ce1">
            <text:p>9477</text:p>
          </table:table-cell>
          <table:table-cell office:value-type="string" table:style-name="ce1">
            <text:p>Success</text:p>
          </table:table-cell>
          <table:table-cell office:value-type="float" office:value="103078" table:style-name="ce1">
            <text:p>103078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5M54.734S" table:style-name="ce2">
            <text:p>05:5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499" table:style-name="ce1">
            <text:p>9499</text:p>
          </table:table-cell>
          <table:table-cell office:value-type="string" table:style-name="ce1">
            <text:p>Success</text:p>
          </table:table-cell>
          <table:table-cell office:value-type="float" office:value="103078" table:style-name="ce1">
            <text:p>103078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5M54.484S" table:style-name="ce2">
            <text:p>05:54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751" table:style-name="ce1">
            <text:p>9751</text:p>
          </table:table-cell>
          <table:table-cell office:value-type="string" table:style-name="ce1">
            <text:p>Success</text:p>
          </table:table-cell>
          <table:table-cell office:value-type="float" office:value="102969" table:style-name="ce1">
            <text:p>10296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5M54.744S" table:style-name="ce2">
            <text:p>05:54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540" table:style-name="ce1">
            <text:p>9540</text:p>
          </table:table-cell>
          <table:table-cell office:value-type="string" table:style-name="ce1">
            <text:p>Success</text:p>
          </table:table-cell>
          <table:table-cell office:value-type="float" office:value="103059" table:style-name="ce1">
            <text:p>103059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5M54.724S" table:style-name="ce2">
            <text:p>05:5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670" table:style-name="ce1">
            <text:p>9670</text:p>
          </table:table-cell>
          <table:table-cell office:value-type="string" table:style-name="ce1">
            <text:p>Success</text:p>
          </table:table-cell>
          <table:table-cell office:value-type="float" office:value="103080" table:style-name="ce1">
            <text:p>103080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6M1.964S" table:style-name="ce2">
            <text:p>06:02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77" table:style-name="ce1">
            <text:p>2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5M55.614S" table:style-name="ce2">
            <text:p>05:5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979" table:style-name="ce1">
            <text:p>8979</text:p>
          </table:table-cell>
          <table:table-cell office:value-type="string" table:style-name="ce1">
            <text:p>Success</text:p>
          </table:table-cell>
          <table:table-cell office:value-type="float" office:value="105187" table:style-name="ce1">
            <text:p>10518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5M55.634S" table:style-name="ce2">
            <text:p>05:5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967" table:style-name="ce1">
            <text:p>8967</text:p>
          </table:table-cell>
          <table:table-cell office:value-type="string" table:style-name="ce1">
            <text:p>Success</text:p>
          </table:table-cell>
          <table:table-cell office:value-type="float" office:value="105090" table:style-name="ce1">
            <text:p>105090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5M55.654S" table:style-name="ce2">
            <text:p>05:5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947" table:style-name="ce1">
            <text:p>8947</text:p>
          </table:table-cell>
          <table:table-cell office:value-type="string" table:style-name="ce1">
            <text:p>Success</text:p>
          </table:table-cell>
          <table:table-cell office:value-type="float" office:value="107311" table:style-name="ce1">
            <text:p>107311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5M55.644S" table:style-name="ce2">
            <text:p>05:55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027" table:style-name="ce1">
            <text:p>9027</text:p>
          </table:table-cell>
          <table:table-cell office:value-type="string" table:style-name="ce1">
            <text:p>Success</text:p>
          </table:table-cell>
          <table:table-cell office:value-type="float" office:value="105559" table:style-name="ce1">
            <text:p>105559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6M1.744S" table:style-name="ce2">
            <text:p>06:01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5M55.744S" table:style-name="ce2">
            <text:p>05:55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967" table:style-name="ce1">
            <text:p>8967</text:p>
          </table:table-cell>
          <table:table-cell office:value-type="string" table:style-name="ce1">
            <text:p>Success</text:p>
          </table:table-cell>
          <table:table-cell office:value-type="float" office:value="109331" table:style-name="ce1">
            <text:p>109331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5M55.734S" table:style-name="ce2">
            <text:p>05:55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087" table:style-name="ce1">
            <text:p>9087</text:p>
          </table:table-cell>
          <table:table-cell office:value-type="string" table:style-name="ce1">
            <text:p>Success</text:p>
          </table:table-cell>
          <table:table-cell office:value-type="float" office:value="109331" table:style-name="ce1">
            <text:p>109331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6M4.604S" table:style-name="ce2">
            <text:p>06:0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5M56.094S" table:style-name="ce2">
            <text:p>05:5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855" table:style-name="ce1">
            <text:p>8855</text:p>
          </table:table-cell>
          <table:table-cell office:value-type="string" table:style-name="ce1">
            <text:p>Success</text:p>
          </table:table-cell>
          <table:table-cell office:value-type="float" office:value="115692" table:style-name="ce1">
            <text:p>115692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5M56.014S" table:style-name="ce2">
            <text:p>05:5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955" table:style-name="ce1">
            <text:p>8955</text:p>
          </table:table-cell>
          <table:table-cell office:value-type="string" table:style-name="ce1">
            <text:p>Success</text:p>
          </table:table-cell>
          <table:table-cell office:value-type="float" office:value="111453" table:style-name="ce1">
            <text:p>111453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5M56.094S" table:style-name="ce2">
            <text:p>05:56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969" table:style-name="ce1">
            <text:p>8969</text:p>
          </table:table-cell>
          <table:table-cell office:value-type="string" table:style-name="ce1">
            <text:p>Success</text:p>
          </table:table-cell>
          <table:table-cell office:value-type="float" office:value="117813" table:style-name="ce1">
            <text:p>117813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5M56.184S" table:style-name="ce2">
            <text:p>05:56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934" table:style-name="ce1">
            <text:p>8934</text:p>
          </table:table-cell>
          <table:table-cell office:value-type="string" table:style-name="ce1">
            <text:p>Success</text:p>
          </table:table-cell>
          <table:table-cell office:value-type="float" office:value="117812" table:style-name="ce1">
            <text:p>117812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6M4.604S" table:style-name="ce2">
            <text:p>06:0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5M56.584S" table:style-name="ce2">
            <text:p>05:5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660" table:style-name="ce1">
            <text:p>8660</text:p>
          </table:table-cell>
          <table:table-cell office:value-type="string" table:style-name="ce1">
            <text:p>Success</text:p>
          </table:table-cell>
          <table:table-cell office:value-type="float" office:value="122053" table:style-name="ce1">
            <text:p>122053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5M56.534S" table:style-name="ce2">
            <text:p>05:56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43" table:style-name="ce1">
            <text:p>8743</text:p>
          </table:table-cell>
          <table:table-cell office:value-type="string" table:style-name="ce1">
            <text:p>Success</text:p>
          </table:table-cell>
          <table:table-cell office:value-type="float" office:value="122053" table:style-name="ce1">
            <text:p>122053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5M56.634S" table:style-name="ce2">
            <text:p>05:5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649" table:style-name="ce1">
            <text:p>8649</text:p>
          </table:table-cell>
          <table:table-cell office:value-type="string" table:style-name="ce1">
            <text:p>Success</text:p>
          </table:table-cell>
          <table:table-cell office:value-type="float" office:value="124172" table:style-name="ce1">
            <text:p>124172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6M4.444S" table:style-name="ce2">
            <text:p>06:0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5M56.714S" table:style-name="ce2">
            <text:p>05:5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648" table:style-name="ce1">
            <text:p>8648</text:p>
          </table:table-cell>
          <table:table-cell office:value-type="string" table:style-name="ce1">
            <text:p>Success</text:p>
          </table:table-cell>
          <table:table-cell office:value-type="float" office:value="128414" table:style-name="ce1">
            <text:p>128414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5M56.794S" table:style-name="ce2">
            <text:p>05:5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590" table:style-name="ce1">
            <text:p>8590</text:p>
          </table:table-cell>
          <table:table-cell office:value-type="string" table:style-name="ce1">
            <text:p>Success</text:p>
          </table:table-cell>
          <table:table-cell office:value-type="float" office:value="128416" table:style-name="ce1">
            <text:p>128416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5M57.224S" table:style-name="ce2">
            <text:p>05:5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200" table:style-name="ce1">
            <text:p>8200</text:p>
          </table:table-cell>
          <table:table-cell office:value-type="string" table:style-name="ce1">
            <text:p>Success</text:p>
          </table:table-cell>
          <table:table-cell office:value-type="float" office:value="128499" table:style-name="ce1">
            <text:p>128499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6M4.194S" table:style-name="ce2">
            <text:p>06:04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6M3.914S" table:style-name="ce2">
            <text:p>06:0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6M3.784S" table:style-name="ce2">
            <text:p>06:03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5M59.794S" table:style-name="ce2">
            <text:p>05:59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Success</text:p>
          </table:table-cell>
          <table:table-cell office:value-type="float" office:value="128579" table:style-name="ce1">
            <text:p>128579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6M5.624S" table:style-name="ce2">
            <text:p>06:0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6M5.644S" table:style-name="ce2">
            <text:p>06:0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6M3.054S" table:style-name="ce2">
            <text:p>06:0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6M5.664S" table:style-name="ce2">
            <text:p>06:05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6M5.704S" table:style-name="ce2">
            <text:p>06:05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6M0.354S" table:style-name="ce2">
            <text:p>06:00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380" table:style-name="ce1">
            <text:p>5380</text:p>
          </table:table-cell>
          <table:table-cell office:value-type="string" table:style-name="ce1">
            <text:p>Success</text:p>
          </table:table-cell>
          <table:table-cell office:value-type="float" office:value="126457" table:style-name="ce1">
            <text:p>12645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5M59.874S" table:style-name="ce2">
            <text:p>05:5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862" table:style-name="ce1">
            <text:p>5862</text:p>
          </table:table-cell>
          <table:table-cell office:value-type="string" table:style-name="ce1">
            <text:p>Success</text:p>
          </table:table-cell>
          <table:table-cell office:value-type="float" office:value="126457" table:style-name="ce1">
            <text:p>12645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6M5.604S" table:style-name="ce2">
            <text:p>06:0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6M5.734S" table:style-name="ce2">
            <text:p>06:05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568" table:style-name="ce1">
            <text:p>568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6M5.744S" table:style-name="ce2">
            <text:p>06:05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568" table:style-name="ce1">
            <text:p>568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6M5.764S" table:style-name="ce2">
            <text:p>06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6M5.774S" table:style-name="ce2">
            <text:p>06:0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6M5.784S" table:style-name="ce2">
            <text:p>06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6M5.794S" table:style-name="ce2">
            <text:p>06:0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6M5.804S" table:style-name="ce2">
            <text:p>06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6M5.524S" table:style-name="ce2">
            <text:p>06:05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6M5.814S" table:style-name="ce2">
            <text:p>06:0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6M5.444S" table:style-name="ce2">
            <text:p>06:05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6M5.424S" table:style-name="ce2">
            <text:p>06:0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6M5.394S" table:style-name="ce2">
            <text:p>06:05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6M5.364S" table:style-name="ce2">
            <text:p>06:05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6M5.354S" table:style-name="ce2">
            <text:p>06:0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6M5.284S" table:style-name="ce2">
            <text:p>06:0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6M5.284S" table:style-name="ce2">
            <text:p>06:0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6M5.254S" table:style-name="ce2">
            <text:p>06:0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6M5.194S" table:style-name="ce2">
            <text:p>06:0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6M5.114S" table:style-name="ce2">
            <text:p>06:0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6M0.124S" table:style-name="ce2">
            <text:p>06:00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256" table:style-name="ce1">
            <text:p>6256</text:p>
          </table:table-cell>
          <table:table-cell office:value-type="string" table:style-name="ce1">
            <text:p>Success</text:p>
          </table:table-cell>
          <table:table-cell office:value-type="float" office:value="126425" table:style-name="ce1">
            <text:p>126425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6M5.064S" table:style-name="ce2">
            <text:p>06:0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6M6.384S" table:style-name="ce2">
            <text:p>06:0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68" table:style-name="ce1">
            <text:p>568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6M6.414S" table:style-name="ce2">
            <text:p>06:0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6M4.964S" table:style-name="ce2">
            <text:p>06:05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6M6.434S" table:style-name="ce2">
            <text:p>06:0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6M6.464S" table:style-name="ce2">
            <text:p>06:0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20" table:style-name="ce1">
            <text:p>620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6M4.954S" table:style-name="ce2">
            <text:p>06:0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6M4.914S" table:style-name="ce2">
            <text:p>06:0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6M4.824S" table:style-name="ce2">
            <text:p>06:0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6M4.714S" table:style-name="ce2">
            <text:p>06:04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6M4.694S" table:style-name="ce2">
            <text:p>06:0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6M4.604S" table:style-name="ce2">
            <text:p>06:0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6M6.724S" table:style-name="ce2">
            <text:p>06:06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6M6.684S" table:style-name="ce2">
            <text:p>06:0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6M6.634S" table:style-name="ce2">
            <text:p>06:06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6M6.584S" table:style-name="ce2">
            <text:p>06:0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6M6.524S" table:style-name="ce2">
            <text:p>06:0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6M6.464S" table:style-name="ce2">
            <text:p>06:06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6M6.414S" table:style-name="ce2">
            <text:p>06:0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6M6.364S" table:style-name="ce2">
            <text:p>06:06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6M6.304S" table:style-name="ce2">
            <text:p>06:06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6M6.254S" table:style-name="ce2">
            <text:p>06:0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6M6.194S" table:style-name="ce2">
            <text:p>06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6M6.134S" table:style-name="ce2">
            <text:p>06:0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6M6.084S" table:style-name="ce2">
            <text:p>06:0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6M6.044S" table:style-name="ce2">
            <text:p>06:06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6M5.984S" table:style-name="ce2">
            <text:p>06:06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6M5.924S" table:style-name="ce2">
            <text:p>06:05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6M5.874S" table:style-name="ce2">
            <text:p>06:05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6M5.834S" table:style-name="ce2">
            <text:p>06:05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6M5.754S" table:style-name="ce2">
            <text:p>06:05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6M5.684S" table:style-name="ce2">
            <text:p>06:05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6M7.654S" table:style-name="ce2">
            <text:p>06:07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6M7.514S" table:style-name="ce2">
            <text:p>06:0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6M7.474S" table:style-name="ce2">
            <text:p>06:0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6M7.424S" table:style-name="ce2">
            <text:p>06:0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6M7.344S" table:style-name="ce2">
            <text:p>06:0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6M7.294S" table:style-name="ce2">
            <text:p>06:0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6M7.254S" table:style-name="ce2">
            <text:p>06:0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6M7.194S" table:style-name="ce2">
            <text:p>06:0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6M7.154S" table:style-name="ce2">
            <text:p>06:0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6M7.104S" table:style-name="ce2">
            <text:p>06:07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6M7.054S" table:style-name="ce2">
            <text:p>06:0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6M7.004S" table:style-name="ce2">
            <text:p>06:0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6M6.954S" table:style-name="ce2">
            <text:p>06:0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66" table:style-name="ce1">
            <text:p>2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6M6.904S" table:style-name="ce2">
            <text:p>06:0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6M6.854S" table:style-name="ce2">
            <text:p>06:0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54" table:style-name="ce1">
            <text:p>2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6M6.774S" table:style-name="ce2">
            <text:p>06:0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6M9.414S" table:style-name="ce2">
            <text:p>06:09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6M9.364S" table:style-name="ce2">
            <text:p>06:0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6M9.274S" table:style-name="ce2">
            <text:p>06:0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6M9.224S" table:style-name="ce2">
            <text:p>06:09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6M9.164S" table:style-name="ce2">
            <text:p>06:0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6M9.114S" table:style-name="ce2">
            <text:p>06:0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6M8.064S" table:style-name="ce2">
            <text:p>06:08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6M8.014S" table:style-name="ce2">
            <text:p>06:0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6M7.944S" table:style-name="ce2">
            <text:p>06:0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6M7.894S" table:style-name="ce2">
            <text:p>06:07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25" table:style-name="ce1">
            <text:p>20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6M7.844S" table:style-name="ce2">
            <text:p>06:07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6M7.784S" table:style-name="ce2">
            <text:p>06:07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6M9.464S" table:style-name="ce2">
            <text:p>06:0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6M10.054S" table:style-name="ce2">
            <text:p>06:1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6M4.664S" table:style-name="ce2">
            <text:p>06:0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6M10.494S" table:style-name="ce2">
            <text:p>06:1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6M4.404S" table:style-name="ce2">
            <text:p>06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136" table:style-name="ce1">
            <text:p>613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6M10.514S" table:style-name="ce2">
            <text:p>06:1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6M10.544S" table:style-name="ce2">
            <text:p>06:1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6M10.544S" table:style-name="ce2">
            <text:p>06:10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6M4.284S" table:style-name="ce2">
            <text:p>06:04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489" table:style-name="ce1">
            <text:p>648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6M10.774S" table:style-name="ce2">
            <text:p>06:10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6M4.234S" table:style-name="ce2">
            <text:p>06:0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803" table:style-name="ce1">
            <text:p>680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6M4.204S" table:style-name="ce2">
            <text:p>06:0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848" table:style-name="ce1">
            <text:p>684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6M11.054S" table:style-name="ce2">
            <text:p>06:11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6M11.044S" table:style-name="ce2">
            <text:p>06:11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6M4.144S" table:style-name="ce2">
            <text:p>06:0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249" table:style-name="ce1">
            <text:p>724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6M11.394S" table:style-name="ce2">
            <text:p>06:11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6M0.054S" table:style-name="ce2">
            <text:p>06:00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444" table:style-name="ce1">
            <text:p>11444</text:p>
          </table:table-cell>
          <table:table-cell office:value-type="string" table:style-name="ce1">
            <text:p>Success</text:p>
          </table:table-cell>
          <table:table-cell office:value-type="float" office:value="122182" table:style-name="ce1">
            <text:p>122182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6M11.504S" table:style-name="ce2">
            <text:p>06:1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938" table:style-name="ce1">
            <text:p>938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6M11.564S" table:style-name="ce2">
            <text:p>06:1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6M10.004S" table:style-name="ce2">
            <text:p>06:10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Success</text:p>
          </table:table-cell>
          <table:table-cell office:value-type="float" office:value="124303" table:style-name="ce1">
            <text:p>124303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6M11.624S" table:style-name="ce2">
            <text:p>06:1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6M7.554S" table:style-name="ce2">
            <text:p>06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28" table:style-name="ce1">
            <text:p>4128</text:p>
          </table:table-cell>
          <table:table-cell office:value-type="string" table:style-name="ce1">
            <text:p>Success</text:p>
          </table:table-cell>
          <table:table-cell office:value-type="float" office:value="124334" table:style-name="ce1">
            <text:p>124334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6M11.674S" table:style-name="ce2">
            <text:p>06:11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6M7.694S" table:style-name="ce2">
            <text:p>06:07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059" table:style-name="ce1">
            <text:p>4059</text:p>
          </table:table-cell>
          <table:table-cell office:value-type="string" table:style-name="ce1">
            <text:p>Success</text:p>
          </table:table-cell>
          <table:table-cell office:value-type="float" office:value="124073" table:style-name="ce1">
            <text:p>124073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6M10.124S" table:style-name="ce2">
            <text:p>06:1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Success</text:p>
          </table:table-cell>
          <table:table-cell office:value-type="float" office:value="122181" table:style-name="ce1">
            <text:p>122181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6M9.324S" table:style-name="ce2">
            <text:p>06:0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Success</text:p>
          </table:table-cell>
          <table:table-cell office:value-type="float" office:value="124303" table:style-name="ce1">
            <text:p>124303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6M11.634S" table:style-name="ce2">
            <text:p>06:11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6M11.754S" table:style-name="ce2">
            <text:p>06:1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6M11.684S" table:style-name="ce2">
            <text:p>06:1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6M12.014S" table:style-name="ce2">
            <text:p>06:12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6M11.914S" table:style-name="ce2">
            <text:p>06:11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6M12.094S" table:style-name="ce2">
            <text:p>06:1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6M0.344S" table:style-name="ce2">
            <text:p>06:0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049" table:style-name="ce1">
            <text:p>12049</text:p>
          </table:table-cell>
          <table:table-cell office:value-type="string" table:style-name="ce1">
            <text:p>Success</text:p>
          </table:table-cell>
          <table:table-cell office:value-type="float" office:value="124335" table:style-name="ce1">
            <text:p>124335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6M12.394S" table:style-name="ce2">
            <text:p>06:1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38" table:style-name="ce1">
            <text:p>938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6M12.284S" table:style-name="ce2">
            <text:p>06:1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6M12.424S" table:style-name="ce2">
            <text:p>06:1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6M12.314S" table:style-name="ce2">
            <text:p>06:1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6M12.464S" table:style-name="ce2">
            <text:p>06:1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6M3.454S" table:style-name="ce2">
            <text:p>06:03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042" table:style-name="ce1">
            <text:p>9042</text:p>
          </table:table-cell>
          <table:table-cell office:value-type="string" table:style-name="ce1">
            <text:p>Success</text:p>
          </table:table-cell>
          <table:table-cell office:value-type="float" office:value="124072" table:style-name="ce1">
            <text:p>124072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6M12.494S" table:style-name="ce2">
            <text:p>06:1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90" table:style-name="ce1">
            <text:p>990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6M12.424S" table:style-name="ce2">
            <text:p>06:1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6M12.504S" table:style-name="ce2">
            <text:p>06:12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6M12.484S" table:style-name="ce2">
            <text:p>06:1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6M12.664S" table:style-name="ce2">
            <text:p>06:1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6M12.614S" table:style-name="ce2">
            <text:p>06:12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6M12.574S" table:style-name="ce2">
            <text:p>06:1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6M12.794S" table:style-name="ce2">
            <text:p>06:12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6M12.854S" table:style-name="ce2">
            <text:p>06:12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6M12.514S" table:style-name="ce2">
            <text:p>06:1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53156" table:style-name="ce1">
            <text:p>53156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6M0.144S" table:style-name="ce2">
            <text:p>06:0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534" table:style-name="ce1">
            <text:p>13534</text:p>
          </table:table-cell>
          <table:table-cell office:value-type="string" table:style-name="ce1">
            <text:p>Success</text:p>
          </table:table-cell>
          <table:table-cell office:value-type="float" office:value="46866" table:style-name="ce1">
            <text:p>46866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6M11.094S" table:style-name="ce2">
            <text:p>06:1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Success</text:p>
          </table:table-cell>
          <table:table-cell office:value-type="float" office:value="54837" table:style-name="ce1">
            <text:p>5483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6M11.854S" table:style-name="ce2">
            <text:p>06:1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74" table:style-name="ce1">
            <text:p>187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6M12.184S" table:style-name="ce2">
            <text:p>06:12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6M6.474S" table:style-name="ce2">
            <text:p>06:0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355" table:style-name="ce1">
            <text:p>7355</text:p>
          </table:table-cell>
          <table:table-cell office:value-type="string" table:style-name="ce1">
            <text:p>Success</text:p>
          </table:table-cell>
          <table:table-cell office:value-type="float" office:value="53156" table:style-name="ce1">
            <text:p>53156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6M13.714S" table:style-name="ce2">
            <text:p>06:1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6M13.684S" table:style-name="ce2">
            <text:p>06:1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086" table:style-name="ce1">
            <text:p>1086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6M13.654S" table:style-name="ce2">
            <text:p>06:1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6M5.824S" table:style-name="ce2">
            <text:p>06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144" table:style-name="ce1">
            <text:p>8144</text:p>
          </table:table-cell>
          <table:table-cell office:value-type="string" table:style-name="ce1">
            <text:p>Success</text:p>
          </table:table-cell>
          <table:table-cell office:value-type="float" office:value="53156" table:style-name="ce1">
            <text:p>53156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6M13.834S" table:style-name="ce2">
            <text:p>06:13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6M0.024S" table:style-name="ce2">
            <text:p>06:0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012" table:style-name="ce1">
            <text:p>14012</text:p>
          </table:table-cell>
          <table:table-cell office:value-type="string" table:style-name="ce1">
            <text:p>Success</text:p>
          </table:table-cell>
          <table:table-cell office:value-type="float" office:value="53156" table:style-name="ce1">
            <text:p>53156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6M11.074S" table:style-name="ce2">
            <text:p>06:11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72" table:style-name="ce1">
            <text:p>2972</text:p>
          </table:table-cell>
          <table:table-cell office:value-type="string" table:style-name="ce1">
            <text:p>Success</text:p>
          </table:table-cell>
          <table:table-cell office:value-type="float" office:value="54837" table:style-name="ce1">
            <text:p>54837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6M10.804S" table:style-name="ce2">
            <text:p>06:10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Success</text:p>
          </table:table-cell>
          <table:table-cell office:value-type="float" office:value="54837" table:style-name="ce1">
            <text:p>54837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6M5.844S" table:style-name="ce2">
            <text:p>06:0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213" table:style-name="ce1">
            <text:p>8213</text:p>
          </table:table-cell>
          <table:table-cell office:value-type="string" table:style-name="ce1">
            <text:p>Success</text:p>
          </table:table-cell>
          <table:table-cell office:value-type="float" office:value="57870" table:style-name="ce1">
            <text:p>5787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6M11.434S" table:style-name="ce2">
            <text:p>06:11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Success</text:p>
          </table:table-cell>
          <table:table-cell office:value-type="float" office:value="54837" table:style-name="ce1">
            <text:p>54837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6M0.054S" table:style-name="ce2">
            <text:p>06:00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047" table:style-name="ce1">
            <text:p>14047</text:p>
          </table:table-cell>
          <table:table-cell office:value-type="string" table:style-name="ce1">
            <text:p>Success</text:p>
          </table:table-cell>
          <table:table-cell office:value-type="float" office:value="53155" table:style-name="ce1">
            <text:p>53155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6M14.054S" table:style-name="ce2">
            <text:p>06:1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6M12.724S" table:style-name="ce2">
            <text:p>06:12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6M14.084S" table:style-name="ce2">
            <text:p>06:1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6M14.054S" table:style-name="ce2">
            <text:p>06:1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6M13.974S" table:style-name="ce2">
            <text:p>06:1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6M14.054S" table:style-name="ce2">
            <text:p>06:1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6M7.604S" table:style-name="ce2">
            <text:p>06:07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840" table:style-name="ce1">
            <text:p>6840</text:p>
          </table:table-cell>
          <table:table-cell office:value-type="string" table:style-name="ce1">
            <text:p>Success</text:p>
          </table:table-cell>
          <table:table-cell office:value-type="float" office:value="124304" table:style-name="ce1">
            <text:p>124304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6M14.444S" table:style-name="ce2">
            <text:p>06:1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6M14.574S" table:style-name="ce2">
            <text:p>06:14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6M13.744S" table:style-name="ce2">
            <text:p>06:1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6M13.734S" table:style-name="ce2">
            <text:p>06:1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6M14.134S" table:style-name="ce2">
            <text:p>06:1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6M14.934S" table:style-name="ce2">
            <text:p>06:1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6M12.924S" table:style-name="ce2">
            <text:p>06:12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90" table:style-name="ce1">
            <text:p>2190</text:p>
          </table:table-cell>
          <table:table-cell office:value-type="string" table:style-name="ce1">
            <text:p>Success</text:p>
          </table:table-cell>
          <table:table-cell office:value-type="float" office:value="124304" table:style-name="ce1">
            <text:p>124304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6M14.974S" table:style-name="ce2">
            <text:p>06:15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6M15.114S" table:style-name="ce2">
            <text:p>06:15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6M15.384S" table:style-name="ce2">
            <text:p>06:1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6M15.484S" table:style-name="ce2">
            <text:p>06:1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6M15.494S" table:style-name="ce2">
            <text:p>06:1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6M14.104S" table:style-name="ce2">
            <text:p>06:14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6M16.385S" table:style-name="ce2">
            <text:p>06:1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6M14.034S" table:style-name="ce2">
            <text:p>06:1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67" table:style-name="ce1">
            <text:p>246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6M16.505S" table:style-name="ce2">
            <text:p>06:1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6M13.894S" table:style-name="ce2">
            <text:p>06:13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861" table:style-name="ce1">
            <text:p>2861</text:p>
          </table:table-cell>
          <table:table-cell office:value-type="string" table:style-name="ce1">
            <text:p>Success</text:p>
          </table:table-cell>
          <table:table-cell office:value-type="float" office:value="41529" table:style-name="ce1">
            <text:p>41529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6M16.765S" table:style-name="ce2">
            <text:p>06:1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6M17.025S" table:style-name="ce2">
            <text:p>06:1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6M14.934S" table:style-name="ce2">
            <text:p>06:14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30947" table:style-name="ce1">
            <text:p>309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6M17.035S" table:style-name="ce2">
            <text:p>06:1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78" table:style-name="ce1">
            <text:p>1078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6M17.055S" table:style-name="ce2">
            <text:p>06:1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6M17.075S" table:style-name="ce2">
            <text:p>06:1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6M17.085S" table:style-name="ce2">
            <text:p>06:1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6M14.914S" table:style-name="ce2">
            <text:p>06:14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30946" table:style-name="ce1">
            <text:p>30946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6M17.185S" table:style-name="ce2">
            <text:p>06:17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078" table:style-name="ce1">
            <text:p>1078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6M17.195S" table:style-name="ce2">
            <text:p>06:17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6M17.215S" table:style-name="ce2">
            <text:p>06:17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6M17.255S" table:style-name="ce2">
            <text:p>06:1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30" table:style-name="ce1">
            <text:p>1130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6M3.154S" table:style-name="ce2">
            <text:p>06:0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542" table:style-name="ce1">
            <text:p>14542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6M13.964S" table:style-name="ce2">
            <text:p>06:1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6M14.394S" table:style-name="ce2">
            <text:p>06:1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64" table:style-name="ce1">
            <text:p>3364</text:p>
          </table:table-cell>
          <table:table-cell office:value-type="string" table:style-name="ce1">
            <text:p>Success</text:p>
          </table:table-cell>
          <table:table-cell office:value-type="float" office:value="18171" table:style-name="ce1">
            <text:p>18171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6M9.594S" table:style-name="ce2">
            <text:p>06:09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206" table:style-name="ce1">
            <text:p>8206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6M1.584S" table:style-name="ce2">
            <text:p>06:01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344" table:style-name="ce1">
            <text:p>16344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6M9.554S" table:style-name="ce2">
            <text:p>06:0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397" table:style-name="ce1">
            <text:p>8397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6M1.094S" table:style-name="ce2">
            <text:p>06:0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859" table:style-name="ce1">
            <text:p>16859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6M9.504S" table:style-name="ce2">
            <text:p>06:09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465" table:style-name="ce1">
            <text:p>8465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6M2.644S" table:style-name="ce2">
            <text:p>06:0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348" table:style-name="ce1">
            <text:p>15348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6M9.874S" table:style-name="ce2">
            <text:p>06:0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186" table:style-name="ce1">
            <text:p>8186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6M9.964S" table:style-name="ce2">
            <text:p>06:10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115" table:style-name="ce1">
            <text:p>8115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6M9.694S" table:style-name="ce2">
            <text:p>06:0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409" table:style-name="ce1">
            <text:p>8409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6M14.334S" table:style-name="ce2">
            <text:p>06:14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777" table:style-name="ce1">
            <text:p>3777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6M7.734S" table:style-name="ce2">
            <text:p>06:07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384" table:style-name="ce1">
            <text:p>10384</text:p>
          </table:table-cell>
          <table:table-cell office:value-type="string" table:style-name="ce1">
            <text:p>Success</text:p>
          </table:table-cell>
          <table:table-cell office:value-type="float" office:value="41720" table:style-name="ce1">
            <text:p>4172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6M7.384S" table:style-name="ce2">
            <text:p>06:0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777" table:style-name="ce1">
            <text:p>10777</text:p>
          </table:table-cell>
          <table:table-cell office:value-type="string" table:style-name="ce1">
            <text:p>Success</text:p>
          </table:table-cell>
          <table:table-cell office:value-type="float" office:value="41720" table:style-name="ce1">
            <text:p>41720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6M0.724S" table:style-name="ce2">
            <text:p>06:00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7449" table:style-name="ce1">
            <text:p>17449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6M9.064S" table:style-name="ce2">
            <text:p>06:09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131" table:style-name="ce1">
            <text:p>9131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6M9.644S" table:style-name="ce2">
            <text:p>06:0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566" table:style-name="ce1">
            <text:p>8566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6M0.934S" table:style-name="ce2">
            <text:p>06:00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272" table:style-name="ce1">
            <text:p>17272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6M11.834S" table:style-name="ce2">
            <text:p>06:11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74" table:style-name="ce1">
            <text:p>637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6M6.814S" table:style-name="ce2">
            <text:p>06:06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409" table:style-name="ce1">
            <text:p>11409</text:p>
          </table:table-cell>
          <table:table-cell office:value-type="string" table:style-name="ce1">
            <text:p>Success</text:p>
          </table:table-cell>
          <table:table-cell office:value-type="float" office:value="41718" table:style-name="ce1">
            <text:p>4171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6M3.454S" table:style-name="ce2">
            <text:p>06:0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763" table:style-name="ce1">
            <text:p>14763</text:p>
          </table:table-cell>
          <table:table-cell office:value-type="string" table:style-name="ce1">
            <text:p>Success</text:p>
          </table:table-cell>
          <table:table-cell office:value-type="float" office:value="51459" table:style-name="ce1">
            <text:p>51459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6M14.714S" table:style-name="ce2">
            <text:p>06:14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12" table:style-name="ce1">
            <text:p>351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6M9.744S" table:style-name="ce2">
            <text:p>06:0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484" table:style-name="ce1">
            <text:p>8484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6M1.984S" table:style-name="ce2">
            <text:p>06:0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255" table:style-name="ce1">
            <text:p>16255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6M4.134S" table:style-name="ce2">
            <text:p>06:0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108" table:style-name="ce1">
            <text:p>14108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6M13.984S" table:style-name="ce2">
            <text:p>06:1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270" table:style-name="ce1">
            <text:p>4270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6M9.784S" table:style-name="ce2">
            <text:p>06:0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485" table:style-name="ce1">
            <text:p>8485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6M3.984S" table:style-name="ce2">
            <text:p>06:0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307" table:style-name="ce1">
            <text:p>14307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6M10.574S" table:style-name="ce2">
            <text:p>06:1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747" table:style-name="ce1">
            <text:p>7747</text:p>
          </table:table-cell>
          <table:table-cell office:value-type="string" table:style-name="ce1">
            <text:p>Success</text:p>
          </table:table-cell>
          <table:table-cell office:value-type="float" office:value="53141" table:style-name="ce1">
            <text:p>53141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6M16.405S" table:style-name="ce2">
            <text:p>06:1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ccess</text:p>
          </table:table-cell>
          <table:table-cell office:value-type="float" office:value="53173" table:style-name="ce1">
            <text:p>53173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6M9.924S" table:style-name="ce2">
            <text:p>06:09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422" table:style-name="ce1">
            <text:p>8422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6M5.724S" table:style-name="ce2">
            <text:p>06:05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32" table:style-name="ce1">
            <text:p>12632</text:p>
          </table:table-cell>
          <table:table-cell office:value-type="string" table:style-name="ce1">
            <text:p>Success</text:p>
          </table:table-cell>
          <table:table-cell office:value-type="float" office:value="53157" table:style-name="ce1">
            <text:p>53157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6M2.784S" table:style-name="ce2">
            <text:p>06:0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585" table:style-name="ce1">
            <text:p>15585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6M9.824S" table:style-name="ce2">
            <text:p>06:09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567" table:style-name="ce1">
            <text:p>8567</text:p>
          </table:table-cell>
          <table:table-cell office:value-type="string" table:style-name="ce1">
            <text:p>Success</text:p>
          </table:table-cell>
          <table:table-cell office:value-type="float" office:value="43312" table:style-name="ce1">
            <text:p>43312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6M2.294S" table:style-name="ce2">
            <text:p>06:0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103" table:style-name="ce1">
            <text:p>16103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6M0.044S" table:style-name="ce2">
            <text:p>06:0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8378" table:style-name="ce1">
            <text:p>18378</text:p>
          </table:table-cell>
          <table:table-cell office:value-type="string" table:style-name="ce1">
            <text:p>Success</text:p>
          </table:table-cell>
          <table:table-cell office:value-type="float" office:value="51459" table:style-name="ce1">
            <text:p>51459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6M13.874S" table:style-name="ce2">
            <text:p>06:1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555" table:style-name="ce1">
            <text:p>4555</text:p>
          </table:table-cell>
          <table:table-cell office:value-type="string" table:style-name="ce1">
            <text:p>Success</text:p>
          </table:table-cell>
          <table:table-cell office:value-type="float" office:value="49371" table:style-name="ce1">
            <text:p>49371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6M3.934S" table:style-name="ce2">
            <text:p>06:0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512" table:style-name="ce1">
            <text:p>14512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6M17.265S" table:style-name="ce2">
            <text:p>06:1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6M17.035S" table:style-name="ce2">
            <text:p>06:1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48546" table:style-name="ce1">
            <text:p>48546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6M16.525S" table:style-name="ce2">
            <text:p>06:1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ccess</text:p>
          </table:table-cell>
          <table:table-cell office:value-type="float" office:value="53172" table:style-name="ce1">
            <text:p>5317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6M14.134S" table:style-name="ce2">
            <text:p>06:1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345" table:style-name="ce1">
            <text:p>4345</text:p>
          </table:table-cell>
          <table:table-cell office:value-type="string" table:style-name="ce1">
            <text:p>Success</text:p>
          </table:table-cell>
          <table:table-cell office:value-type="float" office:value="49371" table:style-name="ce1">
            <text:p>49371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6M14.154S" table:style-name="ce2">
            <text:p>06:1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344" table:style-name="ce1">
            <text:p>4344</text:p>
          </table:table-cell>
          <table:table-cell office:value-type="string" table:style-name="ce1">
            <text:p>Success</text:p>
          </table:table-cell>
          <table:table-cell office:value-type="float" office:value="49371" table:style-name="ce1">
            <text:p>49371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6M18.465S" table:style-name="ce2">
            <text:p>06:18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6M17.105S" table:style-name="ce2">
            <text:p>06:1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6M14.144S" table:style-name="ce2">
            <text:p>06:1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370" table:style-name="ce1">
            <text:p>4370</text:p>
          </table:table-cell>
          <table:table-cell office:value-type="string" table:style-name="ce1">
            <text:p>Success</text:p>
          </table:table-cell>
          <table:table-cell office:value-type="float" office:value="49371" table:style-name="ce1">
            <text:p>49371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6M18.325S" table:style-name="ce2">
            <text:p>06:18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6M15.214S" table:style-name="ce2">
            <text:p>06:1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389" table:style-name="ce1">
            <text:p>3389</text:p>
          </table:table-cell>
          <table:table-cell office:value-type="string" table:style-name="ce1">
            <text:p>Success</text:p>
          </table:table-cell>
          <table:table-cell office:value-type="float" office:value="53176" table:style-name="ce1">
            <text:p>5317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6M11.724S" table:style-name="ce2">
            <text:p>06:11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875" table:style-name="ce1">
            <text:p>6875</text:p>
          </table:table-cell>
          <table:table-cell office:value-type="string" table:style-name="ce1">
            <text:p>Success</text:p>
          </table:table-cell>
          <table:table-cell office:value-type="float" office:value="53156" table:style-name="ce1">
            <text:p>53156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6M17.805S" table:style-name="ce2">
            <text:p>06:1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6M18.605S" table:style-name="ce2">
            <text:p>06:1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6M18.215S" table:style-name="ce2">
            <text:p>06:1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6M18.225S" table:style-name="ce2">
            <text:p>06:1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6M2.824S" table:style-name="ce2">
            <text:p>06:0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236" table:style-name="ce1">
            <text:p>16236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6M18.985S" table:style-name="ce2">
            <text:p>06:19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6M2.324S" table:style-name="ce2">
            <text:p>06:0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788" table:style-name="ce1">
            <text:p>16788</text:p>
          </table:table-cell>
          <table:table-cell office:value-type="string" table:style-name="ce1">
            <text:p>Success</text:p>
          </table:table-cell>
          <table:table-cell office:value-type="float" office:value="63577" table:style-name="ce1">
            <text:p>63577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6M1.034S" table:style-name="ce2">
            <text:p>06:0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8092" table:style-name="ce1">
            <text:p>18092</text:p>
          </table:table-cell>
          <table:table-cell office:value-type="string" table:style-name="ce1">
            <text:p>Success</text:p>
          </table:table-cell>
          <table:table-cell office:value-type="float" office:value="57659" table:style-name="ce1">
            <text:p>57659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6M3.364S" table:style-name="ce2">
            <text:p>06:03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806" table:style-name="ce1">
            <text:p>15806</text:p>
          </table:table-cell>
          <table:table-cell office:value-type="string" table:style-name="ce1">
            <text:p>Success</text:p>
          </table:table-cell>
          <table:table-cell office:value-type="float" office:value="57659" table:style-name="ce1">
            <text:p>57659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6M19.065S" table:style-name="ce2">
            <text:p>06:1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6M18.465S" table:style-name="ce2">
            <text:p>06:18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5M59.854S" table:style-name="ce2">
            <text:p>05:5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477" table:style-name="ce1">
            <text:p>19477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6M17.695S" table:style-name="ce2">
            <text:p>06:17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Success</text:p>
          </table:table-cell>
          <table:table-cell office:value-type="float" office:value="32982" table:style-name="ce1">
            <text:p>32982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6M17.735S" table:style-name="ce2">
            <text:p>06:1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ccess</text:p>
          </table:table-cell>
          <table:table-cell office:value-type="float" office:value="33073" table:style-name="ce1">
            <text:p>33073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6M17.765S" table:style-name="ce2">
            <text:p>06:17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639" table:style-name="ce1">
            <text:p>1639</text:p>
          </table:table-cell>
          <table:table-cell office:value-type="string" table:style-name="ce1">
            <text:p>Success</text:p>
          </table:table-cell>
          <table:table-cell office:value-type="float" office:value="33073" table:style-name="ce1">
            <text:p>33073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6M17.925S" table:style-name="ce2">
            <text:p>06:1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35099" table:style-name="ce1">
            <text:p>35099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6M19.175S" table:style-name="ce2">
            <text:p>06:1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6M17.995S" table:style-name="ce2">
            <text:p>06:1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39336" table:style-name="ce1">
            <text:p>39336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6M18.115S" table:style-name="ce2">
            <text:p>06:18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39437" table:style-name="ce1">
            <text:p>39437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6M17.955S" table:style-name="ce2">
            <text:p>06:1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Success</text:p>
          </table:table-cell>
          <table:table-cell office:value-type="float" office:value="37218" table:style-name="ce1">
            <text:p>37218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6M18.175S" table:style-name="ce2">
            <text:p>06:1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43573" table:style-name="ce1">
            <text:p>43573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6M18.355S" table:style-name="ce2">
            <text:p>06:18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6M18.395S" table:style-name="ce2">
            <text:p>06:1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6M18.345S" table:style-name="ce2">
            <text:p>06:1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6M18.205S" table:style-name="ce2">
            <text:p>06:1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6M18.225S" table:style-name="ce2">
            <text:p>06:18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6M18.225S" table:style-name="ce2">
            <text:p>06:18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6M18.155S" table:style-name="ce2">
            <text:p>06:1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6M18.275S" table:style-name="ce2">
            <text:p>06:1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6M18.215S" table:style-name="ce2">
            <text:p>06:1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6M18.125S" table:style-name="ce2">
            <text:p>06:18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6M17.975S" table:style-name="ce2">
            <text:p>06:1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6M18.065S" table:style-name="ce2">
            <text:p>06:1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6M17.945S" table:style-name="ce2">
            <text:p>06:1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86" table:style-name="ce1">
            <text:p>21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6M18.085S" table:style-name="ce2">
            <text:p>06:1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6M18.105S" table:style-name="ce2">
            <text:p>06:1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6M19.555S" table:style-name="ce2">
            <text:p>06:1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6M19.505S" table:style-name="ce2">
            <text:p>06:1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6M19.475S" table:style-name="ce2">
            <text:p>06:1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6M19.465S" table:style-name="ce2">
            <text:p>06:1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6M19.425S" table:style-name="ce2">
            <text:p>06:1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6M19.345S" table:style-name="ce2">
            <text:p>06:19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6M19.335S" table:style-name="ce2">
            <text:p>06:19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6M19.135S" table:style-name="ce2">
            <text:p>06:19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82" table:style-name="ce1">
            <text:p>1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6M19.115S" table:style-name="ce2">
            <text:p>06:1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6M19.065S" table:style-name="ce2">
            <text:p>06:1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6M18.515S" table:style-name="ce2">
            <text:p>06:1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6M18.605S" table:style-name="ce2">
            <text:p>06:1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6M20.715S" table:style-name="ce2">
            <text:p>06:20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6M20.665S" table:style-name="ce2">
            <text:p>06:20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6M20.615S" table:style-name="ce2">
            <text:p>06:2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6M20.565S" table:style-name="ce2">
            <text:p>06:2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6M20.525S" table:style-name="ce2">
            <text:p>06:2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6M20.475S" table:style-name="ce2">
            <text:p>06:2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6M20.435S" table:style-name="ce2">
            <text:p>06:2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6M20.385S" table:style-name="ce2">
            <text:p>06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6M20.365S" table:style-name="ce2">
            <text:p>06:20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6M20.275S" table:style-name="ce2">
            <text:p>06:2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6M18.435S" table:style-name="ce2">
            <text:p>06:1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845" table:style-name="ce1">
            <text:p>284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6M21.225S" table:style-name="ce2">
            <text:p>06:2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6M21.175S" table:style-name="ce2">
            <text:p>06:21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6M21.125S" table:style-name="ce2">
            <text:p>06:2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6M21.075S" table:style-name="ce2">
            <text:p>06:2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6M21.035S" table:style-name="ce2">
            <text:p>06:21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6M20.985S" table:style-name="ce2">
            <text:p>06:21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6M20.945S" table:style-name="ce2">
            <text:p>06:2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6M20.895S" table:style-name="ce2">
            <text:p>06:2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6M20.845S" table:style-name="ce2">
            <text:p>06:2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6M21.625S" table:style-name="ce2">
            <text:p>06:21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6M21.585S" table:style-name="ce2">
            <text:p>06:21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6M21.535S" table:style-name="ce2">
            <text:p>06:2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6M21.485S" table:style-name="ce2">
            <text:p>06:21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6M21.445S" table:style-name="ce2">
            <text:p>06:2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6M21.395S" table:style-name="ce2">
            <text:p>06:2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6M21.355S" table:style-name="ce2">
            <text:p>06:21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6M21.305S" table:style-name="ce2">
            <text:p>06:2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6M21.265S" table:style-name="ce2">
            <text:p>06:21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6M21.955S" table:style-name="ce2">
            <text:p>06:22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6M21.815S" table:style-name="ce2">
            <text:p>06:2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6M21.775S" table:style-name="ce2">
            <text:p>06:21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6M21.725S" table:style-name="ce2">
            <text:p>06:21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6M21.675S" table:style-name="ce2">
            <text:p>06:21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6M22.285S" table:style-name="ce2">
            <text:p>06:2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6M22.235S" table:style-name="ce2">
            <text:p>06:2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6M22.195S" table:style-name="ce2">
            <text:p>06:22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6M22.095S" table:style-name="ce2">
            <text:p>06:2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6M18.225S" table:style-name="ce2">
            <text:p>06:1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440" table:style-name="ce1">
            <text:p>444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6M22.325S" table:style-name="ce2">
            <text:p>06:2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6M22.665S" table:style-name="ce2">
            <text:p>06:2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6M19.495S" table:style-name="ce2">
            <text:p>06:1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94" table:style-name="ce1">
            <text:p>35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6M19.405S" table:style-name="ce2">
            <text:p>06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6M23.095S" table:style-name="ce2">
            <text:p>06:2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6M23.105S" table:style-name="ce2">
            <text:p>06:2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6M23.115S" table:style-name="ce2">
            <text:p>06:2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6M23.135S" table:style-name="ce2">
            <text:p>06:2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6M19.355S" table:style-name="ce2">
            <text:p>06:19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6M23.125S" table:style-name="ce2">
            <text:p>06:2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6M22.685S" table:style-name="ce2">
            <text:p>06:2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6M23.145S" table:style-name="ce2">
            <text:p>06:2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6M23.145S" table:style-name="ce2">
            <text:p>06:2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6M23.195S" table:style-name="ce2">
            <text:p>06:2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6M23.235S" table:style-name="ce2">
            <text:p>06:2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6M18.515S" table:style-name="ce2">
            <text:p>06:1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682" table:style-name="ce1">
            <text:p>568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6M1.144S" table:style-name="ce2">
            <text:p>06:01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120" table:style-name="ce1">
            <text:p>23120</text:p>
          </table:table-cell>
          <table:table-cell office:value-type="string" table:style-name="ce1">
            <text:p>Success</text:p>
          </table:table-cell>
          <table:table-cell office:value-type="float" office:value="57659" table:style-name="ce1">
            <text:p>57659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6M24.265S" table:style-name="ce2">
            <text:p>06:2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6M18.255S" table:style-name="ce2">
            <text:p>06:18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Success</text:p>
          </table:table-cell>
          <table:table-cell office:value-type="float" office:value="50019" table:style-name="ce1">
            <text:p>50019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6M22.535S" table:style-name="ce2">
            <text:p>06:2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56336" table:style-name="ce1">
            <text:p>56336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6M24.575S" table:style-name="ce2">
            <text:p>06:2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6M22.375S" table:style-name="ce2">
            <text:p>06:2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Success</text:p>
          </table:table-cell>
          <table:table-cell office:value-type="float" office:value="56352" table:style-name="ce1">
            <text:p>56352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6M21.865S" table:style-name="ce2">
            <text:p>06:2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300" table:style-name="ce1">
            <text:p>3300</text:p>
          </table:table-cell>
          <table:table-cell office:value-type="string" table:style-name="ce1">
            <text:p>Success</text:p>
          </table:table-cell>
          <table:table-cell office:value-type="float" office:value="58457" table:style-name="ce1">
            <text:p>58457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6M18.215S" table:style-name="ce2">
            <text:p>06:18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974" table:style-name="ce1">
            <text:p>6974</text:p>
          </table:table-cell>
          <table:table-cell office:value-type="string" table:style-name="ce1">
            <text:p>Success</text:p>
          </table:table-cell>
          <table:table-cell office:value-type="float" office:value="58416" table:style-name="ce1">
            <text:p>58416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6M18.245S" table:style-name="ce2">
            <text:p>06:1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023" table:style-name="ce1">
            <text:p>7023</text:p>
          </table:table-cell>
          <table:table-cell office:value-type="string" table:style-name="ce1">
            <text:p>Success</text:p>
          </table:table-cell>
          <table:table-cell office:value-type="float" office:value="56299" table:style-name="ce1">
            <text:p>56299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6M21.285S" table:style-name="ce2">
            <text:p>06:21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Success</text:p>
          </table:table-cell>
          <table:table-cell office:value-type="float" office:value="60615" table:style-name="ce1">
            <text:p>60615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6M24.975S" table:style-name="ce2">
            <text:p>06:2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6M22.425S" table:style-name="ce2">
            <text:p>06:2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Success</text:p>
          </table:table-cell>
          <table:table-cell office:value-type="float" office:value="60593" table:style-name="ce1">
            <text:p>60593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6M21.905S" table:style-name="ce2">
            <text:p>06:2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Success</text:p>
          </table:table-cell>
          <table:table-cell office:value-type="float" office:value="60577" table:style-name="ce1">
            <text:p>60577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6M22.035S" table:style-name="ce2">
            <text:p>06:2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328" table:style-name="ce1">
            <text:p>3328</text:p>
          </table:table-cell>
          <table:table-cell office:value-type="string" table:style-name="ce1">
            <text:p>Success</text:p>
          </table:table-cell>
          <table:table-cell office:value-type="float" office:value="60575" table:style-name="ce1">
            <text:p>60575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6M25.275S" table:style-name="ce2">
            <text:p>06:2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6M25.185S" table:style-name="ce2">
            <text:p>06:2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6M20.225S" table:style-name="ce2">
            <text:p>06:20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Success</text:p>
          </table:table-cell>
          <table:table-cell office:value-type="float" office:value="64782" table:style-name="ce1">
            <text:p>64782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6M20.135S" table:style-name="ce2">
            <text:p>06:20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423" table:style-name="ce1">
            <text:p>5423</text:p>
          </table:table-cell>
          <table:table-cell office:value-type="string" table:style-name="ce1">
            <text:p>Success</text:p>
          </table:table-cell>
          <table:table-cell office:value-type="float" office:value="66901" table:style-name="ce1">
            <text:p>66901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6M20.085S" table:style-name="ce2">
            <text:p>06:20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642" table:style-name="ce1">
            <text:p>5642</text:p>
          </table:table-cell>
          <table:table-cell office:value-type="string" table:style-name="ce1">
            <text:p>Success</text:p>
          </table:table-cell>
          <table:table-cell office:value-type="float" office:value="71144" table:style-name="ce1">
            <text:p>71144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6M20.045S" table:style-name="ce2">
            <text:p>06:2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743" table:style-name="ce1">
            <text:p>5743</text:p>
          </table:table-cell>
          <table:table-cell office:value-type="string" table:style-name="ce1">
            <text:p>Success</text:p>
          </table:table-cell>
          <table:table-cell office:value-type="float" office:value="71145" table:style-name="ce1">
            <text:p>71145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6M18.495S" table:style-name="ce2">
            <text:p>06:1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292" table:style-name="ce1">
            <text:p>729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6M25.065S" table:style-name="ce2">
            <text:p>06:25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6M19.865S" table:style-name="ce2">
            <text:p>06:19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Success</text:p>
          </table:table-cell>
          <table:table-cell office:value-type="float" office:value="77503" table:style-name="ce1">
            <text:p>77503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6M19.955S" table:style-name="ce2">
            <text:p>06:2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902" table:style-name="ce1">
            <text:p>5902</text:p>
          </table:table-cell>
          <table:table-cell office:value-type="string" table:style-name="ce1">
            <text:p>Success</text:p>
          </table:table-cell>
          <table:table-cell office:value-type="float" office:value="75388" table:style-name="ce1">
            <text:p>7538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6M19.995S" table:style-name="ce2">
            <text:p>06:2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930" table:style-name="ce1">
            <text:p>5930</text:p>
          </table:table-cell>
          <table:table-cell office:value-type="string" table:style-name="ce1">
            <text:p>Success</text:p>
          </table:table-cell>
          <table:table-cell office:value-type="float" office:value="75385" table:style-name="ce1">
            <text:p>75385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6M25.565S" table:style-name="ce2">
            <text:p>06:25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6M19.775S" table:style-name="ce2">
            <text:p>06:1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285" table:style-name="ce1">
            <text:p>6285</text:p>
          </table:table-cell>
          <table:table-cell office:value-type="string" table:style-name="ce1">
            <text:p>Success</text:p>
          </table:table-cell>
          <table:table-cell office:value-type="float" office:value="83865" table:style-name="ce1">
            <text:p>83865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6M19.685S" table:style-name="ce2">
            <text:p>06:1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96" table:style-name="ce1">
            <text:p>6396</text:p>
          </table:table-cell>
          <table:table-cell office:value-type="string" table:style-name="ce1">
            <text:p>Success</text:p>
          </table:table-cell>
          <table:table-cell office:value-type="float" office:value="88109" table:style-name="ce1">
            <text:p>88109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6M19.815S" table:style-name="ce2">
            <text:p>06:1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276" table:style-name="ce1">
            <text:p>6276</text:p>
          </table:table-cell>
          <table:table-cell office:value-type="string" table:style-name="ce1">
            <text:p>Success</text:p>
          </table:table-cell>
          <table:table-cell office:value-type="float" office:value="81745" table:style-name="ce1">
            <text:p>81745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6M19.725S" table:style-name="ce2">
            <text:p>06:1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365" table:style-name="ce1">
            <text:p>6365</text:p>
          </table:table-cell>
          <table:table-cell office:value-type="string" table:style-name="ce1">
            <text:p>Success</text:p>
          </table:table-cell>
          <table:table-cell office:value-type="float" office:value="85986" table:style-name="ce1">
            <text:p>85986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6M19.915S" table:style-name="ce2">
            <text:p>06:1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84" table:style-name="ce1">
            <text:p>6184</text:p>
          </table:table-cell>
          <table:table-cell office:value-type="string" table:style-name="ce1">
            <text:p>Success</text:p>
          </table:table-cell>
          <table:table-cell office:value-type="float" office:value="77505" table:style-name="ce1">
            <text:p>77505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6M19.625S" table:style-name="ce2">
            <text:p>06:19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503" table:style-name="ce1">
            <text:p>6503</text:p>
          </table:table-cell>
          <table:table-cell office:value-type="string" table:style-name="ce1">
            <text:p>Success</text:p>
          </table:table-cell>
          <table:table-cell office:value-type="float" office:value="88108" table:style-name="ce1">
            <text:p>8810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6M18.655S" table:style-name="ce2">
            <text:p>06:1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486" table:style-name="ce1">
            <text:p>7486</text:p>
          </table:table-cell>
          <table:table-cell office:value-type="string" table:style-name="ce1">
            <text:p>Success</text:p>
          </table:table-cell>
          <table:table-cell office:value-type="float" office:value="83868" table:style-name="ce1">
            <text:p>83868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6M25.545S" table:style-name="ce2">
            <text:p>06:2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6M18.715S" table:style-name="ce2">
            <text:p>06:18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475" table:style-name="ce1">
            <text:p>7475</text:p>
          </table:table-cell>
          <table:table-cell office:value-type="string" table:style-name="ce1">
            <text:p>Success</text:p>
          </table:table-cell>
          <table:table-cell office:value-type="float" office:value="83979" table:style-name="ce1">
            <text:p>83979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6M25.525S" table:style-name="ce2">
            <text:p>06:25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6M25.355S" table:style-name="ce2">
            <text:p>06:25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6M25.275S" table:style-name="ce2">
            <text:p>06:2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6M25.295S" table:style-name="ce2">
            <text:p>06:25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6M26.345S" table:style-name="ce2">
            <text:p>06:2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6M26.295S" table:style-name="ce2">
            <text:p>06:2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6M26.225S" table:style-name="ce2">
            <text:p>06:2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6M26.185S" table:style-name="ce2">
            <text:p>06:2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6M26.145S" table:style-name="ce2">
            <text:p>06:2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6M26.125S" table:style-name="ce2">
            <text:p>06:2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6M26.105S" table:style-name="ce2">
            <text:p>06:2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6M26.095S" table:style-name="ce2">
            <text:p>06:26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6M26.085S" table:style-name="ce2">
            <text:p>06:2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6M26.095S" table:style-name="ce2">
            <text:p>06:2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6M26.045S" table:style-name="ce2">
            <text:p>06:2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6M26.055S" table:style-name="ce2">
            <text:p>06:2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6M25.935S" table:style-name="ce2">
            <text:p>06:2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6M25.865S" table:style-name="ce2">
            <text:p>06:2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6M25.835S" table:style-name="ce2">
            <text:p>06:2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6M25.805S" table:style-name="ce2">
            <text:p>06:25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6M25.785S" table:style-name="ce2">
            <text:p>06:2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6M25.735S" table:style-name="ce2">
            <text:p>06:25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6M27.175S" table:style-name="ce2">
            <text:p>06:27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6M27.085S" table:style-name="ce2">
            <text:p>06:27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6M27.035S" table:style-name="ce2">
            <text:p>06:27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6M26.995S" table:style-name="ce2">
            <text:p>06:27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6M26.945S" table:style-name="ce2">
            <text:p>06:26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6M26.905S" table:style-name="ce2">
            <text:p>06:2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6M26.855S" table:style-name="ce2">
            <text:p>06:2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6M26.815S" table:style-name="ce2">
            <text:p>06:2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6M26.765S" table:style-name="ce2">
            <text:p>06:26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6M26.725S" table:style-name="ce2">
            <text:p>06:2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6M26.675S" table:style-name="ce2">
            <text:p>06:2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6M26.625S" table:style-name="ce2">
            <text:p>06:2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6M26.585S" table:style-name="ce2">
            <text:p>06:2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6M26.535S" table:style-name="ce2">
            <text:p>06:26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6M26.435S" table:style-name="ce2">
            <text:p>06:26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6M26.385S" table:style-name="ce2">
            <text:p>06:2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6M27.905S" table:style-name="ce2">
            <text:p>06:2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6M27.825S" table:style-name="ce2">
            <text:p>06:2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6M27.775S" table:style-name="ce2">
            <text:p>06:2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6M27.735S" table:style-name="ce2">
            <text:p>06:27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6M27.695S" table:style-name="ce2">
            <text:p>06:27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6M27.645S" table:style-name="ce2">
            <text:p>06:27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6M27.595S" table:style-name="ce2">
            <text:p>06:2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6M27.555S" table:style-name="ce2">
            <text:p>06:27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6M27.505S" table:style-name="ce2">
            <text:p>06:2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6M27.465S" table:style-name="ce2">
            <text:p>06:2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6M27.415S" table:style-name="ce2">
            <text:p>06:27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6M27.365S" table:style-name="ce2">
            <text:p>06:2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6M27.315S" table:style-name="ce2">
            <text:p>06:2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6M27.275S" table:style-name="ce2">
            <text:p>06:2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6M27.225S" table:style-name="ce2">
            <text:p>06:2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6M28.595S" table:style-name="ce2">
            <text:p>06:28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6M28.545S" table:style-name="ce2">
            <text:p>06:2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6M28.505S" table:style-name="ce2">
            <text:p>06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6M28.455S" table:style-name="ce2">
            <text:p>06:2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6M28.415S" table:style-name="ce2">
            <text:p>06:2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6M28.365S" table:style-name="ce2">
            <text:p>06:2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6M28.315S" table:style-name="ce2">
            <text:p>06:28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6M28.275S" table:style-name="ce2">
            <text:p>06:2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6M28.225S" table:style-name="ce2">
            <text:p>06:28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6M28.195S" table:style-name="ce2">
            <text:p>06:28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6M28.145S" table:style-name="ce2">
            <text:p>06:28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6M28.095S" table:style-name="ce2">
            <text:p>06:28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6M28.045S" table:style-name="ce2">
            <text:p>06:2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6M27.955S" table:style-name="ce2">
            <text:p>06:2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6M29.215S" table:style-name="ce2">
            <text:p>06:29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6M29.175S" table:style-name="ce2">
            <text:p>06:2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6M29.125S" table:style-name="ce2">
            <text:p>06:29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6M29.075S" table:style-name="ce2">
            <text:p>06:2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6M29.035S" table:style-name="ce2">
            <text:p>06:2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6M28.985S" table:style-name="ce2">
            <text:p>06:2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6M28.885S" table:style-name="ce2">
            <text:p>06:2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6M28.835S" table:style-name="ce2">
            <text:p>06:28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6M28.785S" table:style-name="ce2">
            <text:p>06:28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6M28.745S" table:style-name="ce2">
            <text:p>06:28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6M28.695S" table:style-name="ce2">
            <text:p>06:2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6M28.645S" table:style-name="ce2">
            <text:p>06:2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6M18.425S" table:style-name="ce2">
            <text:p>06:1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435" table:style-name="ce1">
            <text:p>1143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6M29.865S" table:style-name="ce2">
            <text:p>06:2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6M29.855S" table:style-name="ce2">
            <text:p>06:2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6M29.945S" table:style-name="ce2">
            <text:p>06:2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6M18.475S" table:style-name="ce2">
            <text:p>06:1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585" table:style-name="ce1">
            <text:p>1158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6M26.195S" table:style-name="ce2">
            <text:p>06:26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884" table:style-name="ce1">
            <text:p>488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6M31.075S" table:style-name="ce2">
            <text:p>06:31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6M18.465S" table:style-name="ce2">
            <text:p>06:1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910" table:style-name="ce1">
            <text:p>12910</text:p>
          </table:table-cell>
          <table:table-cell office:value-type="string" table:style-name="ce1">
            <text:p>Success</text:p>
          </table:table-cell>
          <table:table-cell office:value-type="float" office:value="90262" table:style-name="ce1">
            <text:p>90262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6M31.385S" table:style-name="ce2">
            <text:p>06:31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84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6M18.455S" table:style-name="ce2">
            <text:p>06:18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060" table:style-name="ce1">
            <text:p>13060</text:p>
          </table:table-cell>
          <table:table-cell office:value-type="string" table:style-name="ce1">
            <text:p>Success</text:p>
          </table:table-cell>
          <table:table-cell office:value-type="float" office:value="92296" table:style-name="ce1">
            <text:p>92296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6M18.405S" table:style-name="ce2">
            <text:p>06:18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121" table:style-name="ce1">
            <text:p>13121</text:p>
          </table:table-cell>
          <table:table-cell office:value-type="string" table:style-name="ce1">
            <text:p>Success</text:p>
          </table:table-cell>
          <table:table-cell office:value-type="float" office:value="92296" table:style-name="ce1">
            <text:p>92296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6M24.745S" table:style-name="ce2">
            <text:p>06:24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805" table:style-name="ce1">
            <text:p>68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6M18.295S" table:style-name="ce2">
            <text:p>06:1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284" table:style-name="ce1">
            <text:p>13284</text:p>
          </table:table-cell>
          <table:table-cell office:value-type="string" table:style-name="ce1">
            <text:p>Success</text:p>
          </table:table-cell>
          <table:table-cell office:value-type="float" office:value="92468" table:style-name="ce1">
            <text:p>9246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6M18.335S" table:style-name="ce2">
            <text:p>06:18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247" table:style-name="ce1">
            <text:p>13247</text:p>
          </table:table-cell>
          <table:table-cell office:value-type="string" table:style-name="ce1">
            <text:p>Success</text:p>
          </table:table-cell>
          <table:table-cell office:value-type="float" office:value="92383" table:style-name="ce1">
            <text:p>92383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6M18.245S" table:style-name="ce2">
            <text:p>06:1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348" table:style-name="ce1">
            <text:p>13348</text:p>
          </table:table-cell>
          <table:table-cell office:value-type="string" table:style-name="ce1">
            <text:p>Success</text:p>
          </table:table-cell>
          <table:table-cell office:value-type="float" office:value="92468" table:style-name="ce1">
            <text:p>92468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6M18.375S" table:style-name="ce2">
            <text:p>06:1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216" table:style-name="ce1">
            <text:p>13216</text:p>
          </table:table-cell>
          <table:table-cell office:value-type="string" table:style-name="ce1">
            <text:p>Success</text:p>
          </table:table-cell>
          <table:table-cell office:value-type="float" office:value="92296" table:style-name="ce1">
            <text:p>92296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6M31.555S" table:style-name="ce2">
            <text:p>06:3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6M31.585S" table:style-name="ce2">
            <text:p>06:3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84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6M31.625S" table:style-name="ce2">
            <text:p>06:3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6M31.645S" table:style-name="ce2">
            <text:p>06:3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6M31.515S" table:style-name="ce2">
            <text:p>06:31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6M31.595S" table:style-name="ce2">
            <text:p>06:31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6M31.585S" table:style-name="ce2">
            <text:p>06:31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6M27.865S" table:style-name="ce2">
            <text:p>06:2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07" table:style-name="ce1">
            <text:p>4207</text:p>
          </table:table-cell>
          <table:table-cell office:value-type="string" table:style-name="ce1">
            <text:p>Success</text:p>
          </table:table-cell>
          <table:table-cell office:value-type="float" office:value="90262" table:style-name="ce1">
            <text:p>90262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6M28.005S" table:style-name="ce2">
            <text:p>06:2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Success</text:p>
          </table:table-cell>
          <table:table-cell office:value-type="float" office:value="90262" table:style-name="ce1">
            <text:p>90262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6M31.585S" table:style-name="ce2">
            <text:p>06:31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6M31.525S" table:style-name="ce2">
            <text:p>06:31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6M32.175S" table:style-name="ce2">
            <text:p>06:32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6M19.045S" table:style-name="ce2">
            <text:p>06:1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554" table:style-name="ce1">
            <text:p>13554</text:p>
          </table:table-cell>
          <table:table-cell office:value-type="string" table:style-name="ce1">
            <text:p>Success</text:p>
          </table:table-cell>
          <table:table-cell office:value-type="float" office:value="92525" table:style-name="ce1">
            <text:p>92525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6M32.605S" table:style-name="ce2">
            <text:p>06:3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220" table:style-name="ce1">
            <text:p>1220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6M32.625S" table:style-name="ce2">
            <text:p>06:3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6M32.025S" table:style-name="ce2">
            <text:p>06:3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6M24.195S" table:style-name="ce2">
            <text:p>06:2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496" table:style-name="ce1">
            <text:p>8496</text:p>
          </table:table-cell>
          <table:table-cell office:value-type="string" table:style-name="ce1">
            <text:p>Success</text:p>
          </table:table-cell>
          <table:table-cell office:value-type="float" office:value="94495" table:style-name="ce1">
            <text:p>94495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6M23.155S" table:style-name="ce2">
            <text:p>06:2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544" table:style-name="ce1">
            <text:p>9544</text:p>
          </table:table-cell>
          <table:table-cell office:value-type="string" table:style-name="ce1">
            <text:p>Success</text:p>
          </table:table-cell>
          <table:table-cell office:value-type="float" office:value="94471" table:style-name="ce1">
            <text:p>94471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6M32.695S" table:style-name="ce2">
            <text:p>06:3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6M32.685S" table:style-name="ce2">
            <text:p>06:3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6M32.715S" table:style-name="ce2">
            <text:p>06:3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272" table:style-name="ce1">
            <text:p>1272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6M31.885S" table:style-name="ce2">
            <text:p>06:3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6M31.815S" table:style-name="ce2">
            <text:p>06:31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6M32.765S" table:style-name="ce2">
            <text:p>06:3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6M32.705S" table:style-name="ce2">
            <text:p>06:3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6M20.185S" table:style-name="ce2">
            <text:p>06:2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796" table:style-name="ce1">
            <text:p>12796</text:p>
          </table:table-cell>
          <table:table-cell office:value-type="string" table:style-name="ce1">
            <text:p>Success</text:p>
          </table:table-cell>
          <table:table-cell office:value-type="float" office:value="94560" table:style-name="ce1">
            <text:p>94560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6M32.695S" table:style-name="ce2">
            <text:p>06:3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6M32.535S" table:style-name="ce2">
            <text:p>06:3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6M32.325S" table:style-name="ce2">
            <text:p>06:3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6M33.055S" table:style-name="ce2">
            <text:p>06:3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6M32.995S" table:style-name="ce2">
            <text:p>06:33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6M32.985S" table:style-name="ce2">
            <text:p>06:33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6M32.945S" table:style-name="ce2">
            <text:p>06:3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6M32.885S" table:style-name="ce2">
            <text:p>06:3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6M32.825S" table:style-name="ce2">
            <text:p>06:3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6M33.265S" table:style-name="ce2">
            <text:p>06:3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6M33.095S" table:style-name="ce2">
            <text:p>06:33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6M33.495S" table:style-name="ce2">
            <text:p>06:3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6M33.435S" table:style-name="ce2">
            <text:p>06:3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6M33.645S" table:style-name="ce2">
            <text:p>06:3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6M33.565S" table:style-name="ce2">
            <text:p>06:33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6M22.465S" table:style-name="ce2">
            <text:p>06:2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689" table:style-name="ce1">
            <text:p>11689</text:p>
          </table:table-cell>
          <table:table-cell office:value-type="string" table:style-name="ce1">
            <text:p>Success</text:p>
          </table:table-cell>
          <table:table-cell office:value-type="float" office:value="92525" table:style-name="ce1">
            <text:p>92525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6M21.995S" table:style-name="ce2">
            <text:p>06:2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216" table:style-name="ce1">
            <text:p>12216</text:p>
          </table:table-cell>
          <table:table-cell office:value-type="string" table:style-name="ce1">
            <text:p>Success</text:p>
          </table:table-cell>
          <table:table-cell office:value-type="float" office:value="92471" table:style-name="ce1">
            <text:p>92471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6M33.985S" table:style-name="ce2">
            <text:p>06:3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6M22.155S" table:style-name="ce2">
            <text:p>06:22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150" table:style-name="ce1">
            <text:p>12150</text:p>
          </table:table-cell>
          <table:table-cell office:value-type="string" table:style-name="ce1">
            <text:p>Success</text:p>
          </table:table-cell>
          <table:table-cell office:value-type="float" office:value="92525" table:style-name="ce1">
            <text:p>92525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6M34.155S" table:style-name="ce2">
            <text:p>06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6M34.305S" table:style-name="ce2">
            <text:p>06:3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6M34.315S" table:style-name="ce2">
            <text:p>06:3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6M34.435S" table:style-name="ce2">
            <text:p>06:3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6M33.425S" table:style-name="ce2">
            <text:p>06:33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92383" table:style-name="ce1">
            <text:p>92383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6M33.145S" table:style-name="ce2">
            <text:p>06:3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92469" table:style-name="ce1">
            <text:p>92469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6M20.765S" table:style-name="ce2">
            <text:p>06:20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560" table:style-name="ce1">
            <text:p>14560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6M19.565S" table:style-name="ce2">
            <text:p>06:1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814" table:style-name="ce1">
            <text:p>15814</text:p>
          </table:table-cell>
          <table:table-cell office:value-type="string" table:style-name="ce1">
            <text:p>Success</text:p>
          </table:table-cell>
          <table:table-cell office:value-type="float" office:value="18171" table:style-name="ce1">
            <text:p>18171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6M20.805S" table:style-name="ce2">
            <text:p>06:20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576" table:style-name="ce1">
            <text:p>14576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6M29.485S" table:style-name="ce2">
            <text:p>06:2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965" table:style-name="ce1">
            <text:p>5965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6M29.585S" table:style-name="ce2">
            <text:p>06:29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13" table:style-name="ce1">
            <text:p>601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6M27.135S" table:style-name="ce2">
            <text:p>06:27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480" table:style-name="ce1">
            <text:p>8480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6M29.445S" table:style-name="ce2">
            <text:p>06:2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94" table:style-name="ce1">
            <text:p>6194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6M29.675S" table:style-name="ce2">
            <text:p>06:2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992" table:style-name="ce1">
            <text:p>599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6M34.495S" table:style-name="ce2">
            <text:p>06:3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6M19.275S" table:style-name="ce2">
            <text:p>06:1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425" table:style-name="ce1">
            <text:p>16425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6M25.165S" table:style-name="ce2">
            <text:p>06:2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617" table:style-name="ce1">
            <text:p>10617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6M32.745S" table:style-name="ce2">
            <text:p>06:3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35" table:style-name="ce1">
            <text:p>3035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6M18.505S" table:style-name="ce2">
            <text:p>06:18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295" table:style-name="ce1">
            <text:p>17295</text:p>
          </table:table-cell>
          <table:table-cell office:value-type="string" table:style-name="ce1">
            <text:p>Success</text:p>
          </table:table-cell>
          <table:table-cell office:value-type="float" office:value="49368" table:style-name="ce1">
            <text:p>4936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6M31.125S" table:style-name="ce2">
            <text:p>06:31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690" table:style-name="ce1">
            <text:p>4690</text:p>
          </table:table-cell>
          <table:table-cell office:value-type="string" table:style-name="ce1">
            <text:p>Success</text:p>
          </table:table-cell>
          <table:table-cell office:value-type="float" office:value="54856" table:style-name="ce1">
            <text:p>54856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6M25.375S" table:style-name="ce2">
            <text:p>06:2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442" table:style-name="ce1">
            <text:p>1044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6M30.025S" table:style-name="ce2">
            <text:p>06:3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799" table:style-name="ce1">
            <text:p>5799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6M29.805S" table:style-name="ce2">
            <text:p>06:2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017" table:style-name="ce1">
            <text:p>6017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6M29.625S" table:style-name="ce2">
            <text:p>06:29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223" table:style-name="ce1">
            <text:p>622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6M29.765S" table:style-name="ce2">
            <text:p>06:2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093" table:style-name="ce1">
            <text:p>609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6M33.315S" table:style-name="ce2">
            <text:p>06:3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6M24.915S" table:style-name="ce2">
            <text:p>06:2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966" table:style-name="ce1">
            <text:p>1096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6M29.535S" table:style-name="ce2">
            <text:p>06:2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83" table:style-name="ce1">
            <text:p>6383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6M35.815S" table:style-name="ce2">
            <text:p>06:35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6M19.195S" table:style-name="ce2">
            <text:p>06:1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727" table:style-name="ce1">
            <text:p>16727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6M34.645S" table:style-name="ce2">
            <text:p>06:3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6M34.575S" table:style-name="ce2">
            <text:p>06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6M29.715S" table:style-name="ce2">
            <text:p>06:2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268" table:style-name="ce1">
            <text:p>6268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6M26.485S" table:style-name="ce2">
            <text:p>06:2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512" table:style-name="ce1">
            <text:p>9512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6M29.395S" table:style-name="ce2">
            <text:p>06:29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06" table:style-name="ce1">
            <text:p>660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6M31.625S" table:style-name="ce2">
            <text:p>06:3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459" table:style-name="ce1">
            <text:p>4459</text:p>
          </table:table-cell>
          <table:table-cell office:value-type="string" table:style-name="ce1">
            <text:p>Success</text:p>
          </table:table-cell>
          <table:table-cell office:value-type="float" office:value="54051" table:style-name="ce1">
            <text:p>54051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6M34.685S" table:style-name="ce2">
            <text:p>06:3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57437" table:style-name="ce1">
            <text:p>5743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6M35.945S" table:style-name="ce2">
            <text:p>06:35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1320" table:style-name="ce1">
            <text:p>1320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6M35.945S" table:style-name="ce2">
            <text:p>06:35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6M35.985S" table:style-name="ce2">
            <text:p>06:36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6M35.785S" table:style-name="ce2">
            <text:p>06:35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6M35.875S" table:style-name="ce2">
            <text:p>06:3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6M35.675S" table:style-name="ce2">
            <text:p>06:35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6M35.615S" table:style-name="ce2">
            <text:p>06:3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6M35.815S" table:style-name="ce2">
            <text:p>06:3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6M35.865S" table:style-name="ce2">
            <text:p>06:35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6M36.005S" table:style-name="ce2">
            <text:p>06:3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6M35.785S" table:style-name="ce2">
            <text:p>06:3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6M36.305S" table:style-name="ce2">
            <text:p>06:36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6M36.455S" table:style-name="ce2">
            <text:p>06:36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6M36.825S" table:style-name="ce2">
            <text:p>06:3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6M36.845S" table:style-name="ce2">
            <text:p>06:36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6M36.115S" table:style-name="ce2">
            <text:p>06:36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6M36.855S" table:style-name="ce2">
            <text:p>06:36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6M36.895S" table:style-name="ce2">
            <text:p>06:3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6M36.605S" table:style-name="ce2">
            <text:p>06:36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6M35.805S" table:style-name="ce2">
            <text:p>06:3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6M36.995S" table:style-name="ce2">
            <text:p>06:37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14" table:style-name="ce1">
            <text:p>1314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6M36.955S" table:style-name="ce2">
            <text:p>06:3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6M37.075S" table:style-name="ce2">
            <text:p>06:3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14" table:style-name="ce1">
            <text:p>1314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6M25.795S" table:style-name="ce2">
            <text:p>06:2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180" table:style-name="ce1">
            <text:p>12180</text:p>
          </table:table-cell>
          <table:table-cell office:value-type="string" table:style-name="ce1">
            <text:p>Success</text:p>
          </table:table-cell>
          <table:table-cell office:value-type="float" office:value="92464" table:style-name="ce1">
            <text:p>92464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6M37.975S" table:style-name="ce2">
            <text:p>06:3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6M29.315S" table:style-name="ce2">
            <text:p>06:2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850" table:style-name="ce1">
            <text:p>8850</text:p>
          </table:table-cell>
          <table:table-cell office:value-type="string" table:style-name="ce1">
            <text:p>Success</text:p>
          </table:table-cell>
          <table:table-cell office:value-type="float" office:value="94559" table:style-name="ce1">
            <text:p>94559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6M30.065S" table:style-name="ce2">
            <text:p>06:30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134" table:style-name="ce1">
            <text:p>8134</text:p>
          </table:table-cell>
          <table:table-cell office:value-type="string" table:style-name="ce1">
            <text:p>Success</text:p>
          </table:table-cell>
          <table:table-cell office:value-type="float" office:value="94531" table:style-name="ce1">
            <text:p>94531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6M38.205S" table:style-name="ce2">
            <text:p>06:3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6M38.165S" table:style-name="ce2">
            <text:p>06:38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6M38.495S" table:style-name="ce2">
            <text:p>06:3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6M33.835S" table:style-name="ce2">
            <text:p>06:3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963" table:style-name="ce1">
            <text:p>4963</text:p>
          </table:table-cell>
          <table:table-cell office:value-type="string" table:style-name="ce1">
            <text:p>Success</text:p>
          </table:table-cell>
          <table:table-cell office:value-type="float" office:value="92382" table:style-name="ce1">
            <text:p>92382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6M34.145S" table:style-name="ce2">
            <text:p>06:3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903" table:style-name="ce1">
            <text:p>4903</text:p>
          </table:table-cell>
          <table:table-cell office:value-type="string" table:style-name="ce1">
            <text:p>Success</text:p>
          </table:table-cell>
          <table:table-cell office:value-type="float" office:value="92382" table:style-name="ce1">
            <text:p>92382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6M33.195S" table:style-name="ce2">
            <text:p>06:3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42" table:style-name="ce1">
            <text:p>5942</text:p>
          </table:table-cell>
          <table:table-cell office:value-type="string" table:style-name="ce1">
            <text:p>Success</text:p>
          </table:table-cell>
          <table:table-cell office:value-type="float" office:value="92468" table:style-name="ce1">
            <text:p>92468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6M35.325S" table:style-name="ce2">
            <text:p>06:35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29" table:style-name="ce1">
            <text:p>4029</text:p>
          </table:table-cell>
          <table:table-cell office:value-type="string" table:style-name="ce1">
            <text:p>Success</text:p>
          </table:table-cell>
          <table:table-cell office:value-type="float" office:value="94528" table:style-name="ce1">
            <text:p>94528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6M35.635S" table:style-name="ce2">
            <text:p>06:35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96713" table:style-name="ce1">
            <text:p>96713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6M39.375S" table:style-name="ce2">
            <text:p>06:3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6M39.425S" table:style-name="ce2">
            <text:p>06:3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6M35.385S" table:style-name="ce2">
            <text:p>06:3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23" table:style-name="ce1">
            <text:p>4123</text:p>
          </table:table-cell>
          <table:table-cell office:value-type="string" table:style-name="ce1">
            <text:p>Success</text:p>
          </table:table-cell>
          <table:table-cell office:value-type="float" office:value="98741" table:style-name="ce1">
            <text:p>98741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6M35.665S" table:style-name="ce2">
            <text:p>06:3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6M35.385S" table:style-name="ce2">
            <text:p>06:35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181" table:style-name="ce1">
            <text:p>4181</text:p>
          </table:table-cell>
          <table:table-cell office:value-type="string" table:style-name="ce1">
            <text:p>Success</text:p>
          </table:table-cell>
          <table:table-cell office:value-type="float" office:value="98744" table:style-name="ce1">
            <text:p>98744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6M35.455S" table:style-name="ce2">
            <text:p>06:3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123" table:style-name="ce1">
            <text:p>4123</text:p>
          </table:table-cell>
          <table:table-cell office:value-type="string" table:style-name="ce1">
            <text:p>Success</text:p>
          </table:table-cell>
          <table:table-cell office:value-type="float" office:value="96713" table:style-name="ce1">
            <text:p>96713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6M39.575S" table:style-name="ce2">
            <text:p>06:3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6M39.495S" table:style-name="ce2">
            <text:p>06:3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358" table:style-name="ce1">
            <text:p>135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6M39.555S" table:style-name="ce2">
            <text:p>06:39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6M35.695S" table:style-name="ce2">
            <text:p>06:35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Success</text:p>
          </table:table-cell>
          <table:table-cell office:value-type="float" office:value="98763" table:style-name="ce1">
            <text:p>98763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6M39.615S" table:style-name="ce2">
            <text:p>06:3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6M39.635S" table:style-name="ce2">
            <text:p>06:39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6M35.595S" table:style-name="ce2">
            <text:p>06:3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123" table:style-name="ce1">
            <text:p>4123</text:p>
          </table:table-cell>
          <table:table-cell office:value-type="string" table:style-name="ce1">
            <text:p>Success</text:p>
          </table:table-cell>
          <table:table-cell office:value-type="float" office:value="96713" table:style-name="ce1">
            <text:p>96713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6M39.615S" table:style-name="ce2">
            <text:p>06:3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410" table:style-name="ce1">
            <text:p>1410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6M39.685S" table:style-name="ce2">
            <text:p>06:3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58" table:style-name="ce1">
            <text:p>135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6M35.825S" table:style-name="ce2">
            <text:p>06:3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6M39.725S" table:style-name="ce2">
            <text:p>06:3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58" table:style-name="ce1">
            <text:p>1358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6M35.855S" table:style-name="ce2">
            <text:p>06:3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73" table:style-name="ce1">
            <text:p>3973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6M39.725S" table:style-name="ce2">
            <text:p>06:3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6M39.755S" table:style-name="ce2">
            <text:p>06:3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410" table:style-name="ce1">
            <text:p>1410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6M39.825S" table:style-name="ce2">
            <text:p>06:3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6M39.835S" table:style-name="ce2">
            <text:p>06:3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6M39.785S" table:style-name="ce2">
            <text:p>06:39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1456" table:style-name="ce1">
            <text:p>1456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6M39.775S" table:style-name="ce2">
            <text:p>06:3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6M39.865S" table:style-name="ce2">
            <text:p>06:3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6M39.895S" table:style-name="ce2">
            <text:p>06:3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50" table:style-name="ce1">
            <text:p>1450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6M39.895S" table:style-name="ce2">
            <text:p>06:3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6M39.965S" table:style-name="ce2">
            <text:p>06:4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50" table:style-name="ce1">
            <text:p>1450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6M39.955S" table:style-name="ce2">
            <text:p>06:40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6M39.915S" table:style-name="ce2">
            <text:p>06:3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450" table:style-name="ce1">
            <text:p>1450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6M40.025S" table:style-name="ce2">
            <text:p>06:4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6M39.995S" table:style-name="ce2">
            <text:p>06:4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6M36.545S" table:style-name="ce2">
            <text:p>06:3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178" table:style-name="ce1">
            <text:p>4178</text:p>
          </table:table-cell>
          <table:table-cell office:value-type="string" table:style-name="ce1">
            <text:p>Success</text:p>
          </table:table-cell>
          <table:table-cell office:value-type="float" office:value="96770" table:style-name="ce1">
            <text:p>96770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6M40.725S" table:style-name="ce2">
            <text:p>06:40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2" table:style-name="ce1">
            <text:p>1542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6M36.735S" table:style-name="ce2">
            <text:p>06:36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80" table:style-name="ce1">
            <text:p>4080</text:p>
          </table:table-cell>
          <table:table-cell office:value-type="string" table:style-name="ce1">
            <text:p>Success</text:p>
          </table:table-cell>
          <table:table-cell office:value-type="float" office:value="96770" table:style-name="ce1">
            <text:p>96770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6M40.795S" table:style-name="ce2">
            <text:p>06:4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94" table:style-name="ce1">
            <text:p>1594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6M36.595S" table:style-name="ce2">
            <text:p>06:3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248" table:style-name="ce1">
            <text:p>4248</text:p>
          </table:table-cell>
          <table:table-cell office:value-type="string" table:style-name="ce1">
            <text:p>Success</text:p>
          </table:table-cell>
          <table:table-cell office:value-type="float" office:value="96772" table:style-name="ce1">
            <text:p>96772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6M36.235S" table:style-name="ce2">
            <text:p>06:36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621" table:style-name="ce1">
            <text:p>4621</text:p>
          </table:table-cell>
          <table:table-cell office:value-type="string" table:style-name="ce1">
            <text:p>Success</text:p>
          </table:table-cell>
          <table:table-cell office:value-type="float" office:value="98746" table:style-name="ce1">
            <text:p>98746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6M40.815S" table:style-name="ce2">
            <text:p>06:40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2" table:style-name="ce1">
            <text:p>1542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6M40.835S" table:style-name="ce2">
            <text:p>06:4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94" table:style-name="ce1">
            <text:p>1594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6M40.845S" table:style-name="ce2">
            <text:p>06:4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542" table:style-name="ce1">
            <text:p>1542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6M40.865S" table:style-name="ce2">
            <text:p>06:4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594" table:style-name="ce1">
            <text:p>1594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6M36.345S" table:style-name="ce2">
            <text:p>06:3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632" table:style-name="ce1">
            <text:p>4632</text:p>
          </table:table-cell>
          <table:table-cell office:value-type="string" table:style-name="ce1">
            <text:p>Success</text:p>
          </table:table-cell>
          <table:table-cell office:value-type="float" office:value="98891" table:style-name="ce1">
            <text:p>98891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6M40.925S" table:style-name="ce2">
            <text:p>06:4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6M40.895S" table:style-name="ce2">
            <text:p>06:40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6M40.975S" table:style-name="ce2">
            <text:p>06:4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6M40.995S" table:style-name="ce2">
            <text:p>06:4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6M40.975S" table:style-name="ce2">
            <text:p>06:41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6M41.056S" table:style-name="ce2">
            <text:p>06:4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6M41.065S" table:style-name="ce2">
            <text:p>06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6M41.065S" table:style-name="ce2">
            <text:p>06:4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6M41.125S" table:style-name="ce2">
            <text:p>06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6M41.145S" table:style-name="ce2">
            <text:p>06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6M35.915S" table:style-name="ce2">
            <text:p>06:3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277" table:style-name="ce1">
            <text:p>5277</text:p>
          </table:table-cell>
          <table:table-cell office:value-type="string" table:style-name="ce1">
            <text:p>Success</text:p>
          </table:table-cell>
          <table:table-cell office:value-type="float" office:value="98837" table:style-name="ce1">
            <text:p>9883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6M35.855S" table:style-name="ce2">
            <text:p>06:35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364" table:style-name="ce1">
            <text:p>5364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6M41.195S" table:style-name="ce2">
            <text:p>06:41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6M35.825S" table:style-name="ce2">
            <text:p>06:3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435" table:style-name="ce1">
            <text:p>5435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6M41.225S" table:style-name="ce2">
            <text:p>06:4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6M41.255S" table:style-name="ce2">
            <text:p>06:41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6M41.265S" table:style-name="ce2">
            <text:p>06:4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6M41.265S" table:style-name="ce2">
            <text:p>06:4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6M41.305S" table:style-name="ce2">
            <text:p>06:4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6M35.985S" table:style-name="ce2">
            <text:p>06:3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353" table:style-name="ce1">
            <text:p>5353</text:p>
          </table:table-cell>
          <table:table-cell office:value-type="string" table:style-name="ce1">
            <text:p>Success</text:p>
          </table:table-cell>
          <table:table-cell office:value-type="float" office:value="98837" table:style-name="ce1">
            <text:p>9883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6M41.285S" table:style-name="ce2">
            <text:p>06:41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6M36.005S" table:style-name="ce2">
            <text:p>06:36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347" table:style-name="ce1">
            <text:p>5347</text:p>
          </table:table-cell>
          <table:table-cell office:value-type="string" table:style-name="ce1">
            <text:p>Success</text:p>
          </table:table-cell>
          <table:table-cell office:value-type="float" office:value="98835" table:style-name="ce1">
            <text:p>98835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6M41.325S" table:style-name="ce2">
            <text:p>06:4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6M41.305S" table:style-name="ce2">
            <text:p>06:4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6M41.335S" table:style-name="ce2">
            <text:p>06:4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6M41.355S" table:style-name="ce2">
            <text:p>06:41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6M41.355S" table:style-name="ce2">
            <text:p>06:4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6M41.365S" table:style-name="ce2">
            <text:p>06:4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6M41.395S" table:style-name="ce2">
            <text:p>06:41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6M41.405S" table:style-name="ce2">
            <text:p>06:4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6M41.375S" table:style-name="ce2">
            <text:p>06:4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6M41.415S" table:style-name="ce2">
            <text:p>06:41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6M41.425S" table:style-name="ce2">
            <text:p>06:4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6M41.445S" table:style-name="ce2">
            <text:p>06:41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6M41.455S" table:style-name="ce2">
            <text:p>06:4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640" table:style-name="ce1">
            <text:p>1640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6M36.635S" table:style-name="ce2">
            <text:p>06:3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884" table:style-name="ce1">
            <text:p>4884</text:p>
          </table:table-cell>
          <table:table-cell office:value-type="string" table:style-name="ce1">
            <text:p>Success</text:p>
          </table:table-cell>
          <table:table-cell office:value-type="float" office:value="98806" table:style-name="ce1">
            <text:p>98806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6M41.515S" table:style-name="ce2">
            <text:p>06:41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6M41.545S" table:style-name="ce2">
            <text:p>06:41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76" table:style-name="ce1">
            <text:p>1776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6M41.575S" table:style-name="ce2">
            <text:p>06:41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776" table:style-name="ce1">
            <text:p>1776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6M41.595S" table:style-name="ce2">
            <text:p>06:41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776" table:style-name="ce1">
            <text:p>1776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6M37.005S" table:style-name="ce2">
            <text:p>06:3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665" table:style-name="ce1">
            <text:p>4665</text:p>
          </table:table-cell>
          <table:table-cell office:value-type="string" table:style-name="ce1">
            <text:p>Success</text:p>
          </table:table-cell>
          <table:table-cell office:value-type="float" office:value="100850" table:style-name="ce1">
            <text:p>100850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6M41.675S" table:style-name="ce2">
            <text:p>06:4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6M39.655S" table:style-name="ce2">
            <text:p>06:3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6M39.565S" table:style-name="ce2">
            <text:p>06:39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97" table:style-name="ce1">
            <text:p>21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6M39.515S" table:style-name="ce2">
            <text:p>06:3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6M39.355S" table:style-name="ce2">
            <text:p>06:39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6M41.755S" table:style-name="ce2">
            <text:p>06:4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6M41.765S" table:style-name="ce2">
            <text:p>06:41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6M41.785S" table:style-name="ce2">
            <text:p>0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6M41.805S" table:style-name="ce2">
            <text:p>06:41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6M41.795S" table:style-name="ce2">
            <text:p>06:4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6M41.805S" table:style-name="ce2">
            <text:p>06:4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6M41.815S" table:style-name="ce2">
            <text:p>0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6M41.825S" table:style-name="ce2">
            <text:p>06:4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6M41.825S" table:style-name="ce2">
            <text:p>06:4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6M41.825S" table:style-name="ce2">
            <text:p>06:4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6M41.825S" table:style-name="ce2">
            <text:p>06:41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6M41.835S" table:style-name="ce2">
            <text:p>06:4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6M29.265S" table:style-name="ce2">
            <text:p>06:2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503" table:style-name="ce1">
            <text:p>13503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6M28.945S" table:style-name="ce2">
            <text:p>06:28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822" table:style-name="ce1">
            <text:p>13822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6M40.855S" table:style-name="ce2">
            <text:p>06:40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6M29.355S" table:style-name="ce2">
            <text:p>06:29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420" table:style-name="ce1">
            <text:p>13420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6M25.375S" table:style-name="ce2">
            <text:p>06:25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407" table:style-name="ce1">
            <text:p>17407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6M32.135S" table:style-name="ce2">
            <text:p>06:3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643" table:style-name="ce1">
            <text:p>10643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6M32.075S" table:style-name="ce2">
            <text:p>06:3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730" table:style-name="ce1">
            <text:p>10730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6M34.215S" table:style-name="ce2">
            <text:p>06:3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596" table:style-name="ce1">
            <text:p>859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6M42.775S" table:style-name="ce2">
            <text:p>06:4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88" table:style-name="ce1">
            <text:p>488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6M34.245S" table:style-name="ce2">
            <text:p>06:3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570" table:style-name="ce1">
            <text:p>8570</text:p>
          </table:table-cell>
          <table:table-cell office:value-type="string" table:style-name="ce1">
            <text:p>Success</text:p>
          </table:table-cell>
          <table:table-cell office:value-type="float" office:value="56581" table:style-name="ce1">
            <text:p>5658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6M38.806S" table:style-name="ce2">
            <text:p>06:3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674" table:style-name="ce1">
            <text:p>467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6M29.895S" table:style-name="ce2">
            <text:p>06:2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3636" table:style-name="ce1">
            <text:p>13636</text:p>
          </table:table-cell>
          <table:table-cell office:value-type="string" table:style-name="ce1">
            <text:p>Success</text:p>
          </table:table-cell>
          <table:table-cell office:value-type="float" office:value="53173" table:style-name="ce1">
            <text:p>53173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6M32.715S" table:style-name="ce2">
            <text:p>06:3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922" table:style-name="ce1">
            <text:p>10922</text:p>
          </table:table-cell>
          <table:table-cell office:value-type="string" table:style-name="ce1">
            <text:p>Success</text:p>
          </table:table-cell>
          <table:table-cell office:value-type="float" office:value="50181" table:style-name="ce1">
            <text:p>50181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6M39.045S" table:style-name="ce2">
            <text:p>06:3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611" table:style-name="ce1">
            <text:p>4611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6M38.705S" table:style-name="ce2">
            <text:p>06:38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952" table:style-name="ce1">
            <text:p>4952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6M39.135S" table:style-name="ce2">
            <text:p>06:39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529" table:style-name="ce1">
            <text:p>452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6M22.845S" table:style-name="ce2">
            <text:p>06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0826" table:style-name="ce1">
            <text:p>20826</text:p>
          </table:table-cell>
          <table:table-cell office:value-type="string" table:style-name="ce1">
            <text:p>Success</text:p>
          </table:table-cell>
          <table:table-cell office:value-type="float" office:value="53173" table:style-name="ce1">
            <text:p>53173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6M36.435S" table:style-name="ce2">
            <text:p>06:3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284" table:style-name="ce1">
            <text:p>7284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6M39.895S" table:style-name="ce2">
            <text:p>06:39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98" table:style-name="ce1">
            <text:p>3898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6M41.115S" table:style-name="ce2">
            <text:p>06:4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6M31.505S" table:style-name="ce2">
            <text:p>06:3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305" table:style-name="ce1">
            <text:p>12305</text:p>
          </table:table-cell>
          <table:table-cell office:value-type="string" table:style-name="ce1">
            <text:p>Success</text:p>
          </table:table-cell>
          <table:table-cell office:value-type="float" office:value="54048" table:style-name="ce1">
            <text:p>54048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6M39.725S" table:style-name="ce2">
            <text:p>06:3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106" table:style-name="ce1">
            <text:p>4106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6M36.945S" table:style-name="ce2">
            <text:p>06:3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906" table:style-name="ce1">
            <text:p>6906</text:p>
          </table:table-cell>
          <table:table-cell office:value-type="string" table:style-name="ce1">
            <text:p>Success</text:p>
          </table:table-cell>
          <table:table-cell office:value-type="float" office:value="53176" table:style-name="ce1">
            <text:p>53176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6M35.915S" table:style-name="ce2">
            <text:p>06:35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981" table:style-name="ce1">
            <text:p>7981</text:p>
          </table:table-cell>
          <table:table-cell office:value-type="string" table:style-name="ce1">
            <text:p>Success</text:p>
          </table:table-cell>
          <table:table-cell office:value-type="float" office:value="53982" table:style-name="ce1">
            <text:p>53982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6M40.055S" table:style-name="ce2">
            <text:p>06:40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59" table:style-name="ce1">
            <text:p>3859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6M37.145S" table:style-name="ce2">
            <text:p>06:3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772" table:style-name="ce1">
            <text:p>6772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6M18.525S" table:style-name="ce2">
            <text:p>06:18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5391" table:style-name="ce1">
            <text:p>25391</text:p>
          </table:table-cell>
          <table:table-cell office:value-type="string" table:style-name="ce1">
            <text:p>Success</text:p>
          </table:table-cell>
          <table:table-cell office:value-type="float" office:value="49371" table:style-name="ce1">
            <text:p>49371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6M36.085S" table:style-name="ce2">
            <text:p>06:3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836" table:style-name="ce1">
            <text:p>783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6M41.485S" table:style-name="ce2">
            <text:p>06:4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456" table:style-name="ce1">
            <text:p>2456</text:p>
          </table:table-cell>
          <table:table-cell office:value-type="string" table:style-name="ce1">
            <text:p>Success</text:p>
          </table:table-cell>
          <table:table-cell office:value-type="float" office:value="53166" table:style-name="ce1">
            <text:p>53166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6M41.625S" table:style-name="ce2">
            <text:p>06:41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30" table:style-name="ce1">
            <text:p>2330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6M43.915S" table:style-name="ce2">
            <text:p>06:43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6M43.855S" table:style-name="ce2">
            <text:p>06:43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6M42.815S" table:style-name="ce2">
            <text:p>06:42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77515" table:style-name="ce1">
            <text:p>77515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6M42.775S" table:style-name="ce2">
            <text:p>06:4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Success</text:p>
          </table:table-cell>
          <table:table-cell office:value-type="float" office:value="75488" table:style-name="ce1">
            <text:p>75488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6M43.815S" table:style-name="ce2">
            <text:p>06:4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6M43.795S" table:style-name="ce2">
            <text:p>06:43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6M43.955S" table:style-name="ce2">
            <text:p>06:44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6M44.465S" table:style-name="ce2">
            <text:p>06:4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6M42.765S" table:style-name="ce2">
            <text:p>06:4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Success</text:p>
          </table:table-cell>
          <table:table-cell office:value-type="float" office:value="79633" table:style-name="ce1">
            <text:p>79633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6M44.135S" table:style-name="ce2">
            <text:p>06:4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6M44.675S" table:style-name="ce2">
            <text:p>06:4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6M44.725S" table:style-name="ce2">
            <text:p>06:4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6M44.785S" table:style-name="ce2">
            <text:p>06:4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238" table:style-name="ce1">
            <text:p>2238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6M44.765S" table:style-name="ce2">
            <text:p>06:4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6M43.945S" table:style-name="ce2">
            <text:p>06:4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6M44.825S" table:style-name="ce2">
            <text:p>06:4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6M44.875S" table:style-name="ce2">
            <text:p>06:4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6M44.825S" table:style-name="ce2">
            <text:p>06:4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238" table:style-name="ce1">
            <text:p>2238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6M44.235S" table:style-name="ce2">
            <text:p>06:44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6M43.915S" table:style-name="ce2">
            <text:p>06:43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6M44.935S" table:style-name="ce2">
            <text:p>06:44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6M44.945S" table:style-name="ce2">
            <text:p>06:4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6M45.005S" table:style-name="ce2">
            <text:p>06:4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238" table:style-name="ce1">
            <text:p>2238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6M45.055S" table:style-name="ce2">
            <text:p>06:4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6M42.765S" table:style-name="ce2">
            <text:p>06:4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75489" table:style-name="ce1">
            <text:p>75489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6M45.125S" table:style-name="ce2">
            <text:p>06:4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6M45.155S" table:style-name="ce2">
            <text:p>06:4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6M45.195S" table:style-name="ce2">
            <text:p>06:4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238" table:style-name="ce1">
            <text:p>223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6M43.535S" table:style-name="ce2">
            <text:p>06:43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77556" table:style-name="ce1">
            <text:p>77556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6M45.225S" table:style-name="ce2">
            <text:p>06:4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290" table:style-name="ce1">
            <text:p>2290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6M43.925S" table:style-name="ce2">
            <text:p>06:4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6M45.255S" table:style-name="ce2">
            <text:p>06:4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78" table:style-name="ce1">
            <text:p>378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6M43.915S" table:style-name="ce2">
            <text:p>06:4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6M43.905S" table:style-name="ce2">
            <text:p>06:4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6M45.295S" table:style-name="ce2">
            <text:p>06:45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6M45.305S" table:style-name="ce2">
            <text:p>06:4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6M43.665S" table:style-name="ce2">
            <text:p>06:4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81793" table:style-name="ce1">
            <text:p>81793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6M43.725S" table:style-name="ce2">
            <text:p>06:4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81760" table:style-name="ce1">
            <text:p>81760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6M43.835S" table:style-name="ce2">
            <text:p>06:43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6M3.464S" table:style-name="ce2">
            <text:p>06:0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1928" table:style-name="ce1">
            <text:p>41928</text:p>
          </table:table-cell>
          <table:table-cell office:value-type="string" table:style-name="ce1">
            <text:p>Success</text:p>
          </table:table-cell>
          <table:table-cell office:value-type="float" office:value="64560" table:style-name="ce1">
            <text:p>64560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6M4.234S" table:style-name="ce2">
            <text:p>06:04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1165" table:style-name="ce1">
            <text:p>41165</text:p>
          </table:table-cell>
          <table:table-cell office:value-type="string" table:style-name="ce1">
            <text:p>Success</text:p>
          </table:table-cell>
          <table:table-cell office:value-type="float" office:value="64560" table:style-name="ce1">
            <text:p>64560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6M45.385S" table:style-name="ce2">
            <text:p>06:4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6M45.385S" table:style-name="ce2">
            <text:p>06:45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6M45.395S" table:style-name="ce2">
            <text:p>06:4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6M42.775S" table:style-name="ce2">
            <text:p>06:42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6M43.665S" table:style-name="ce2">
            <text:p>06:43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6M43.665S" table:style-name="ce2">
            <text:p>06:4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6M42.815S" table:style-name="ce2">
            <text:p>06:42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823" table:style-name="ce1">
            <text:p>28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6M42.785S" table:style-name="ce2">
            <text:p>06:4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6M45.565S" table:style-name="ce2">
            <text:p>06:4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6M45.555S" table:style-name="ce2">
            <text:p>06:4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6M45.635S" table:style-name="ce2">
            <text:p>06:4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6M43.665S" table:style-name="ce2">
            <text:p>06:4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6M43.485S" table:style-name="ce2">
            <text:p>06:4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6M42.815S" table:style-name="ce2">
            <text:p>06:42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876" table:style-name="ce1">
            <text:p>28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6M45.635S" table:style-name="ce2">
            <text:p>06:45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6M45.665S" table:style-name="ce2">
            <text:p>06:4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6M45.655S" table:style-name="ce2">
            <text:p>06:4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6M45.675S" table:style-name="ce2">
            <text:p>06:45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6M45.675S" table:style-name="ce2">
            <text:p>06:4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6M45.665S" table:style-name="ce2">
            <text:p>06:4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6M45.695S" table:style-name="ce2">
            <text:p>06:4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6M45.685S" table:style-name="ce2">
            <text:p>06:4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6M45.715S" table:style-name="ce2">
            <text:p>06:4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6M45.715S" table:style-name="ce2">
            <text:p>06:45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6M45.405S" table:style-name="ce2">
            <text:p>06:45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6M45.735S" table:style-name="ce2">
            <text:p>06:4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284" table:style-name="ce1">
            <text:p>2284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6M45.535S" table:style-name="ce2">
            <text:p>06:4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6M45.765S" table:style-name="ce2">
            <text:p>06:4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6M45.825S" table:style-name="ce2">
            <text:p>06:4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6M45.885S" table:style-name="ce2">
            <text:p>06:4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6M45.965S" table:style-name="ce2">
            <text:p>06:4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6M45.995S" table:style-name="ce2">
            <text:p>06:4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6M46.055S" table:style-name="ce2">
            <text:p>06:4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6M46.115S" table:style-name="ce2">
            <text:p>06:4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6M46.165S" table:style-name="ce2">
            <text:p>06:4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6M46.225S" table:style-name="ce2">
            <text:p>06:46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6M44.965S" table:style-name="ce2">
            <text:p>06:45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81786" table:style-name="ce1">
            <text:p>81786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6M46.975S" table:style-name="ce2">
            <text:p>06:4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6M44.025S" table:style-name="ce2">
            <text:p>06:4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Success</text:p>
          </table:table-cell>
          <table:table-cell office:value-type="float" office:value="81856" table:style-name="ce1">
            <text:p>81856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6M43.995S" table:style-name="ce2">
            <text:p>06:4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81856" table:style-name="ce1">
            <text:p>81856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6M46.325S" table:style-name="ce2">
            <text:p>06:4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Success</text:p>
          </table:table-cell>
          <table:table-cell office:value-type="float" office:value="85996" table:style-name="ce1">
            <text:p>85996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6M46.275S" table:style-name="ce2">
            <text:p>06:4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85996" table:style-name="ce1">
            <text:p>8599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6M47.315S" table:style-name="ce2">
            <text:p>06:4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6M47.325S" table:style-name="ce2">
            <text:p>06:4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6M47.385S" table:style-name="ce2">
            <text:p>06:4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6M47.475S" table:style-name="ce2">
            <text:p>06:4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6M45.385S" table:style-name="ce2">
            <text:p>06:4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6M47.665S" table:style-name="ce2">
            <text:p>06:47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6M47.685S" table:style-name="ce2">
            <text:p>06:47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6M47.705S" table:style-name="ce2">
            <text:p>06:47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6M47.265S" table:style-name="ce2">
            <text:p>06:4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6M45.625S" table:style-name="ce2">
            <text:p>06:4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97" table:style-name="ce1">
            <text:p>2397</text:p>
          </table:table-cell>
          <table:table-cell office:value-type="string" table:style-name="ce1">
            <text:p>Success</text:p>
          </table:table-cell>
          <table:table-cell office:value-type="float" office:value="86159" table:style-name="ce1">
            <text:p>86159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6M48.025S" table:style-name="ce2">
            <text:p>06:4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6M48.025S" table:style-name="ce2">
            <text:p>06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744" table:style-name="ce1">
            <text:p>2744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6M48.065S" table:style-name="ce2">
            <text:p>06:4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796" table:style-name="ce1">
            <text:p>2796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6M48.105S" table:style-name="ce2">
            <text:p>06:4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96" table:style-name="ce1">
            <text:p>2796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6M48.125S" table:style-name="ce2">
            <text:p>06:4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796" table:style-name="ce1">
            <text:p>2796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6M47.205S" table:style-name="ce2">
            <text:p>06:4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6M48.165S" table:style-name="ce2">
            <text:p>06:4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6M45.325S" table:style-name="ce2">
            <text:p>06:4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53" table:style-name="ce1">
            <text:p>2953</text:p>
          </table:table-cell>
          <table:table-cell office:value-type="string" table:style-name="ce1">
            <text:p>Success</text:p>
          </table:table-cell>
          <table:table-cell office:value-type="float" office:value="85988" table:style-name="ce1">
            <text:p>8598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6M48.275S" table:style-name="ce2">
            <text:p>06:4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6M2.094S" table:style-name="ce2">
            <text:p>06:02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6672" table:style-name="ce1">
            <text:p>46672</text:p>
          </table:table-cell>
          <table:table-cell office:value-type="string" table:style-name="ce1">
            <text:p>Success</text:p>
          </table:table-cell>
          <table:table-cell office:value-type="float" office:value="65288" table:style-name="ce1">
            <text:p>6528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6M48.775S" table:style-name="ce2">
            <text:p>06:4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6M48.835S" table:style-name="ce2">
            <text:p>06:4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6M44.255S" table:style-name="ce2">
            <text:p>06:44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732" table:style-name="ce1">
            <text:p>4732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6M40.015S" table:style-name="ce2">
            <text:p>06:40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995" table:style-name="ce1">
            <text:p>8995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6M36.985S" table:style-name="ce2">
            <text:p>06:3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6M43.645S" table:style-name="ce2">
            <text:p>06:43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413" table:style-name="ce1">
            <text:p>5413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6M41.135S" table:style-name="ce2">
            <text:p>06:4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949" table:style-name="ce1">
            <text:p>7949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6M49.035S" table:style-name="ce2">
            <text:p>06:4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6M48.945S" table:style-name="ce2">
            <text:p>06:4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6M49.085S" table:style-name="ce2">
            <text:p>06:4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6M49.055S" table:style-name="ce2">
            <text:p>06:49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6M49.455S" table:style-name="ce2">
            <text:p>06:49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6M49.505S" table:style-name="ce2">
            <text:p>06:49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6M49.525S" table:style-name="ce2">
            <text:p>06:49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6M38.245S" table:style-name="ce2">
            <text:p>06:3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319" table:style-name="ce1">
            <text:p>11319</text:p>
          </table:table-cell>
          <table:table-cell office:value-type="string" table:style-name="ce1">
            <text:p>Success</text:p>
          </table:table-cell>
          <table:table-cell office:value-type="float" office:value="50181" table:style-name="ce1">
            <text:p>5018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6M39.855S" table:style-name="ce2">
            <text:p>06:39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733" table:style-name="ce1">
            <text:p>9733</text:p>
          </table:table-cell>
          <table:table-cell office:value-type="string" table:style-name="ce1">
            <text:p>Success</text:p>
          </table:table-cell>
          <table:table-cell office:value-type="float" office:value="53166" table:style-name="ce1">
            <text:p>53166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6M49.015S" table:style-name="ce2">
            <text:p>06:4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6M41.395S" table:style-name="ce2">
            <text:p>06:41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207" table:style-name="ce1">
            <text:p>8207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6M41.405S" table:style-name="ce2">
            <text:p>06:4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215" table:style-name="ce1">
            <text:p>8215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6M47.565S" table:style-name="ce2">
            <text:p>06:47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6M25.445S" table:style-name="ce2">
            <text:p>06:2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4239" table:style-name="ce1">
            <text:p>24239</text:p>
          </table:table-cell>
          <table:table-cell office:value-type="string" table:style-name="ce1">
            <text:p>Success</text:p>
          </table:table-cell>
          <table:table-cell office:value-type="float" office:value="50181" table:style-name="ce1">
            <text:p>5018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6M41.425S" table:style-name="ce2">
            <text:p>06:4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265" table:style-name="ce1">
            <text:p>8265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6M44.515S" table:style-name="ce2">
            <text:p>06:44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197" table:style-name="ce1">
            <text:p>5197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6M43.815S" table:style-name="ce2">
            <text:p>06:4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27" table:style-name="ce1">
            <text:p>5927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6M47.495S" table:style-name="ce2">
            <text:p>06:47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6M49.115S" table:style-name="ce2">
            <text:p>06:49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6M40.055S" table:style-name="ce2">
            <text:p>06:4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726" table:style-name="ce1">
            <text:p>9726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6M36.965S" table:style-name="ce2">
            <text:p>06:37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823" table:style-name="ce1">
            <text:p>12823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6M37.065S" table:style-name="ce2">
            <text:p>06:3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725" table:style-name="ce1">
            <text:p>12725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6M41.006S" table:style-name="ce2">
            <text:p>06:41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816" table:style-name="ce1">
            <text:p>8816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6M45.305S" table:style-name="ce2">
            <text:p>06:4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54051" table:style-name="ce1">
            <text:p>54051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6M44.995S" table:style-name="ce2">
            <text:p>06:45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34" table:style-name="ce1">
            <text:p>4834</text:p>
          </table:table-cell>
          <table:table-cell office:value-type="string" table:style-name="ce1">
            <text:p>Success</text:p>
          </table:table-cell>
          <table:table-cell office:value-type="float" office:value="46875" table:style-name="ce1">
            <text:p>46875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6M46.985S" table:style-name="ce2">
            <text:p>06:4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Success</text:p>
          </table:table-cell>
          <table:table-cell office:value-type="float" office:value="50181" table:style-name="ce1">
            <text:p>5018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6M45.275S" table:style-name="ce2">
            <text:p>06:45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566" table:style-name="ce1">
            <text:p>4566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6M45.715S" table:style-name="ce2">
            <text:p>06:4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131" table:style-name="ce1">
            <text:p>4131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6M48.045S" table:style-name="ce2">
            <text:p>06:4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6M41.465S" table:style-name="ce2">
            <text:p>06:4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391" table:style-name="ce1">
            <text:p>8391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6M49.595S" table:style-name="ce2">
            <text:p>06:49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6M45.775S" table:style-name="ce2">
            <text:p>06:4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086" table:style-name="ce1">
            <text:p>4086</text:p>
          </table:table-cell>
          <table:table-cell office:value-type="string" table:style-name="ce1">
            <text:p>Success</text:p>
          </table:table-cell>
          <table:table-cell office:value-type="float" office:value="46885" table:style-name="ce1">
            <text:p>46885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6M38.045S" table:style-name="ce2">
            <text:p>06:3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820" table:style-name="ce1">
            <text:p>11820</text:p>
          </table:table-cell>
          <table:table-cell office:value-type="string" table:style-name="ce1">
            <text:p>Success</text:p>
          </table:table-cell>
          <table:table-cell office:value-type="float" office:value="50181" table:style-name="ce1">
            <text:p>5018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6M42.815S" table:style-name="ce2">
            <text:p>06:4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052" table:style-name="ce1">
            <text:p>7052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6M41.195S" table:style-name="ce2">
            <text:p>06:41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670" table:style-name="ce1">
            <text:p>8670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6M41.705S" table:style-name="ce2">
            <text:p>06:4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166" table:style-name="ce1">
            <text:p>8166</text:p>
          </table:table-cell>
          <table:table-cell office:value-type="string" table:style-name="ce1">
            <text:p>Success</text:p>
          </table:table-cell>
          <table:table-cell office:value-type="float" office:value="50176" table:style-name="ce1">
            <text:p>5017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6M48.186S" table:style-name="ce2">
            <text:p>06:4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ccess</text:p>
          </table:table-cell>
          <table:table-cell office:value-type="float" office:value="54856" table:style-name="ce1">
            <text:p>54856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6M45.375S" table:style-name="ce2">
            <text:p>06:4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06" table:style-name="ce1">
            <text:p>4506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6M45.755S" table:style-name="ce2">
            <text:p>06:4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137" table:style-name="ce1">
            <text:p>4137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6M45.765S" table:style-name="ce2">
            <text:p>06:4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139" table:style-name="ce1">
            <text:p>4139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6M45.095S" table:style-name="ce2">
            <text:p>06:4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13" table:style-name="ce1">
            <text:p>4813</text:p>
          </table:table-cell>
          <table:table-cell office:value-type="string" table:style-name="ce1">
            <text:p>Success</text:p>
          </table:table-cell>
          <table:table-cell office:value-type="float" office:value="53165" table:style-name="ce1">
            <text:p>53165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6M48.295S" table:style-name="ce2">
            <text:p>06:4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6M44.925S" table:style-name="ce2">
            <text:p>06:4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uccess</text:p>
          </table:table-cell>
          <table:table-cell office:value-type="float" office:value="60308" table:style-name="ce1">
            <text:p>6030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6M49.795S" table:style-name="ce2">
            <text:p>06:4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6M49.785S" table:style-name="ce2">
            <text:p>06:49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6M49.845S" table:style-name="ce2">
            <text:p>06:4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6M44.575S" table:style-name="ce2">
            <text:p>06:4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433" table:style-name="ce1">
            <text:p>5433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6M45.715S" table:style-name="ce2">
            <text:p>06:4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302" table:style-name="ce1">
            <text:p>4302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6M45.705S" table:style-name="ce2">
            <text:p>06:4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312" table:style-name="ce1">
            <text:p>4312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6M49.845S" table:style-name="ce2">
            <text:p>06:4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6M45.725S" table:style-name="ce2">
            <text:p>06:4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300" table:style-name="ce1">
            <text:p>4300</text:p>
          </table:table-cell>
          <table:table-cell office:value-type="string" table:style-name="ce1">
            <text:p>Success</text:p>
          </table:table-cell>
          <table:table-cell office:value-type="float" office:value="53175" table:style-name="ce1">
            <text:p>53175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6M48.145S" table:style-name="ce2">
            <text:p>06:4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6M45.425S" table:style-name="ce2">
            <text:p>06:45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604" table:style-name="ce1">
            <text:p>4604</text:p>
          </table:table-cell>
          <table:table-cell office:value-type="string" table:style-name="ce1">
            <text:p>Success</text:p>
          </table:table-cell>
          <table:table-cell office:value-type="float" office:value="54051" table:style-name="ce1">
            <text:p>54051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6M49.905S" table:style-name="ce2">
            <text:p>06:4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6M49.885S" table:style-name="ce2">
            <text:p>06:49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6M49.885S" table:style-name="ce2">
            <text:p>06:4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6M45.425S" table:style-name="ce2">
            <text:p>06:4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652" table:style-name="ce1">
            <text:p>4652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6M50.015S" table:style-name="ce2">
            <text:p>06:5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6M50.015S" table:style-name="ce2">
            <text:p>06:5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6M50.025S" table:style-name="ce2">
            <text:p>06:5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6M49.755S" table:style-name="ce2">
            <text:p>06:49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6M49.625S" table:style-name="ce2">
            <text:p>06:4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6M50.035S" table:style-name="ce2">
            <text:p>06:50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6M50.335S" table:style-name="ce2">
            <text:p>06:50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6M49.755S" table:style-name="ce2">
            <text:p>06:4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6M49.635S" table:style-name="ce2">
            <text:p>06:4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6M48.985S" table:style-name="ce2">
            <text:p>06:4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Success</text:p>
          </table:table-cell>
          <table:table-cell office:value-type="float" office:value="86156" table:style-name="ce1">
            <text:p>86156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6M49.815S" table:style-name="ce2">
            <text:p>06:49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6M50.185S" table:style-name="ce2">
            <text:p>06:50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6M49.105S" table:style-name="ce2">
            <text:p>06:4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85987" table:style-name="ce1">
            <text:p>85987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6M49.715S" table:style-name="ce2">
            <text:p>06:4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Success</text:p>
          </table:table-cell>
          <table:table-cell office:value-type="float" office:value="86157" table:style-name="ce1">
            <text:p>86157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6M50.085S" table:style-name="ce2">
            <text:p>06:5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Success</text:p>
          </table:table-cell>
          <table:table-cell office:value-type="float" office:value="83979" table:style-name="ce1">
            <text:p>83979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6M50.075S" table:style-name="ce2">
            <text:p>06:5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Success</text:p>
          </table:table-cell>
          <table:table-cell office:value-type="float" office:value="83979" table:style-name="ce1">
            <text:p>83979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6M50.545S" table:style-name="ce2">
            <text:p>06:50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Success</text:p>
          </table:table-cell>
          <table:table-cell office:value-type="float" office:value="83957" table:style-name="ce1">
            <text:p>83957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6M52.105S" table:style-name="ce2">
            <text:p>06:5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6M49.825S" table:style-name="ce2">
            <text:p>06:49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6M50.105S" table:style-name="ce2">
            <text:p>06:50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83979" table:style-name="ce1">
            <text:p>83979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6M52.125S" table:style-name="ce2">
            <text:p>06:5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792" table:style-name="ce1">
            <text:p>2792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6M50.085S" table:style-name="ce2">
            <text:p>06:5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83979" table:style-name="ce1">
            <text:p>83979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6M49.845S" table:style-name="ce2">
            <text:p>06:49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6M52.185S" table:style-name="ce2">
            <text:p>06:5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6M52.235S" table:style-name="ce2">
            <text:p>06:5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6M50.035S" table:style-name="ce2">
            <text:p>06:5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54" table:style-name="ce1">
            <text:p>2254</text:p>
          </table:table-cell>
          <table:table-cell office:value-type="string" table:style-name="ce1">
            <text:p>Success</text:p>
          </table:table-cell>
          <table:table-cell office:value-type="float" office:value="88223" table:style-name="ce1">
            <text:p>88223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6M52.215S" table:style-name="ce2">
            <text:p>06:5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6M50.025S" table:style-name="ce2">
            <text:p>06:5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11" table:style-name="ce1">
            <text:p>2311</text:p>
          </table:table-cell>
          <table:table-cell office:value-type="string" table:style-name="ce1">
            <text:p>Success</text:p>
          </table:table-cell>
          <table:table-cell office:value-type="float" office:value="88103" table:style-name="ce1">
            <text:p>88103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6M52.295S" table:style-name="ce2">
            <text:p>06:52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6M52.345S" table:style-name="ce2">
            <text:p>06:52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844" table:style-name="ce1">
            <text:p>2844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6M50.045S" table:style-name="ce2">
            <text:p>06:5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65" table:style-name="ce1">
            <text:p>2365</text:p>
          </table:table-cell>
          <table:table-cell office:value-type="string" table:style-name="ce1">
            <text:p>Success</text:p>
          </table:table-cell>
          <table:table-cell office:value-type="float" office:value="88223" table:style-name="ce1">
            <text:p>88223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6M49.905S" table:style-name="ce2">
            <text:p>06:49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603" table:style-name="ce1">
            <text:p>260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6M49.975S" table:style-name="ce2">
            <text:p>06:5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Success</text:p>
          </table:table-cell>
          <table:table-cell office:value-type="float" office:value="88105" table:style-name="ce1">
            <text:p>88105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6M52.515S" table:style-name="ce2">
            <text:p>06:52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6M50.005S" table:style-name="ce2">
            <text:p>06:5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Success</text:p>
          </table:table-cell>
          <table:table-cell office:value-type="float" office:value="88223" table:style-name="ce1">
            <text:p>88223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6M52.595S" table:style-name="ce2">
            <text:p>06:5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6M49.855S" table:style-name="ce2">
            <text:p>06:4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43" table:style-name="ce1">
            <text:p>284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6M49.975S" table:style-name="ce2">
            <text:p>06:5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Success</text:p>
          </table:table-cell>
          <table:table-cell office:value-type="float" office:value="90345" table:style-name="ce1">
            <text:p>90345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6M52.705S" table:style-name="ce2">
            <text:p>06:5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6M49.775S" table:style-name="ce2">
            <text:p>06:4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6M52.715S" table:style-name="ce2">
            <text:p>06:5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6M52.735S" table:style-name="ce2">
            <text:p>06:52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6M49.605S" table:style-name="ce2">
            <text:p>06:49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6M49.695S" table:style-name="ce2">
            <text:p>06:49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297" table:style-name="ce1">
            <text:p>329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6M49.745S" table:style-name="ce2">
            <text:p>06:49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6M52.975S" table:style-name="ce2">
            <text:p>06:5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6M52.995S" table:style-name="ce2">
            <text:p>06:5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6M52.995S" table:style-name="ce2">
            <text:p>06:5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6M49.585S" table:style-name="ce2">
            <text:p>06:4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615" table:style-name="ce1">
            <text:p>36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6M49.885S" table:style-name="ce2">
            <text:p>06:4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336" table:style-name="ce1">
            <text:p>3336</text:p>
          </table:table-cell>
          <table:table-cell office:value-type="string" table:style-name="ce1">
            <text:p>Success</text:p>
          </table:table-cell>
          <table:table-cell office:value-type="float" office:value="90345" table:style-name="ce1">
            <text:p>90345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6M53.205S" table:style-name="ce2">
            <text:p>06:5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6M53.215S" table:style-name="ce2">
            <text:p>06:5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6M52.525S" table:style-name="ce2">
            <text:p>06:5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6M53.665S" table:style-name="ce2">
            <text:p>06:5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6M52.405S" table:style-name="ce2">
            <text:p>06:52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6M53.795S" table:style-name="ce2">
            <text:p>06:5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6M52.335S" table:style-name="ce2">
            <text:p>06:52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6M52.295S" table:style-name="ce2">
            <text:p>06:52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6M53.915S" table:style-name="ce2">
            <text:p>06:5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6M53.925S" table:style-name="ce2">
            <text:p>06:5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6M52.195S" table:style-name="ce2">
            <text:p>06:5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6M52.225S" table:style-name="ce2">
            <text:p>06:52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6M54.145S" table:style-name="ce2">
            <text:p>06:5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6M54.165S" table:style-name="ce2">
            <text:p>06:5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6M52.105S" table:style-name="ce2">
            <text:p>06:5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6M54.285S" table:style-name="ce2">
            <text:p>06:5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6M51.295S" table:style-name="ce2">
            <text:p>06:51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121" table:style-name="ce1">
            <text:p>31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6M51.105S" table:style-name="ce2">
            <text:p>06:5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6M54.415S" table:style-name="ce2">
            <text:p>06:5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6M54.435S" table:style-name="ce2">
            <text:p>06:5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6M54.445S" table:style-name="ce2">
            <text:p>06:5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6M54.435S" table:style-name="ce2">
            <text:p>06:5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6M50.585S" table:style-name="ce2">
            <text:p>06:5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6M54.585S" table:style-name="ce2">
            <text:p>06:54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6M54.665S" table:style-name="ce2">
            <text:p>06:5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6M54.725S" table:style-name="ce2">
            <text:p>06:5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6M49.975S" table:style-name="ce2">
            <text:p>06:5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97" table:style-name="ce1">
            <text:p>4897</text:p>
          </table:table-cell>
          <table:table-cell office:value-type="string" table:style-name="ce1">
            <text:p>Success</text:p>
          </table:table-cell>
          <table:table-cell office:value-type="float" office:value="90305" table:style-name="ce1">
            <text:p>90305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6M50.025S" table:style-name="ce2">
            <text:p>06:5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211" table:style-name="ce1">
            <text:p>5211</text:p>
          </table:table-cell>
          <table:table-cell office:value-type="string" table:style-name="ce1">
            <text:p>Success</text:p>
          </table:table-cell>
          <table:table-cell office:value-type="float" office:value="90307" table:style-name="ce1">
            <text:p>90307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6M50.735S" table:style-name="ce2">
            <text:p>06:5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509" table:style-name="ce1">
            <text:p>4509</text:p>
          </table:table-cell>
          <table:table-cell office:value-type="string" table:style-name="ce1">
            <text:p>Success</text:p>
          </table:table-cell>
          <table:table-cell office:value-type="float" office:value="90235" table:style-name="ce1">
            <text:p>90235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6M50.525S" table:style-name="ce2">
            <text:p>06:5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40" table:style-name="ce1">
            <text:p>4740</text:p>
          </table:table-cell>
          <table:table-cell office:value-type="string" table:style-name="ce1">
            <text:p>Success</text:p>
          </table:table-cell>
          <table:table-cell office:value-type="float" office:value="88196" table:style-name="ce1">
            <text:p>88196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6M55.265S" table:style-name="ce2">
            <text:p>06:5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40" table:style-name="ce1">
            <text:p>2840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6M55.285S" table:style-name="ce2">
            <text:p>06:5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6M55.245S" table:style-name="ce2">
            <text:p>06:5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6M55.315S" table:style-name="ce2">
            <text:p>06:5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6M55.335S" table:style-name="ce2">
            <text:p>06:5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6M55.335S" table:style-name="ce2">
            <text:p>06:5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6M55.235S" table:style-name="ce2">
            <text:p>06:5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6M56.475S" table:style-name="ce2">
            <text:p>06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580" table:style-name="ce1">
            <text:p>580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6M54.885S" table:style-name="ce2">
            <text:p>06:5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6M56.705S" table:style-name="ce2">
            <text:p>06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6M50.625S" table:style-name="ce2">
            <text:p>06:5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509" table:style-name="ce1">
            <text:p>6509</text:p>
          </table:table-cell>
          <table:table-cell office:value-type="string" table:style-name="ce1">
            <text:p>Success</text:p>
          </table:table-cell>
          <table:table-cell office:value-type="float" office:value="16484" table:style-name="ce1">
            <text:p>16484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6M50.495S" table:style-name="ce2">
            <text:p>06:5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765" table:style-name="ce1">
            <text:p>6765</text:p>
          </table:table-cell>
          <table:table-cell office:value-type="string" table:style-name="ce1">
            <text:p>Success</text:p>
          </table:table-cell>
          <table:table-cell office:value-type="float" office:value="16488" table:style-name="ce1">
            <text:p>1648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6M49.245S" table:style-name="ce2">
            <text:p>06:49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037" table:style-name="ce1">
            <text:p>8037</text:p>
          </table:table-cell>
          <table:table-cell office:value-type="string" table:style-name="ce1">
            <text:p>Success</text:p>
          </table:table-cell>
          <table:table-cell office:value-type="float" office:value="16488" table:style-name="ce1">
            <text:p>16488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6M50.355S" table:style-name="ce2">
            <text:p>06:50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928" table:style-name="ce1">
            <text:p>6928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6M56.725S" table:style-name="ce2">
            <text:p>06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6M50.045S" table:style-name="ce2">
            <text:p>06:5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306" table:style-name="ce1">
            <text:p>7306</text:p>
          </table:table-cell>
          <table:table-cell office:value-type="string" table:style-name="ce1">
            <text:p>Success</text:p>
          </table:table-cell>
          <table:table-cell office:value-type="float" office:value="55678" table:style-name="ce1">
            <text:p>55678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6M44.895S" table:style-name="ce2">
            <text:p>06:4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494" table:style-name="ce1">
            <text:p>12494</text:p>
          </table:table-cell>
          <table:table-cell office:value-type="string" table:style-name="ce1">
            <text:p>Success</text:p>
          </table:table-cell>
          <table:table-cell office:value-type="float" office:value="46875" table:style-name="ce1">
            <text:p>46875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6M54.165S" table:style-name="ce2">
            <text:p>06:54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240" table:style-name="ce1">
            <text:p>3240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6M49.825S" table:style-name="ce2">
            <text:p>06:4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575" table:style-name="ce1">
            <text:p>7575</text:p>
          </table:table-cell>
          <table:table-cell office:value-type="string" table:style-name="ce1">
            <text:p>Success</text:p>
          </table:table-cell>
          <table:table-cell office:value-type="float" office:value="22089" table:style-name="ce1">
            <text:p>22089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6M50.035S" table:style-name="ce2">
            <text:p>06:5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387" table:style-name="ce1">
            <text:p>7387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6M57.316S" table:style-name="ce2">
            <text:p>06:5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6M54.185S" table:style-name="ce2">
            <text:p>06:5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6M53.685S" table:style-name="ce2">
            <text:p>06:5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749" table:style-name="ce1">
            <text:p>3749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6M57.435S" table:style-name="ce2">
            <text:p>06:57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566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6M57.425S" table:style-name="ce2">
            <text:p>06:57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6M53.935S" table:style-name="ce2">
            <text:p>06:5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6M53.815S" table:style-name="ce2">
            <text:p>06:5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686" table:style-name="ce1">
            <text:p>3686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6M57.435S" table:style-name="ce2">
            <text:p>06:5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6M57.355S" table:style-name="ce2">
            <text:p>06:57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6M52.285S" table:style-name="ce2">
            <text:p>06:52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240" table:style-name="ce1">
            <text:p>5240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6M57.495S" table:style-name="ce2">
            <text:p>06:5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6M57.405S" table:style-name="ce2">
            <text:p>06:5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6M57.495S" table:style-name="ce2">
            <text:p>06:5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6M52.755S" table:style-name="ce2">
            <text:p>06:5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779" table:style-name="ce1">
            <text:p>4779</text:p>
          </table:table-cell>
          <table:table-cell office:value-type="string" table:style-name="ce1">
            <text:p>Success</text:p>
          </table:table-cell>
          <table:table-cell office:value-type="float" office:value="53183" table:style-name="ce1">
            <text:p>53183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6M57.495S" table:style-name="ce2">
            <text:p>06:57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566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6M57.405S" table:style-name="ce2">
            <text:p>06:57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6M57.385S" table:style-name="ce2">
            <text:p>06:57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6M57.925S" table:style-name="ce2">
            <text:p>06:5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6M57.945S" table:style-name="ce2">
            <text:p>06:5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6M57.135S" table:style-name="ce2">
            <text:p>06:57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79789" table:style-name="ce1">
            <text:p>79789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6M57.265S" table:style-name="ce2">
            <text:p>06:57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79789" table:style-name="ce1">
            <text:p>79789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6M57.285S" table:style-name="ce2">
            <text:p>06:57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79791" table:style-name="ce1">
            <text:p>7979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6M57.285S" table:style-name="ce2">
            <text:p>06:5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79789" table:style-name="ce1">
            <text:p>79789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6M58.195S" table:style-name="ce2">
            <text:p>06:58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6M58.195S" table:style-name="ce2">
            <text:p>06:5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6M58.625S" table:style-name="ce2">
            <text:p>06:58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6M58.645S" table:style-name="ce2">
            <text:p>06:58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6M58.655S" table:style-name="ce2">
            <text:p>06:58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6M57.535S" table:style-name="ce2">
            <text:p>06:5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Success</text:p>
          </table:table-cell>
          <table:table-cell office:value-type="float" office:value="75405" table:style-name="ce1">
            <text:p>75405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6M58.655S" table:style-name="ce2">
            <text:p>06:58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6M58.675S" table:style-name="ce2">
            <text:p>06:58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6M57.515S" table:style-name="ce2">
            <text:p>06:5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Success</text:p>
          </table:table-cell>
          <table:table-cell office:value-type="float" office:value="75489" table:style-name="ce1">
            <text:p>75489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6M58.675S" table:style-name="ce2">
            <text:p>06:58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6M58.675S" table:style-name="ce2">
            <text:p>06:5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6M58.675S" table:style-name="ce2">
            <text:p>06:5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6M57.525S" table:style-name="ce2">
            <text:p>06:5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75489" table:style-name="ce1">
            <text:p>75489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6M58.085S" table:style-name="ce2">
            <text:p>06:58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6M58.735S" table:style-name="ce2">
            <text:p>06:5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6M58.085S" table:style-name="ce2">
            <text:p>06:58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6M58.755S" table:style-name="ce2">
            <text:p>06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6M58.765S" table:style-name="ce2">
            <text:p>06:5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6M58.775S" table:style-name="ce2">
            <text:p>06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6M58.785S" table:style-name="ce2">
            <text:p>06:5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6M58.785S" table:style-name="ce2">
            <text:p>06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6M58.795S" table:style-name="ce2">
            <text:p>06:5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6M49.685S" table:style-name="ce2">
            <text:p>06:4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617" table:style-name="ce1">
            <text:p>9617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439" table:style-name="ce1">
            <text:p>9439</text:p>
          </table:table-cell>
          <table:table-cell office:value-type="string" table:style-name="ce1">
            <text:p>Success</text:p>
          </table:table-cell>
          <table:table-cell office:value-type="float" office:value="18983" table:style-name="ce1">
            <text:p>18983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453" table:style-name="ce1">
            <text:p>9453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6M49.835S" table:style-name="ce2">
            <text:p>06:49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485" table:style-name="ce1">
            <text:p>948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6M49.965S" table:style-name="ce2">
            <text:p>06:5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353" table:style-name="ce1">
            <text:p>9353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6M59.305S" table:style-name="ce2">
            <text:p>06:5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6M49.575S" table:style-name="ce2">
            <text:p>06:49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6M49.965S" table:style-name="ce2">
            <text:p>06:50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382" table:style-name="ce1">
            <text:p>9382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6M59.325S" table:style-name="ce2">
            <text:p>06:5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6M59.315S" table:style-name="ce2">
            <text:p>06:5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6M59.345S" table:style-name="ce2">
            <text:p>06:5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6M59.325S" table:style-name="ce2">
            <text:p>06:5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6M59.375S" table:style-name="ce2">
            <text:p>06:5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6M59.315S" table:style-name="ce2">
            <text:p>06:59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6M52.735S" table:style-name="ce2">
            <text:p>06:5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84" table:style-name="ce1">
            <text:p>6684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6M59.395S" table:style-name="ce2">
            <text:p>06:5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6M59.345S" table:style-name="ce2">
            <text:p>06:5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6M59.405S" table:style-name="ce2">
            <text:p>06:5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6M59.385S" table:style-name="ce2">
            <text:p>06:5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6M59.425S" table:style-name="ce2">
            <text:p>06:5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6M59.425S" table:style-name="ce2">
            <text:p>06:5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6M59.405S" table:style-name="ce2">
            <text:p>06:5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6M59.415S" table:style-name="ce2">
            <text:p>06:5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6M59.445S" table:style-name="ce2">
            <text:p>06:5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6M59.415S" table:style-name="ce2">
            <text:p>06:5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6M54.455S" table:style-name="ce2">
            <text:p>06:5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6M59.415S" table:style-name="ce2">
            <text:p>06:5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6M59.445S" table:style-name="ce2">
            <text:p>06:5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6M53.225S" table:style-name="ce2">
            <text:p>06:53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258" table:style-name="ce1">
            <text:p>6258</text:p>
          </table:table-cell>
          <table:table-cell office:value-type="string" table:style-name="ce1">
            <text:p>Success</text:p>
          </table:table-cell>
          <table:table-cell office:value-type="float" office:value="53182" table:style-name="ce1">
            <text:p>53182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6M59.465S" table:style-name="ce2">
            <text:p>06:5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6M59.455S" table:style-name="ce2">
            <text:p>06:5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6M59.456S" table:style-name="ce2">
            <text:p>06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6M59.495S" table:style-name="ce2">
            <text:p>06:5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6M59.495S" table:style-name="ce2">
            <text:p>06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6M49.985S" table:style-name="ce2">
            <text:p>06:5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532" table:style-name="ce1">
            <text:p>9532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6M57.475S" table:style-name="ce2">
            <text:p>06:5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6M52.615S" table:style-name="ce2">
            <text:p>06:5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919" table:style-name="ce1">
            <text:p>6919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6M59.455S" table:style-name="ce2">
            <text:p>06:5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6M57.515S" table:style-name="ce2">
            <text:p>06:5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6M53.945S" table:style-name="ce2">
            <text:p>06:5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596" table:style-name="ce1">
            <text:p>5596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6M52.385S" table:style-name="ce2">
            <text:p>06:5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160" table:style-name="ce1">
            <text:p>7160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6M59.545S" table:style-name="ce2">
            <text:p>06:5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66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6M52.165S" table:style-name="ce2">
            <text:p>06:52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401" table:style-name="ce1">
            <text:p>7401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6M59.545S" table:style-name="ce2">
            <text:p>06:59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6M59.345S" table:style-name="ce2">
            <text:p>06:5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6M54.295S" table:style-name="ce2">
            <text:p>06:5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544" table:style-name="ce1">
            <text:p>5544</text:p>
          </table:table-cell>
          <table:table-cell office:value-type="string" table:style-name="ce1">
            <text:p>Success</text:p>
          </table:table-cell>
          <table:table-cell office:value-type="float" office:value="54857" table:style-name="ce1">
            <text:p>54857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6M57.535S" table:style-name="ce2">
            <text:p>06:5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303" table:style-name="ce1">
            <text:p>2303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6M55.405S" table:style-name="ce2">
            <text:p>06:55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439" table:style-name="ce1">
            <text:p>4439</text:p>
          </table:table-cell>
          <table:table-cell office:value-type="string" table:style-name="ce1">
            <text:p>Success</text:p>
          </table:table-cell>
          <table:table-cell office:value-type="float" office:value="55792" table:style-name="ce1">
            <text:p>55792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6M50.375S" table:style-name="ce2">
            <text:p>06:50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473" table:style-name="ce1">
            <text:p>9473</text:p>
          </table:table-cell>
          <table:table-cell office:value-type="string" table:style-name="ce1">
            <text:p>Success</text:p>
          </table:table-cell>
          <table:table-cell office:value-type="float" office:value="57777" table:style-name="ce1">
            <text:p>5777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6M57.425S" table:style-name="ce2">
            <text:p>06:57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427" table:style-name="ce1">
            <text:p>2427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6M52.255S" table:style-name="ce2">
            <text:p>06:5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602" table:style-name="ce1">
            <text:p>7602</text:p>
          </table:table-cell>
          <table:table-cell office:value-type="string" table:style-name="ce1">
            <text:p>Success</text:p>
          </table:table-cell>
          <table:table-cell office:value-type="float" office:value="53183" table:style-name="ce1">
            <text:p>53183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6M55.365S" table:style-name="ce2">
            <text:p>06:55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6M57.535S" table:style-name="ce2">
            <text:p>06:57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6M52.735S" table:style-name="ce2">
            <text:p>06:5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160" table:style-name="ce1">
            <text:p>7160</text:p>
          </table:table-cell>
          <table:table-cell office:value-type="string" table:style-name="ce1">
            <text:p>Success</text:p>
          </table:table-cell>
          <table:table-cell office:value-type="float" office:value="61184" table:style-name="ce1">
            <text:p>61184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6M58.755S" table:style-name="ce2">
            <text:p>06:5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6M59.845S" table:style-name="ce2">
            <text:p>06:5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6M57.975S" table:style-name="ce2">
            <text:p>06:5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ccess</text:p>
          </table:table-cell>
          <table:table-cell office:value-type="float" office:value="53183" table:style-name="ce1">
            <text:p>53183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6M53.005S" table:style-name="ce2">
            <text:p>06:5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906" table:style-name="ce1">
            <text:p>6906</text:p>
          </table:table-cell>
          <table:table-cell office:value-type="string" table:style-name="ce1">
            <text:p>Success</text:p>
          </table:table-cell>
          <table:table-cell office:value-type="float" office:value="57777" table:style-name="ce1">
            <text:p>57777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6M52.575S" table:style-name="ce2">
            <text:p>06:52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349" table:style-name="ce1">
            <text:p>7349</text:p>
          </table:table-cell>
          <table:table-cell office:value-type="string" table:style-name="ce1">
            <text:p>Success</text:p>
          </table:table-cell>
          <table:table-cell office:value-type="float" office:value="60309" table:style-name="ce1">
            <text:p>60309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6M49.865S" table:style-name="ce2">
            <text:p>06:4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068" table:style-name="ce1">
            <text:p>10068</text:p>
          </table:table-cell>
          <table:table-cell office:value-type="string" table:style-name="ce1">
            <text:p>Success</text:p>
          </table:table-cell>
          <table:table-cell office:value-type="float" office:value="53183" table:style-name="ce1">
            <text:p>53183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6M53.235S" table:style-name="ce2">
            <text:p>06:53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695" table:style-name="ce1">
            <text:p>6695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6M59.845S" table:style-name="ce2">
            <text:p>06:59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6M59.865S" table:style-name="ce2">
            <text:p>06:5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6M59.545S" table:style-name="ce2">
            <text:p>06:59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6M59.525S" table:style-name="ce2">
            <text:p>06:5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6M59.525S" table:style-name="ce2">
            <text:p>06:59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6M59.855S" table:style-name="ce2">
            <text:p>06:5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6M59.415S" table:style-name="ce2">
            <text:p>06:5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ccess</text:p>
          </table:table-cell>
          <table:table-cell office:value-type="float" office:value="56390" table:style-name="ce1">
            <text:p>56390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7M0.855S" table:style-name="ce2">
            <text:p>07:0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6M59.985S" table:style-name="ce2">
            <text:p>07:0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56394" table:style-name="ce1">
            <text:p>56394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7M0.065S" table:style-name="ce2">
            <text:p>07:0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56387" table:style-name="ce1">
            <text:p>56387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6M59.885S" table:style-name="ce2">
            <text:p>06:5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6M59.915S" table:style-name="ce2">
            <text:p>06:59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Success</text:p>
          </table:table-cell>
          <table:table-cell office:value-type="float" office:value="60579" table:style-name="ce1">
            <text:p>60579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6M59.935S" table:style-name="ce2">
            <text:p>06:5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60577" table:style-name="ce1">
            <text:p>60577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7M1.035S" table:style-name="ce2">
            <text:p>07:0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6M59.845S" table:style-name="ce2">
            <text:p>06:5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7M1.015S" table:style-name="ce2">
            <text:p>07:0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888" table:style-name="ce1">
            <text:p>2888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7M1.115S" table:style-name="ce2">
            <text:p>07:0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7M1.105S" table:style-name="ce2">
            <text:p>07:0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7M1.115S" table:style-name="ce2">
            <text:p>07:01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6M59.915S" table:style-name="ce2">
            <text:p>06:59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Success</text:p>
          </table:table-cell>
          <table:table-cell office:value-type="float" office:value="60691" table:style-name="ce1">
            <text:p>60691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7M1.175S" table:style-name="ce2">
            <text:p>07:01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7M1.205S" table:style-name="ce2">
            <text:p>07:0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7M1.235S" table:style-name="ce2">
            <text:p>07:01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6M53.025S" table:style-name="ce2">
            <text:p>06:5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344" table:style-name="ce1">
            <text:p>8344</text:p>
          </table:table-cell>
          <table:table-cell office:value-type="string" table:style-name="ce1">
            <text:p>Success</text:p>
          </table:table-cell>
          <table:table-cell office:value-type="float" office:value="57777" table:style-name="ce1">
            <text:p>57777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6M59.865S" table:style-name="ce2">
            <text:p>06:59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Success</text:p>
          </table:table-cell>
          <table:table-cell office:value-type="float" office:value="64933" table:style-name="ce1">
            <text:p>64933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7M1.525S" table:style-name="ce2">
            <text:p>07:0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6M59.845S" table:style-name="ce2">
            <text:p>06:5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64813" table:style-name="ce1">
            <text:p>64813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7M1.565S" table:style-name="ce2">
            <text:p>07:0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7M1.085S" table:style-name="ce2">
            <text:p>07:0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7M2.395S" table:style-name="ce2">
            <text:p>07:0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6M59.785S" table:style-name="ce2">
            <text:p>06:5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Success</text:p>
          </table:table-cell>
          <table:table-cell office:value-type="float" office:value="64806" table:style-name="ce1">
            <text:p>64806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7M2.515S" table:style-name="ce2">
            <text:p>07:02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6M59.485S" table:style-name="ce2">
            <text:p>06:5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284" table:style-name="ce1">
            <text:p>3284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7M0.275S" table:style-name="ce2">
            <text:p>07:0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07" table:style-name="ce1">
            <text:p>2507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6M59.925S" table:style-name="ce2">
            <text:p>06:59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869" table:style-name="ce1">
            <text:p>2869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7M0.515S" table:style-name="ce2">
            <text:p>07:0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Success</text:p>
          </table:table-cell>
          <table:table-cell office:value-type="float" office:value="64928" table:style-name="ce1">
            <text:p>64928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7M2.765S" table:style-name="ce2">
            <text:p>07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7M2.785S" table:style-name="ce2">
            <text:p>07:0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7M0.265S" table:style-name="ce2">
            <text:p>07:0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7M2.805S" table:style-name="ce2">
            <text:p>07:0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7M2.795S" table:style-name="ce2">
            <text:p>07:0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7M1.115S" table:style-name="ce2">
            <text:p>07:0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30" table:style-name="ce1">
            <text:p>1730</text:p>
          </table:table-cell>
          <table:table-cell office:value-type="string" table:style-name="ce1">
            <text:p>Success</text:p>
          </table:table-cell>
          <table:table-cell office:value-type="float" office:value="64926" table:style-name="ce1">
            <text:p>64926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7M2.825S" table:style-name="ce2">
            <text:p>07:0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2" table:style-name="ce1">
            <text:p>742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7M2.845S" table:style-name="ce2">
            <text:p>07:02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7M1.365S" table:style-name="ce2">
            <text:p>07:0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Success</text:p>
          </table:table-cell>
          <table:table-cell office:value-type="float" office:value="66931" table:style-name="ce1">
            <text:p>6693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2H7M3.115S" table:style-name="ce2">
            <text:p>07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2H6M58.695S" table:style-name="ce2">
            <text:p>06:5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351" table:style-name="ce1">
            <text:p>5351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2H6M56.495S" table:style-name="ce2">
            <text:p>06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566" table:style-name="ce1">
            <text:p>7566</text:p>
          </table:table-cell>
          <table:table-cell office:value-type="string" table:style-name="ce1">
            <text:p>Success</text:p>
          </table:table-cell>
          <table:table-cell office:value-type="float" office:value="48567" table:style-name="ce1">
            <text:p>48567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2H6M57.556S" table:style-name="ce2">
            <text:p>06:5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2H7M4.065S" table:style-name="ce2">
            <text:p>07:0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2H6M59.995S" table:style-name="ce2">
            <text:p>07:00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163" table:style-name="ce1">
            <text:p>4163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2H6M59.535S" table:style-name="ce2">
            <text:p>06:59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627" table:style-name="ce1">
            <text:p>4627</text:p>
          </table:table-cell>
          <table:table-cell office:value-type="string" table:style-name="ce1">
            <text:p>Success</text:p>
          </table:table-cell>
          <table:table-cell office:value-type="float" office:value="22089" table:style-name="ce1">
            <text:p>22089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2H6M59.565S" table:style-name="ce2">
            <text:p>06:5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608" table:style-name="ce1">
            <text:p>4608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2H6M59.565S" table:style-name="ce2">
            <text:p>06:5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09" table:style-name="ce1">
            <text:p>4609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2H7M3.135S" table:style-name="ce2">
            <text:p>07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43" table:style-name="ce1">
            <text:p>1043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2H7M4.095S" table:style-name="ce2">
            <text:p>07:0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2H7M4.165S" table:style-name="ce2">
            <text:p>07:0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2H7M4.175S" table:style-name="ce2">
            <text:p>07:04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2H7M4.175S" table:style-name="ce2">
            <text:p>07:0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2H7M4.575S" table:style-name="ce2">
            <text:p>07:0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2H7M4.585S" table:style-name="ce2">
            <text:p>07:0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2H6M59.645S" table:style-name="ce2">
            <text:p>06:5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Success</text:p>
          </table:table-cell>
          <table:table-cell office:value-type="float" office:value="16484" table:style-name="ce1">
            <text:p>16484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2H6M59.895S" table:style-name="ce2">
            <text:p>06:59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945" table:style-name="ce1">
            <text:p>4945</text:p>
          </table:table-cell>
          <table:table-cell office:value-type="string" table:style-name="ce1">
            <text:p>Success</text:p>
          </table:table-cell>
          <table:table-cell office:value-type="float" office:value="22085" table:style-name="ce1">
            <text:p>22085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2H6M59.935S" table:style-name="ce2">
            <text:p>06:5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940" table:style-name="ce1">
            <text:p>494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2H6M58.695S" table:style-name="ce2">
            <text:p>06:5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56486" table:style-name="ce1">
            <text:p>56486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2H6M59.895S" table:style-name="ce2">
            <text:p>06:5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27" table:style-name="ce1">
            <text:p>5027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2H7M2.845S" table:style-name="ce2">
            <text:p>07:0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2H7M1.545S" table:style-name="ce2">
            <text:p>07:0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408" table:style-name="ce1">
            <text:p>3408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2H7M4.045S" table:style-name="ce2">
            <text:p>07:0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2H7M2.805S" table:style-name="ce2">
            <text:p>07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ccess</text:p>
          </table:table-cell>
          <table:table-cell office:value-type="float" office:value="54058" table:style-name="ce1">
            <text:p>54058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2H7M1.235S" table:style-name="ce2">
            <text:p>07:0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732" table:style-name="ce1">
            <text:p>3732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2H6M59.535S" table:style-name="ce2">
            <text:p>06:5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443" table:style-name="ce1">
            <text:p>5443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2H7M4.875S" table:style-name="ce2">
            <text:p>07:04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2H7M1.155S" table:style-name="ce2">
            <text:p>07:01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838" table:style-name="ce1">
            <text:p>3838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2H7M4.845S" table:style-name="ce2">
            <text:p>07:0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2H7M4.925S" table:style-name="ce2">
            <text:p>07:04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2H7M1.145S" table:style-name="ce2">
            <text:p>07:0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870" table:style-name="ce1">
            <text:p>3870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2H7M1.275S" table:style-name="ce2">
            <text:p>07:01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757" table:style-name="ce1">
            <text:p>3757</text:p>
          </table:table-cell>
          <table:table-cell office:value-type="string" table:style-name="ce1">
            <text:p>Success</text:p>
          </table:table-cell>
          <table:table-cell office:value-type="float" office:value="67939" table:style-name="ce1">
            <text:p>67939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2H7M4.995S" table:style-name="ce2">
            <text:p>07:0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2H7M4.985S" table:style-name="ce2">
            <text:p>07:0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2H7M5.005S" table:style-name="ce2">
            <text:p>07:05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2H7M4.965S" table:style-name="ce2">
            <text:p>07:0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2H6M59.915S" table:style-name="ce2">
            <text:p>06:5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57" table:style-name="ce1">
            <text:p>5157</text:p>
          </table:table-cell>
          <table:table-cell office:value-type="string" table:style-name="ce1">
            <text:p>Success</text:p>
          </table:table-cell>
          <table:table-cell office:value-type="float" office:value="55681" table:style-name="ce1">
            <text:p>55681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2H7M5.065S" table:style-name="ce2">
            <text:p>07:0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2H7M1.585S" table:style-name="ce2">
            <text:p>07:0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515" table:style-name="ce1">
            <text:p>3515</text:p>
          </table:table-cell>
          <table:table-cell office:value-type="string" table:style-name="ce1">
            <text:p>Success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2H7M0.915S" table:style-name="ce2">
            <text:p>07:0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212" table:style-name="ce1">
            <text:p>4212</text:p>
          </table:table-cell>
          <table:table-cell office:value-type="string" table:style-name="ce1">
            <text:p>Success</text:p>
          </table:table-cell>
          <table:table-cell office:value-type="float" office:value="61187" table:style-name="ce1">
            <text:p>61187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2H7M4.975S" table:style-name="ce2">
            <text:p>07:0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2H7M5.035S" table:style-name="ce2">
            <text:p>07:0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2H7M5.065S" table:style-name="ce2">
            <text:p>07:0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2H7M2.455S" table:style-name="ce2">
            <text:p>07:02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246" table:style-name="ce1">
            <text:p>3246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2H7M4.525S" table:style-name="ce2">
            <text:p>07:0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62755" table:style-name="ce1">
            <text:p>62755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2H7M4.175S" table:style-name="ce2">
            <text:p>07:0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2H7M4.595S" table:style-name="ce2">
            <text:p>07:0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62757" table:style-name="ce1">
            <text:p>62757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2H7M4.125S" table:style-name="ce2">
            <text:p>07:0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49391" table:style-name="ce1">
            <text:p>4939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2H7M1.115S" table:style-name="ce2">
            <text:p>07:0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618" table:style-name="ce1">
            <text:p>4618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2H7M5.715S" table:style-name="ce2">
            <text:p>07:0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2H7M5.705S" table:style-name="ce2">
            <text:p>07:0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42" table:style-name="ce1">
            <text:p>742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2H7M4.805S" table:style-name="ce2">
            <text:p>07:0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60688" table:style-name="ce1">
            <text:p>60688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2H7M5.755S" table:style-name="ce2">
            <text:p>07:0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2H7M5.725S" table:style-name="ce2">
            <text:p>07:05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2H7M4.165S" table:style-name="ce2">
            <text:p>07:04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62811" table:style-name="ce1">
            <text:p>6281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2H7M5.495S" table:style-name="ce2">
            <text:p>07:0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54316" table:style-name="ce1">
            <text:p>54316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2H7M5.555S" table:style-name="ce2">
            <text:p>07:0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54246" table:style-name="ce1">
            <text:p>54246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2H7M6.145S" table:style-name="ce2">
            <text:p>07:06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2H7M6.155S" table:style-name="ce2">
            <text:p>07:0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94" table:style-name="ce1">
            <text:p>494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2H7M5.735S" table:style-name="ce2">
            <text:p>07:0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2H7M5.835S" table:style-name="ce2">
            <text:p>07:0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2H7M6.415S" table:style-name="ce2">
            <text:p>07:0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2H7M6.435S" table:style-name="ce2">
            <text:p>07:0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2H7M6.445S" table:style-name="ce2">
            <text:p>07:0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2H7M5.775S" table:style-name="ce2">
            <text:p>07:0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2H7M6.595S" table:style-name="ce2">
            <text:p>07:0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2H7M6.615S" table:style-name="ce2">
            <text:p>07:0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2H7M6.625S" table:style-name="ce2">
            <text:p>07:0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2H7M2.565S" table:style-name="ce2">
            <text:p>07:0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2H7M4.955S" table:style-name="ce2">
            <text:p>07:0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2H7M2.835S" table:style-name="ce2">
            <text:p>07:0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129" table:style-name="ce1">
            <text:p>4129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2H7M5.125S" table:style-name="ce2">
            <text:p>07:05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2H7M4.965S" table:style-name="ce2">
            <text:p>07:05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2H7M5.495S" table:style-name="ce2">
            <text:p>07:0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2H7M5.015S" table:style-name="ce2">
            <text:p>07:0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2H7M4.955S" table:style-name="ce2">
            <text:p>07:05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2H7M5.095S" table:style-name="ce2">
            <text:p>07:0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2H7M6.965S" table:style-name="ce2">
            <text:p>07:0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2H7M4.995S" table:style-name="ce2">
            <text:p>07:0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2H7M6.985S" table:style-name="ce2">
            <text:p>07:07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2H7M4.965S" table:style-name="ce2">
            <text:p>07:0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59" table:style-name="ce1">
            <text:p>2059</text:p>
          </table:table-cell>
          <table:table-cell office:value-type="string" table:style-name="ce1">
            <text:p>Success</text:p>
          </table:table-cell>
          <table:table-cell office:value-type="float" office:value="24613" table:style-name="ce1">
            <text:p>24613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2H7M6.995S" table:style-name="ce2">
            <text:p>07:0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2H7M6.995S" table:style-name="ce2">
            <text:p>07:0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2H7M6.985S" table:style-name="ce2">
            <text:p>07:07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2H7M6.995S" table:style-name="ce2">
            <text:p>07:0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2H7M7.025S" table:style-name="ce2">
            <text:p>07:0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2H7M6.995S" table:style-name="ce2">
            <text:p>07:0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2H7M7.015S" table:style-name="ce2">
            <text:p>07:07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2H7M6.985S" table:style-name="ce2">
            <text:p>07:0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2H7M7.045S" table:style-name="ce2">
            <text:p>07:07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2H7M7.055S" table:style-name="ce2">
            <text:p>07:07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2H7M7.025S" table:style-name="ce2">
            <text:p>07:0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2H7M7.045S" table:style-name="ce2">
            <text:p>07:0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2H7M7.075S" table:style-name="ce2">
            <text:p>07:07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2H7M7.095S" table:style-name="ce2">
            <text:p>07:0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2H7M6.295S" table:style-name="ce2">
            <text:p>07:0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47949" table:style-name="ce1">
            <text:p>47949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2H7M7.145S" table:style-name="ce2">
            <text:p>07:0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2H7M6.985S" table:style-name="ce2">
            <text:p>07:0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30976" table:style-name="ce1">
            <text:p>30976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2H7M7.275S" table:style-name="ce2">
            <text:p>07:07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2H7M4.895S" table:style-name="ce2">
            <text:p>07:04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73" table:style-name="ce1">
            <text:p>2873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2H7M7.725S" table:style-name="ce2">
            <text:p>07:07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2H7M5.705S" table:style-name="ce2">
            <text:p>07:0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2H7M5.735S" table:style-name="ce2">
            <text:p>07:0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2H7M2.865S" table:style-name="ce2">
            <text:p>07:02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34" table:style-name="ce1">
            <text:p>4934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2H7M7.765S" table:style-name="ce2">
            <text:p>07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2H7M7.775S" table:style-name="ce2">
            <text:p>07:0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2H7M2.855S" table:style-name="ce2">
            <text:p>07:0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58" table:style-name="ce1">
            <text:p>4958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2H7M7.765S" table:style-name="ce2">
            <text:p>07:07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2H7M2.825S" table:style-name="ce2">
            <text:p>07:0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98" table:style-name="ce1">
            <text:p>4998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2H7M7.815S" table:style-name="ce2">
            <text:p>07:07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2H7M7.805S" table:style-name="ce2">
            <text:p>07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2H7M7.785S" table:style-name="ce2">
            <text:p>07:0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2H7M7.805S" table:style-name="ce2">
            <text:p>07:0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2H7M7.825S" table:style-name="ce2">
            <text:p>07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2H7M7.825S" table:style-name="ce2">
            <text:p>07:0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2H7M7.845S" table:style-name="ce2">
            <text:p>07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2H7M7.835S" table:style-name="ce2">
            <text:p>07:0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2H7M7.845S" table:style-name="ce2">
            <text:p>07:0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2H7M7.845S" table:style-name="ce2">
            <text:p>07:0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2H7M7.855S" table:style-name="ce2">
            <text:p>07:0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2H7M7.165S" table:style-name="ce2">
            <text:p>07:0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2H7M6.945S" table:style-name="ce2">
            <text:p>07:0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2H7M8.205S" table:style-name="ce2">
            <text:p>07:0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2H7M6.175S" table:style-name="ce2">
            <text:p>07:0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084" table:style-name="ce1">
            <text:p>2084</text:p>
          </table:table-cell>
          <table:table-cell office:value-type="string" table:style-name="ce1">
            <text:p>Success</text:p>
          </table:table-cell>
          <table:table-cell office:value-type="float" office:value="50201" table:style-name="ce1">
            <text:p>5020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2H7M5.765S" table:style-name="ce2">
            <text:p>07:0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2H7M8.225S" table:style-name="ce2">
            <text:p>07:0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2H7M8.265S" table:style-name="ce2">
            <text:p>07:0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2H7M8.285S" table:style-name="ce2">
            <text:p>07:0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2H7M6.965S" table:style-name="ce2">
            <text:p>07:07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2H7M8.395S" table:style-name="ce2">
            <text:p>07:0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2H7M8.415S" table:style-name="ce2">
            <text:p>07:0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2H7M6.175S" table:style-name="ce2">
            <text:p>07:0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276" table:style-name="ce1">
            <text:p>2276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2H7M8.435S" table:style-name="ce2">
            <text:p>07:0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2H7M8.465S" table:style-name="ce2">
            <text:p>07:08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2H7M5.795S" table:style-name="ce2">
            <text:p>07:0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Success</text:p>
          </table:table-cell>
          <table:table-cell office:value-type="float" office:value="56491" table:style-name="ce1">
            <text:p>5649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2H7M8.255S" table:style-name="ce2">
            <text:p>07:0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2H7M8.615S" table:style-name="ce2">
            <text:p>07:08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2H7M7.795S" table:style-name="ce2">
            <text:p>07:0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2H7M8.655S" table:style-name="ce2">
            <text:p>07:08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2H7M8.675S" table:style-name="ce2">
            <text:p>07:08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2H7M8.695S" table:style-name="ce2">
            <text:p>07:08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2H7M8.675S" table:style-name="ce2">
            <text:p>07:0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2H7M8.705S" table:style-name="ce2">
            <text:p>07:0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2H7M8.715S" table:style-name="ce2">
            <text:p>07:0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2H7M8.725S" table:style-name="ce2">
            <text:p>07:0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2H7M8.265S" table:style-name="ce2">
            <text:p>07:0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2H7M8.755S" table:style-name="ce2">
            <text:p>07:0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2H7M8.135S" table:style-name="ce2">
            <text:p>07:0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2H7M8.785S" table:style-name="ce2">
            <text:p>07:0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2H7M8.785S" table:style-name="ce2">
            <text:p>07:0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2H7M7.825S" table:style-name="ce2">
            <text:p>07:07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2H7M8.815S" table:style-name="ce2">
            <text:p>07:0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2H7M8.805S" table:style-name="ce2">
            <text:p>07:0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2H7M8.845S" table:style-name="ce2">
            <text:p>07:0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2H7M7.815S" table:style-name="ce2">
            <text:p>07:0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2H7M8.815S" table:style-name="ce2">
            <text:p>07:0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2H7M8.845S" table:style-name="ce2">
            <text:p>07:0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2H7M8.455S" table:style-name="ce2">
            <text:p>07:08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2H7M8.855S" table:style-name="ce2">
            <text:p>07:08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2H7M8.855S" table:style-name="ce2">
            <text:p>07:0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2H7M8.845S" table:style-name="ce2">
            <text:p>07:0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2H7M8.875S" table:style-name="ce2">
            <text:p>07:0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2H7M8.865S" table:style-name="ce2">
            <text:p>07:0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2H7M8.476S" table:style-name="ce2">
            <text:p>07:08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2H7M8.885S" table:style-name="ce2">
            <text:p>07:0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2H7M8.885S" table:style-name="ce2">
            <text:p>07:0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2H7M8.885S" table:style-name="ce2">
            <text:p>07:0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2H7M8.895S" table:style-name="ce2">
            <text:p>07:0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2H7M8.885S" table:style-name="ce2">
            <text:p>07:0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2H7M8.905S" table:style-name="ce2">
            <text:p>07:0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2H7M8.905S" table:style-name="ce2">
            <text:p>07:0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2H7M8.915S" table:style-name="ce2">
            <text:p>07:0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2H7M8.905S" table:style-name="ce2">
            <text:p>07:0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2H7M8.915S" table:style-name="ce2">
            <text:p>07:0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2H7M8.925S" table:style-name="ce2">
            <text:p>07:0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6-08T08:39:13Z</dc:date>
  </office:meta>
</office:document-meta>
</file>